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67cm"/>
    </style:style>
    <style:style style:name="gr9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3.391cm"/>
    </style:style>
    <style:style style:name="gr10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2.427cm"/>
    </style:style>
    <style:style style:name="gr11" style:family="graphic" style:parent-style-name="standard">
      <style:graphic-properties draw:fill="solid" draw:fill-color="#ff808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.226cm"/>
    </style:style>
    <style:style style:name="gr13" style:family="graphic" style:parent-style-name="standard">
      <style:graphic-properties draw:stroke="none" draw:fill="none" fo:min-height="0.426cm"/>
    </style:style>
    <style:style style:name="gr14" style:family="graphic" style:parent-style-name="standard">
      <style:graphic-properties draw:stroke="none" draw:fill="none" fo:min-height="0.461cm"/>
    </style:style>
    <style:style style:name="gr15" style:family="graphic" style:parent-style-name="standard">
      <style:graphic-properties svg:stroke-width="0.051cm" svg:stroke-color="#cc0000" draw:marker-start-width="0.376cm" draw:marker-end-width="0.3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7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9cm" fo:min-width="1.34cm"/>
    </style:style>
    <style:style style:name="gr23" style:family="graphic" style:parent-style-name="standard">
      <style:graphic-properties draw:stroke="solid" svg:stroke-color="#000000" draw:fill="solid" draw:fill-color="#ff808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.121cm"/>
    </style:style>
    <style:style style:name="gr25" style:family="graphic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cm" fo:min-width="2.9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center"/>
      <style:text-properties style:font-name="Times" fo:font-size="12pt" style:font-size-asian="12pt" style:font-size-complex="12pt"/>
    </style:style>
    <style:style style:name="P4" style:family="paragraph">
      <style:text-properties style:font-name="Times" fo:font-size="12pt" style:font-size-asian="12pt" style:font-size-complex="12pt"/>
    </style:style>
    <style:style style:name="P5" style:family="paragraph">
      <style:text-properties style:font-name="Times"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fo:font-size="12pt"/>
    </style:style>
    <style:style style:name="T1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" fo:font-size="14pt" style:font-size-asian="14pt" style:font-size-complex="14pt"/>
    </style:style>
    <style:style style:name="T6" style:family="text">
      <style:text-properties style:font-name="Time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59cm" svg:y1="4.016cm" svg:x2="3.879cm" svg:y2="5.611cm">
          <text:p/>
        </draw:line>
        <draw:line draw:style-name="gr1" draw:text-style-name="P1" draw:layer="layout" svg:x1="5.16cm" svg:y1="4.017cm" svg:x2="6.532cm" svg:y2="5.181cm">
          <text:p/>
        </draw:line>
        <draw:ellipse draw:style-name="gr2" draw:text-style-name="P2" draw:layer="layout" svg:width="1.266cm" svg:height="0.913cm" svg:x="4.567cm" svg:y="3.588cm">
          <text:p text:style-name="P1"><text:span text:style-name="T1">B</text:span></text:p>
        </draw:ellipse>
        <draw:line draw:style-name="gr1" draw:text-style-name="P1" draw:layer="layout" svg:x1="5.426cm" svg:y1="16.456cm" svg:x2="4.154cm" svg:y2="14.774cm">
          <text:p/>
        </draw:line>
        <draw:line draw:style-name="gr1" draw:text-style-name="P1" draw:layer="layout" svg:x1="3.36cm" svg:y1="16.36cm" svg:x2="4.154cm" svg:y2="14.774cm">
          <text:p/>
        </draw:line>
        <draw:ellipse draw:style-name="gr2" draw:text-style-name="P2" draw:layer="layout" svg:width="1.583cm" svg:height="0.913cm" svg:x="4.483cm" svg:y="15.978cm">
          <text:p text:style-name="P1"><text:span text:style-name="T1">Waluigi</text:span></text:p>
        </draw:ellipse>
        <draw:ellipse draw:style-name="gr2" draw:text-style-name="P2" draw:layer="layout" svg:width="1.583cm" svg:height="0.913cm" svg:x="2.51cm" svg:y="15.977cm">
          <text:p text:style-name="P1"><text:span text:style-name="T1">Luigi</text:span></text:p>
        </draw:ellipse>
        <draw:ellipse draw:style-name="gr2" draw:text-style-name="P2" draw:layer="layout" svg:width="1.583cm" svg:height="0.913cm" svg:x="3.581cm" svg:y="14.476cm">
          <text:p text:style-name="P1"><text:span text:style-name="T1">Luther</text:span></text:p>
        </draw:ellipse>
        <draw:line draw:style-name="gr1" draw:text-style-name="P1" draw:layer="layout" svg:x1="6.586cm" svg:y1="21cm" svg:x2="4.954cm" svg:y2="19.945cm">
          <text:p/>
        </draw:line>
        <draw:line draw:style-name="gr1" draw:text-style-name="P1" draw:layer="layout" svg:x1="3.511cm" svg:y1="21.068cm" svg:x2="5.096cm" svg:y2="22.297cm">
          <text:p/>
        </draw:line>
        <draw:line draw:style-name="gr1" draw:text-style-name="P1" draw:layer="layout" svg:x1="8.94cm" svg:y1="23.931cm" svg:x2="7.668cm" svg:y2="22.249cm">
          <text:p/>
        </draw:line>
        <draw:line draw:style-name="gr1" draw:text-style-name="P1" draw:layer="layout" svg:x1="6.586cm" svg:y1="21.001cm" svg:x2="7.667cm" svg:y2="22.249cm">
          <text:p/>
        </draw:line>
        <draw:line draw:style-name="gr1" draw:text-style-name="P1" draw:layer="layout" svg:x1="6.874cm" svg:y1="23.835cm" svg:x2="7.668cm" svg:y2="22.249cm">
          <text:p/>
        </draw:line>
        <draw:ellipse draw:style-name="gr2" draw:text-style-name="P2" draw:layer="layout" svg:width="1.583cm" svg:height="0.913cm" svg:x="7.997cm" svg:y="23.453cm">
          <text:p text:style-name="P1"><text:span text:style-name="T1">Waluigi</text:span></text:p>
        </draw:ellipse>
        <draw:ellipse draw:style-name="gr2" draw:text-style-name="P2" draw:layer="layout" svg:width="1.583cm" svg:height="0.913cm" svg:x="6.024cm" svg:y="23.452cm">
          <text:p text:style-name="P1"><text:span text:style-name="T1">Luigi</text:span></text:p>
        </draw:ellipse>
        <draw:ellipse draw:style-name="gr2" draw:text-style-name="P2" draw:layer="layout" svg:width="1.583cm" svg:height="0.913cm" svg:x="7.095cm" svg:y="21.951cm">
          <text:p text:style-name="P1"><text:span text:style-name="T1">Luther</text:span></text:p>
        </draw:ellipse>
        <draw:ellipse draw:style-name="gr2" draw:text-style-name="P2" draw:layer="layout" svg:width="1.266cm" svg:height="0.913cm" svg:x="5.995cm" svg:y="20.55cm">
          <text:p text:style-name="P1"><text:span text:style-name="T1">Fred</text:span></text:p>
        </draw:ellipse>
        <draw:line draw:style-name="gr1" draw:text-style-name="P1" draw:layer="layout" svg:x1="5.086cm" svg:y1="22.501cm" svg:x2="3.596cm" svg:y2="23.797cm">
          <text:p/>
        </draw:line>
        <draw:ellipse draw:style-name="gr2" draw:text-style-name="P2" draw:layer="layout" svg:width="1.583cm" svg:height="0.913cm" svg:x="2.796cm" svg:y="23.392cm">
          <text:p text:style-name="P1"><text:span text:style-name="T1">Calista</text:span></text:p>
        </draw:ellipse>
        <draw:ellipse draw:style-name="gr2" draw:text-style-name="P2" draw:layer="layout" svg:width="1.583cm" svg:height="0.913cm" svg:x="4.296cm" svg:y="21.892cm">
          <text:p text:style-name="P1"><text:span text:style-name="T1">Daisy</text:span></text:p>
        </draw:ellipse>
        <draw:line draw:style-name="gr1" draw:text-style-name="P1" draw:layer="layout" svg:x1="5.025cm" svg:y1="19.848cm" svg:x2="3.535cm" svg:y2="21.144cm">
          <text:p/>
        </draw:line>
        <draw:ellipse draw:style-name="gr2" draw:text-style-name="P2" draw:layer="layout" svg:width="1.494cm" svg:height="0.913cm" svg:x="4.182cm" svg:y="19.501cm">
          <text:p text:style-name="P1"><text:span text:style-name="T1">Eunice</text:span></text:p>
        </draw:ellipse>
        <draw:custom-shape draw:style-name="gr3" draw:text-style-name="P3" draw:layer="layout" svg:width="1.506cm" svg:height="1.542cm" svg:x="3.198cm" svg:y="5.388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66cm" svg:y1="5.616cm" svg:x2="5.38cm" svg:y2="7.211cm">
          <text:p/>
        </draw:line>
        <draw:custom-shape draw:style-name="gr3" draw:text-style-name="P3" draw:layer="layout" svg:width="1.506cm" svg:height="1.542cm" svg:x="4.699cm" svg:y="6.988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698cm" svg:y1="5.432cm" svg:x2="8.281cm" svg:y2="7.211cm">
          <text:p/>
        </draw:line>
        <draw:custom-shape draw:style-name="gr3" draw:text-style-name="P3" draw:layer="layout" svg:width="1.506cm" svg:height="1.542cm" svg:x="7.6cm" svg:y="6.98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6.167cm" svg:y="4.989cm">
          <text:p text:style-name="P1"><text:span text:style-name="T1">D</text:span></text:p>
        </draw:ellipse>
        <draw:line draw:style-name="gr1" draw:text-style-name="P1" draw:layer="layout" svg:x1="14.259cm" svg:y1="5.416cm" svg:x2="12.979cm" svg:y2="7.011cm">
          <text:p/>
        </draw:line>
        <draw:line draw:style-name="gr1" draw:text-style-name="P1" draw:layer="layout" svg:x1="14.34cm" svg:y1="5.377cm" svg:x2="15.702cm" svg:y2="3.979cm">
          <text:p/>
        </draw:line>
        <draw:custom-shape draw:style-name="gr3" draw:text-style-name="P3" draw:layer="layout" svg:width="1.506cm" svg:height="1.542cm" svg:x="12.298cm" svg:y="6.888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247cm" svg:y1="5.162cm" svg:x2="15.323cm" svg:y2="7.032cm">
          <text:p/>
        </draw:line>
        <draw:custom-shape draw:style-name="gr3" draw:text-style-name="P3" draw:layer="layout" svg:width="1.506cm" svg:height="1.542cm" svg:x="14.499cm" svg:y="6.888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98cm" svg:y1="4.032cm" svg:x2="17.381cm" svg:y2="5.811cm">
          <text:p/>
        </draw:line>
        <draw:custom-shape draw:style-name="gr3" draw:text-style-name="P3" draw:layer="layout" svg:width="1.506cm" svg:height="1.542cm" svg:x="16.7cm" svg:y="5.58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5.137cm" svg:y="3.431cm">
          <text:p text:style-name="P1"><text:span text:style-name="T1">D</text:span></text:p>
        </draw:ellipse>
        <draw:ellipse draw:style-name="gr2" draw:text-style-name="P2" draw:layer="layout" svg:width="1.266cm" svg:height="0.913cm" svg:x="13.667cm" svg:y="4.988cm">
          <text:p text:style-name="P1"><text:span text:style-name="T1">B</text:span></text:p>
        </draw:ellipse>
        <draw:line draw:style-name="gr4" draw:text-style-name="P1" draw:layer="layout" svg:x1="8.819cm" svg:y1="4.719cm" svg:x2="12.619cm" svg:y2="4.754cm">
          <text:p/>
        </draw:line>
        <draw:frame draw:style-name="gr5" draw:text-style-name="P4" draw:layer="layout" svg:width="3.415cm" svg:height="0.675cm" svg:x="8.827cm" svg:y="4.066cm">
          <draw:text-box>
            <text:p><text:span text:style-name="T2">Rotation about D</text:span></text:p>
          </draw:text-box>
        </draw:frame>
        <draw:line draw:style-name="gr6" draw:text-style-name="P1" draw:layer="layout" svg:x1="8.819cm" svg:y1="5.119cm" svg:x2="12.619cm" svg:y2="5.154cm">
          <text:p/>
        </draw:line>
        <draw:frame draw:style-name="gr5" draw:text-style-name="P4" draw:layer="layout" svg:width="3.393cm" svg:height="0.675cm" svg:x="8.927cm" svg:y="5.266cm">
          <draw:text-box>
            <text:p><text:span text:style-name="T2">Rotation about B</text:span></text:p>
          </draw:text-box>
        </draw:frame>
        <draw:line draw:style-name="gr1" draw:text-style-name="P1" draw:layer="layout" svg:x1="4.76cm" svg:y1="11.806cm" svg:x2="3.128cm" svg:y2="10.751cm">
          <text:p/>
        </draw:line>
        <draw:ellipse draw:style-name="gr2" draw:text-style-name="P2" draw:layer="layout" svg:width="1.266cm" svg:height="0.913cm" svg:x="4.169cm" svg:y="11.356cm">
          <text:p text:style-name="P1"><text:span text:style-name="T1">Fred</text:span></text:p>
        </draw:ellipse>
        <draw:ellipse draw:style-name="gr2" draw:text-style-name="P2" draw:layer="layout" svg:width="1.266cm" svg:height="0.913cm" svg:x="2.584cm" svg:y="10.307cm">
          <text:p text:style-name="P1"><text:span text:style-name="T1">Binky</text:span></text:p>
        </draw:ellipse>
        <draw:line draw:style-name="gr4" draw:text-style-name="P1" draw:layer="layout" svg:x1="5.719cm" svg:y1="11.02cm" svg:x2="10.048cm" svg:y2="11.055cm">
          <text:p/>
        </draw:line>
        <draw:frame draw:style-name="gr7" draw:text-style-name="P4" draw:layer="layout" svg:width="3.891cm" svg:height="0.675cm" svg:x="5.728cm" svg:y="10.367cm">
          <draw:text-box>
            <text:p><text:span text:style-name="T2">Rotation about Fred</text:span></text:p>
          </draw:text-box>
        </draw:frame>
        <draw:line draw:style-name="gr6" draw:text-style-name="P1" draw:layer="layout" svg:x1="5.719cm" svg:y1="11.42cm" svg:x2="10.048cm" svg:y2="11.455cm">
          <text:p/>
        </draw:line>
        <draw:frame draw:style-name="gr8" draw:text-style-name="P4" draw:layer="layout" svg:width="4.143cm" svg:height="0.675cm" svg:x="5.841cm" svg:y="11.567cm">
          <draw:text-box>
            <text:p><text:span text:style-name="T2">Rotation about Binky</text:span></text:p>
          </draw:text-box>
        </draw:frame>
        <draw:line draw:style-name="gr1" draw:text-style-name="P1" draw:layer="layout" svg:x1="13.24cm" svg:y1="10.726cm" svg:x2="11.835cm" svg:y2="11.875cm">
          <text:p/>
        </draw:line>
        <draw:ellipse draw:style-name="gr2" draw:text-style-name="P2" draw:layer="layout" svg:width="1.266cm" svg:height="0.913cm" svg:x="12.638cm" svg:y="10.302cm">
          <text:p text:style-name="P1"><text:span text:style-name="T1">Fred</text:span></text:p>
        </draw:ellipse>
        <draw:ellipse draw:style-name="gr2" draw:text-style-name="P2" draw:layer="layout" svg:width="1.266cm" svg:height="0.913cm" svg:x="11.085cm" svg:y="11.36cm">
          <text:p text:style-name="P1"><text:span text:style-name="T1">Binky</text:span></text:p>
        </draw:ellipse>
        <draw:frame draw:style-name="gr9" draw:text-style-name="P3" draw:layer="layout" svg:width="3.978cm" svg:height="1.523cm" svg:x="15.212cm" svg:y="10.583cm">
          <draw:text-box>
            <text:p text:style-name="P1"><text:span text:style-name="T2">In this example, the</text:span></text:p>
            <text:p text:style-name="P1"><text:span text:style-name="T2">A, C, and E subtrees</text:span></text:p>
            <text:p text:style-name="P1"><text:span text:style-name="T2">are all empty.</text:span></text:p>
          </draw:text-box>
        </draw:frame>
        <draw:line draw:style-name="gr1" draw:text-style-name="P1" draw:layer="layout" svg:x1="13.567cm" svg:y1="13.63cm" svg:x2="12.45cm" svg:y2="14.748cm">
          <text:p/>
        </draw:line>
        <draw:line draw:style-name="gr1" draw:text-style-name="P1" draw:layer="layout" svg:x1="11.06cm" svg:y1="16.361cm" svg:x2="12.386cm" svg:y2="14.843cm">
          <text:p/>
        </draw:line>
        <draw:ellipse draw:style-name="gr2" draw:text-style-name="P2" draw:layer="layout" svg:width="1.583cm" svg:height="0.913cm" svg:x="13.077cm" svg:y="13.106cm">
          <text:p text:style-name="P1"><text:span text:style-name="T1">Waluigi</text:span></text:p>
        </draw:ellipse>
        <draw:ellipse draw:style-name="gr2" draw:text-style-name="P2" draw:layer="layout" svg:width="1.583cm" svg:height="0.913cm" svg:x="10.21cm" svg:y="15.978cm">
          <text:p text:style-name="P1"><text:span text:style-name="T1">Luigi</text:span></text:p>
        </draw:ellipse>
        <draw:ellipse draw:style-name="gr2" draw:text-style-name="P2" draw:layer="layout" svg:width="1.583cm" svg:height="0.913cm" svg:x="11.581cm" svg:y="14.477cm">
          <text:p text:style-name="P1"><text:span text:style-name="T1">Luther</text:span></text:p>
        </draw:ellipse>
        <draw:line draw:style-name="gr4" draw:text-style-name="P1" draw:layer="layout" svg:x1="6.02cm" svg:y1="15.121cm" svg:x2="10.349cm" svg:y2="15.156cm">
          <text:p/>
        </draw:line>
        <draw:frame draw:style-name="gr7" draw:text-style-name="P4" draw:layer="layout" svg:width="4.431cm" svg:height="0.675cm" svg:x="6.029cm" svg:y="14.468cm">
          <draw:text-box>
            <text:p><text:span text:style-name="T2">Rotation about Waluigi</text:span></text:p>
          </draw:text-box>
        </draw:frame>
        <draw:line draw:style-name="gr6" draw:text-style-name="P1" draw:layer="layout" svg:x1="6.02cm" svg:y1="15.521cm" svg:x2="10.349cm" svg:y2="15.556cm">
          <text:p/>
        </draw:line>
        <draw:frame draw:style-name="gr8" draw:text-style-name="P4" draw:layer="layout" svg:width="4.236cm" svg:height="0.675cm" svg:x="6.142cm" svg:y="15.668cm">
          <draw:text-box>
            <text:p><text:span text:style-name="T2">Rotation about Luther</text:span></text:p>
          </draw:text-box>
        </draw:frame>
        <draw:frame draw:style-name="gr9" draw:text-style-name="P3" draw:layer="layout" svg:width="3.891cm" svg:height="2.371cm" svg:x="15.112cm" svg:y="14.484cm">
          <draw:text-box>
            <text:p text:style-name="P1"><text:span text:style-name="T2">Now the C and E</text:span></text:p>
            <text:p text:style-name="P1"><text:span text:style-name="T2">subtrees are empty, </text:span></text:p>
            <text:p text:style-name="P1"><text:span text:style-name="T2">but the A subtree</text:span></text:p>
            <text:p text:style-name="P1"><text:span text:style-name="T2">is composed of a</text:span></text:p>
            <text:p text:style-name="P1"><text:span text:style-name="T2">single node.</text:span></text:p>
          </draw:text-box>
        </draw:frame>
        <draw:line draw:style-name="gr1" draw:text-style-name="P1" draw:layer="layout" svg:x1="2.267cm" svg:y1="22.377cm" svg:x2="3.535cm" svg:y2="21.144cm">
          <text:p/>
        </draw:line>
        <draw:ellipse draw:style-name="gr2" draw:text-style-name="P2" draw:layer="layout" svg:width="1.583cm" svg:height="0.913cm" svg:x="2.735cm" svg:y="20.739cm">
          <text:p text:style-name="P1"><text:span text:style-name="T1">Binky</text:span></text:p>
        </draw:ellipse>
        <draw:ellipse draw:style-name="gr2" draw:text-style-name="P2" draw:layer="layout" svg:width="1.859cm" svg:height="1.072cm" svg:x="1.197cm" svg:y="21.834cm">
          <text:p text:style-name="P1"><text:span text:style-name="T1">Baby</text:span></text:p>
          <text:p text:style-name="P1"><text:span text:style-name="T1">Daisy</text:span></text:p>
        </draw:ellipse>
        <draw:line draw:style-name="gr1" draw:text-style-name="P1" draw:layer="layout" svg:x1="17.287cm" svg:y1="21.901cm" svg:x2="15.655cm" svg:y2="20.846cm">
          <text:p/>
        </draw:line>
        <draw:line draw:style-name="gr1" draw:text-style-name="P1" draw:layer="layout" svg:x1="15.646cm" svg:y1="20.819cm" svg:x2="14.145cm" svg:y2="22.351cm">
          <text:p/>
        </draw:line>
        <draw:line draw:style-name="gr1" draw:text-style-name="P1" draw:layer="layout" svg:x1="19.641cm" svg:y1="24.832cm" svg:x2="18.369cm" svg:y2="23.15cm">
          <text:p/>
        </draw:line>
        <draw:line draw:style-name="gr1" draw:text-style-name="P1" draw:layer="layout" svg:x1="17.287cm" svg:y1="21.902cm" svg:x2="18.368cm" svg:y2="23.15cm">
          <text:p/>
        </draw:line>
        <draw:line draw:style-name="gr1" draw:text-style-name="P1" draw:layer="layout" svg:x1="17.575cm" svg:y1="24.736cm" svg:x2="18.369cm" svg:y2="23.15cm">
          <text:p/>
        </draw:line>
        <draw:ellipse draw:style-name="gr2" draw:text-style-name="P2" draw:layer="layout" svg:width="1.583cm" svg:height="0.913cm" svg:x="18.698cm" svg:y="24.354cm">
          <text:p text:style-name="P1"><text:span text:style-name="T1">Waluigi</text:span></text:p>
        </draw:ellipse>
        <draw:ellipse draw:style-name="gr2" draw:text-style-name="P2" draw:layer="layout" svg:width="1.583cm" svg:height="0.913cm" svg:x="16.725cm" svg:y="24.353cm">
          <text:p text:style-name="P1"><text:span text:style-name="T1">Luigi</text:span></text:p>
        </draw:ellipse>
        <draw:ellipse draw:style-name="gr2" draw:text-style-name="P2" draw:layer="layout" svg:width="1.583cm" svg:height="0.913cm" svg:x="17.796cm" svg:y="22.852cm">
          <text:p text:style-name="P1"><text:span text:style-name="T1">Luther</text:span></text:p>
        </draw:ellipse>
        <draw:ellipse draw:style-name="gr2" draw:text-style-name="P2" draw:layer="layout" svg:width="1.266cm" svg:height="0.913cm" svg:x="16.696cm" svg:y="21.451cm">
          <text:p text:style-name="P1"><text:span text:style-name="T1">Fred</text:span></text:p>
        </draw:ellipse>
        <draw:line draw:style-name="gr1" draw:text-style-name="P1" draw:layer="layout" svg:x1="14.187cm" svg:y1="22.502cm" svg:x2="12.697cm" svg:y2="23.798cm">
          <text:p/>
        </draw:line>
        <draw:ellipse draw:style-name="gr2" draw:text-style-name="P2" draw:layer="layout" svg:width="1.583cm" svg:height="0.913cm" svg:x="11.897cm" svg:y="23.393cm">
          <text:p text:style-name="P1"><text:span text:style-name="T1">Calista</text:span></text:p>
        </draw:ellipse>
        <draw:ellipse draw:style-name="gr2" draw:text-style-name="P2" draw:layer="layout" svg:width="1.583cm" svg:height="0.913cm" svg:x="13.397cm" svg:y="21.893cm">
          <text:p text:style-name="P1"><text:span text:style-name="T1">Daisy</text:span></text:p>
        </draw:ellipse>
        <draw:line draw:style-name="gr1" draw:text-style-name="P1" draw:layer="layout" svg:x1="15.726cm" svg:y1="20.749cm" svg:x2="14.113cm" svg:y2="19.478cm">
          <text:p/>
        </draw:line>
        <draw:ellipse draw:style-name="gr2" draw:text-style-name="P2" draw:layer="layout" svg:width="1.494cm" svg:height="0.913cm" svg:x="14.883cm" svg:y="20.402cm">
          <text:p text:style-name="P1"><text:span text:style-name="T1">Eunice</text:span></text:p>
        </draw:ellipse>
        <draw:line draw:style-name="gr1" draw:text-style-name="P1" draw:layer="layout" svg:x1="12.68cm" svg:y1="20.789cm" svg:x2="13.948cm" svg:y2="19.556cm">
          <text:p/>
        </draw:line>
        <draw:ellipse draw:style-name="gr2" draw:text-style-name="P2" draw:layer="layout" svg:width="1.583cm" svg:height="0.913cm" svg:x="13.277cm" svg:y="18.895cm">
          <text:p text:style-name="P1"><text:span text:style-name="T1">Binky</text:span></text:p>
        </draw:ellipse>
        <draw:ellipse draw:style-name="gr2" draw:text-style-name="P2" draw:layer="layout" svg:width="1.859cm" svg:height="1.072cm" svg:x="11.579cm" svg:y="20.469cm">
          <text:p text:style-name="P1"><text:span text:style-name="T1">Baby</text:span></text:p>
          <text:p text:style-name="P1"><text:span text:style-name="T1">Daisy</text:span></text:p>
        </draw:ellipse>
        <draw:line draw:style-name="gr4" draw:text-style-name="P1" draw:layer="layout" svg:x1="7.22cm" svg:y1="19.622cm" svg:x2="11.549cm" svg:y2="19.657cm">
          <text:p/>
        </draw:line>
        <draw:frame draw:style-name="gr7" draw:text-style-name="P4" draw:layer="layout" svg:width="4.143cm" svg:height="0.675cm" svg:x="7.229cm" svg:y="18.969cm">
          <draw:text-box>
            <text:p><text:span text:style-name="T2">Rotation about Binky</text:span></text:p>
          </draw:text-box>
        </draw:frame>
        <draw:line draw:style-name="gr6" draw:text-style-name="P1" draw:layer="layout" svg:x1="7.22cm" svg:y1="20.022cm" svg:x2="11.549cm" svg:y2="20.057cm">
          <text:p/>
        </draw:line>
        <draw:frame draw:style-name="gr8" draw:text-style-name="P4" draw:layer="layout" svg:width="4.287cm" svg:height="0.675cm" svg:x="7.342cm" svg:y="20.169cm">
          <draw:text-box>
            <text:p><text:span text:style-name="T2">Rotation about Eunice</text:span></text:p>
          </draw:text-box>
        </draw:frame>
        <draw:frame draw:style-name="gr10" draw:text-style-name="P3" draw:layer="layout" svg:width="3.004cm" svg:height="1.099cm" svg:x="16.928cm" svg:y="19.717cm">
          <draw:text-box>
            <text:p text:style-name="P1"><text:span text:style-name="T2">A, C and E are</text:span></text:p>
            <text:p text:style-name="P1"><text:span text:style-name="T2">all non-empty.</text:span></text:p>
          </draw:text-box>
        </draw:frame>
      </draw:page>
      <draw:page draw:name="page2" draw:style-name="dp1" draw:master-page-name="Default">
        <draw:line draw:style-name="gr1" draw:text-style-name="P1" draw:layer="layout" svg:x1="5.019cm" svg:y1="21.074cm" svg:x2="3.739cm" svg:y2="22.669cm">
          <text:p/>
        </draw:line>
        <draw:line draw:style-name="gr1" draw:text-style-name="P1" draw:layer="layout" svg:x1="5.02cm" svg:y1="21.075cm" svg:x2="6.392cm" svg:y2="22.239cm">
          <text:p/>
        </draw:line>
        <draw:ellipse draw:style-name="gr2" draw:text-style-name="P2" draw:layer="layout" svg:width="1.266cm" svg:height="0.913cm" svg:x="4.427cm" svg:y="20.646cm">
          <text:p text:style-name="P1"><text:span text:style-name="T1">B</text:span></text:p>
        </draw:ellipse>
        <draw:line draw:style-name="gr1" draw:text-style-name="P1" draw:layer="layout" svg:x1="6.589cm" svg:y1="4.004cm" svg:x2="4.957cm" svg:y2="2.949cm">
          <text:p/>
        </draw:line>
        <draw:line draw:style-name="gr1" draw:text-style-name="P1" draw:layer="layout" svg:x1="3.514cm" svg:y1="4.072cm" svg:x2="5.099cm" svg:y2="5.301cm">
          <text:p/>
        </draw:line>
        <draw:line draw:style-name="gr1" draw:text-style-name="P1" draw:layer="layout" svg:x1="8.943cm" svg:y1="6.935cm" svg:x2="7.671cm" svg:y2="5.253cm">
          <text:p/>
        </draw:line>
        <draw:line draw:style-name="gr1" draw:text-style-name="P1" draw:layer="layout" svg:x1="6.589cm" svg:y1="4.005cm" svg:x2="7.67cm" svg:y2="5.253cm">
          <text:p/>
        </draw:line>
        <draw:line draw:style-name="gr1" draw:text-style-name="P1" draw:layer="layout" svg:x1="6.877cm" svg:y1="6.839cm" svg:x2="7.671cm" svg:y2="5.253cm">
          <text:p/>
        </draw:line>
        <draw:ellipse draw:style-name="gr2" draw:text-style-name="P2" draw:layer="layout" svg:width="1.583cm" svg:height="0.913cm" svg:x="8cm" svg:y="6.457cm">
          <text:p text:style-name="P1"><text:span text:style-name="T1">Waluigi</text:span></text:p>
        </draw:ellipse>
        <draw:ellipse draw:style-name="gr2" draw:text-style-name="P2" draw:layer="layout" svg:width="1.583cm" svg:height="0.913cm" svg:x="6.027cm" svg:y="6.456cm">
          <text:p text:style-name="P1"><text:span text:style-name="T1">Luigi</text:span></text:p>
        </draw:ellipse>
        <draw:ellipse draw:style-name="gr2" draw:text-style-name="P2" draw:layer="layout" svg:width="1.583cm" svg:height="0.913cm" svg:x="7.098cm" svg:y="4.955cm">
          <text:p text:style-name="P1"><text:span text:style-name="T1">Luther</text:span></text:p>
        </draw:ellipse>
        <draw:ellipse draw:style-name="gr2" draw:text-style-name="P2" draw:layer="layout" svg:width="1.266cm" svg:height="0.913cm" svg:x="5.998cm" svg:y="3.554cm">
          <text:p text:style-name="P1"><text:span text:style-name="T1">Fred</text:span></text:p>
        </draw:ellipse>
        <draw:line draw:style-name="gr1" draw:text-style-name="P1" draw:layer="layout" svg:x1="5.089cm" svg:y1="5.505cm" svg:x2="3.599cm" svg:y2="6.801cm">
          <text:p/>
        </draw:line>
        <draw:ellipse draw:style-name="gr2" draw:text-style-name="P2" draw:layer="layout" svg:width="1.583cm" svg:height="0.913cm" svg:x="2.799cm" svg:y="6.396cm">
          <text:p text:style-name="P1"><text:span text:style-name="T1">Calista</text:span></text:p>
        </draw:ellipse>
        <draw:ellipse draw:style-name="gr2" draw:text-style-name="P2" draw:layer="layout" svg:width="1.583cm" svg:height="0.913cm" svg:x="4.299cm" svg:y="4.896cm">
          <text:p text:style-name="P1"><text:span text:style-name="T1">Daisy</text:span></text:p>
        </draw:ellipse>
        <draw:line draw:style-name="gr1" draw:text-style-name="P1" draw:layer="layout" svg:x1="5.028cm" svg:y1="2.852cm" svg:x2="3.538cm" svg:y2="4.148cm">
          <text:p/>
        </draw:line>
        <draw:ellipse draw:style-name="gr2" draw:text-style-name="P2" draw:layer="layout" svg:width="1.494cm" svg:height="0.913cm" svg:x="4.185cm" svg:y="2.505cm">
          <text:p text:style-name="P1"><text:span text:style-name="T1">Eunice</text:span></text:p>
        </draw:ellipse>
        <draw:custom-shape draw:style-name="gr3" draw:text-style-name="P3" draw:layer="layout" svg:width="1.506cm" svg:height="1.542cm" svg:x="3.058cm" svg:y="22.4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52cm" svg:y1="22.674cm" svg:x2="5.24cm" svg:y2="24.269cm">
          <text:p/>
        </draw:line>
        <draw:custom-shape draw:style-name="gr3" draw:text-style-name="P3" draw:layer="layout" svg:width="1.506cm" svg:height="1.542cm" svg:x="4.559cm" svg:y="24.04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558cm" svg:y1="22.49cm" svg:x2="8.141cm" svg:y2="24.269cm">
          <text:p/>
        </draw:line>
        <draw:custom-shape draw:style-name="gr3" draw:text-style-name="P3" draw:layer="layout" svg:width="1.506cm" svg:height="1.542cm" svg:x="7.46cm" svg:y="24.04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6.027cm" svg:y="22.047cm">
          <text:p text:style-name="P1"><text:span text:style-name="T1">D</text:span></text:p>
        </draw:ellipse>
        <draw:line draw:style-name="gr1" draw:text-style-name="P1" draw:layer="layout" svg:x1="14.119cm" svg:y1="22.474cm" svg:x2="12.839cm" svg:y2="24.069cm">
          <text:p/>
        </draw:line>
        <draw:line draw:style-name="gr1" draw:text-style-name="P1" draw:layer="layout" svg:x1="14.2cm" svg:y1="22.435cm" svg:x2="15.562cm" svg:y2="21.037cm">
          <text:p/>
        </draw:line>
        <draw:custom-shape draw:style-name="gr3" draw:text-style-name="P3" draw:layer="layout" svg:width="1.506cm" svg:height="1.542cm" svg:x="12.158cm" svg:y="23.9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107cm" svg:y1="22.22cm" svg:x2="15.183cm" svg:y2="24.09cm">
          <text:p/>
        </draw:line>
        <draw:custom-shape draw:style-name="gr3" draw:text-style-name="P3" draw:layer="layout" svg:width="1.506cm" svg:height="1.542cm" svg:x="14.359cm" svg:y="23.94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658cm" svg:y1="21.09cm" svg:x2="17.241cm" svg:y2="22.869cm">
          <text:p/>
        </draw:line>
        <draw:custom-shape draw:style-name="gr3" draw:text-style-name="P3" draw:layer="layout" svg:width="1.506cm" svg:height="1.542cm" svg:x="16.56cm" svg:y="22.64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4.997cm" svg:y="20.489cm">
          <text:p text:style-name="P1"><text:span text:style-name="T1">D</text:span></text:p>
        </draw:ellipse>
        <draw:ellipse draw:style-name="gr2" draw:text-style-name="P2" draw:layer="layout" svg:width="1.266cm" svg:height="0.913cm" svg:x="13.527cm" svg:y="22.046cm">
          <text:p text:style-name="P1"><text:span text:style-name="T1">B</text:span></text:p>
        </draw:ellipse>
        <draw:line draw:style-name="gr4" draw:text-style-name="P1" draw:layer="layout" svg:x1="8.679cm" svg:y1="21.777cm" svg:x2="12.479cm" svg:y2="21.812cm">
          <text:p/>
        </draw:line>
        <draw:frame draw:style-name="gr5" draw:text-style-name="P4" draw:layer="layout" svg:width="3.415cm" svg:height="0.675cm" svg:x="8.687cm" svg:y="21.124cm">
          <draw:text-box>
            <text:p><text:span text:style-name="T2">Rotation about D</text:span></text:p>
          </draw:text-box>
        </draw:frame>
        <draw:line draw:style-name="gr6" draw:text-style-name="P1" draw:layer="layout" svg:x1="8.679cm" svg:y1="22.177cm" svg:x2="12.479cm" svg:y2="22.212cm">
          <text:p/>
        </draw:line>
        <draw:frame draw:style-name="gr5" draw:text-style-name="P4" draw:layer="layout" svg:width="3.393cm" svg:height="0.675cm" svg:x="8.787cm" svg:y="22.324cm">
          <draw:text-box>
            <text:p><text:span text:style-name="T2">Rotation about B</text:span></text:p>
          </draw:text-box>
        </draw:frame>
        <draw:line draw:style-name="gr1" draw:text-style-name="P1" draw:layer="layout" svg:x1="2.27cm" svg:y1="5.381cm" svg:x2="3.538cm" svg:y2="4.148cm">
          <text:p/>
        </draw:line>
        <draw:ellipse draw:style-name="gr2" draw:text-style-name="P2" draw:layer="layout" svg:width="1.583cm" svg:height="0.913cm" svg:x="2.738cm" svg:y="3.743cm">
          <text:p text:style-name="P1"><text:span text:style-name="T1">Binky</text:span></text:p>
        </draw:ellipse>
        <draw:ellipse draw:style-name="gr2" draw:text-style-name="P2" draw:layer="layout" svg:width="1.859cm" svg:height="1.072cm" svg:x="1.2cm" svg:y="4.838cm">
          <text:p text:style-name="P1"><text:span text:style-name="T1">Baby</text:span></text:p>
          <text:p text:style-name="P1"><text:span text:style-name="T1">Daisy</text:span></text:p>
        </draw:ellipse>
        <draw:line draw:style-name="gr4" draw:text-style-name="P1" draw:layer="layout" svg:x1="8.423cm" svg:y1="3.626cm" svg:x2="12.752cm" svg:y2="3.661cm">
          <text:p/>
        </draw:line>
        <draw:frame draw:style-name="gr7" draw:text-style-name="P4" draw:layer="layout" svg:width="4.096cm" svg:height="0.675cm" svg:x="8.432cm" svg:y="2.973cm">
          <draw:text-box>
            <text:p><text:span text:style-name="T2">Rotation about Daisy</text:span></text:p>
          </draw:text-box>
        </draw:frame>
        <draw:line draw:style-name="gr6" draw:text-style-name="P1" draw:layer="layout" svg:x1="8.423cm" svg:y1="4.026cm" svg:x2="12.752cm" svg:y2="4.061cm">
          <text:p/>
        </draw:line>
        <draw:frame draw:style-name="gr8" draw:text-style-name="P4" draw:layer="layout" svg:width="4.143cm" svg:height="0.675cm" svg:x="8.545cm" svg:y="4.173cm">
          <draw:text-box>
            <text:p><text:span text:style-name="T2">Rotation about Binky</text:span></text:p>
          </draw:text-box>
        </draw:frame>
        <draw:frame draw:style-name="gr10" draw:text-style-name="P3" draw:layer="layout" svg:width="8.931cm" svg:height="0.675cm" svg:x="5.747cm" svg:y="8.119cm">
          <draw:text-box>
            <text:p text:style-name="P1"><text:span text:style-name="T2">You can rotate about any node that is not the root.</text:span></text:p>
          </draw:text-box>
        </draw:frame>
        <draw:line draw:style-name="gr1" draw:text-style-name="P1" draw:layer="layout" svg:x1="17.49cm" svg:y1="4.005cm" svg:x2="15.858cm" svg:y2="2.95cm">
          <text:p/>
        </draw:line>
        <draw:line draw:style-name="gr1" draw:text-style-name="P1" draw:layer="layout" svg:x1="14.415cm" svg:y1="4.073cm" svg:x2="13.236cm" svg:y2="5.5cm">
          <text:p/>
        </draw:line>
        <draw:line draw:style-name="gr1" draw:text-style-name="P1" draw:layer="layout" svg:x1="19.844cm" svg:y1="6.936cm" svg:x2="18.572cm" svg:y2="5.254cm">
          <text:p/>
        </draw:line>
        <draw:line draw:style-name="gr1" draw:text-style-name="P1" draw:layer="layout" svg:x1="17.49cm" svg:y1="4.006cm" svg:x2="18.571cm" svg:y2="5.254cm">
          <text:p/>
        </draw:line>
        <draw:line draw:style-name="gr1" draw:text-style-name="P1" draw:layer="layout" svg:x1="17.778cm" svg:y1="6.84cm" svg:x2="18.572cm" svg:y2="5.254cm">
          <text:p/>
        </draw:line>
        <draw:ellipse draw:style-name="gr2" draw:text-style-name="P2" draw:layer="layout" svg:width="1.583cm" svg:height="0.913cm" svg:x="18.901cm" svg:y="6.458cm">
          <text:p text:style-name="P1"><text:span text:style-name="T1">Waluigi</text:span></text:p>
        </draw:ellipse>
        <draw:ellipse draw:style-name="gr2" draw:text-style-name="P2" draw:layer="layout" svg:width="1.583cm" svg:height="0.913cm" svg:x="16.928cm" svg:y="6.457cm">
          <text:p text:style-name="P1"><text:span text:style-name="T1">Luigi</text:span></text:p>
        </draw:ellipse>
        <draw:ellipse draw:style-name="gr2" draw:text-style-name="P2" draw:layer="layout" svg:width="1.583cm" svg:height="0.913cm" svg:x="17.999cm" svg:y="4.956cm">
          <text:p text:style-name="P1"><text:span text:style-name="T1">Luther</text:span></text:p>
        </draw:ellipse>
        <draw:ellipse draw:style-name="gr2" draw:text-style-name="P2" draw:layer="layout" svg:width="1.266cm" svg:height="0.913cm" svg:x="16.899cm" svg:y="3.555cm">
          <text:p text:style-name="P1"><text:span text:style-name="T1">Fred</text:span></text:p>
        </draw:ellipse>
        <draw:line draw:style-name="gr1" draw:text-style-name="P1" draw:layer="layout" svg:x1="13.048cm" svg:y1="5.148cm" svg:x2="14.4cm" svg:y2="6.593cm">
          <text:p/>
        </draw:line>
        <draw:ellipse draw:style-name="gr2" draw:text-style-name="P2" draw:layer="layout" svg:width="1.583cm" svg:height="0.913cm" svg:x="13.698cm" svg:y="6.232cm">
          <text:p text:style-name="P1"><text:span text:style-name="T1">Calista</text:span></text:p>
        </draw:ellipse>
        <draw:line draw:style-name="gr1" draw:text-style-name="P1" draw:layer="layout" svg:x1="15.929cm" svg:y1="2.853cm" svg:x2="14.439cm" svg:y2="4.149cm">
          <text:p/>
        </draw:line>
        <draw:ellipse draw:style-name="gr2" draw:text-style-name="P2" draw:layer="layout" svg:width="1.494cm" svg:height="0.913cm" svg:x="15.086cm" svg:y="2.506cm">
          <text:p text:style-name="P1"><text:span text:style-name="T1">Eunice</text:span></text:p>
        </draw:ellipse>
        <draw:line draw:style-name="gr1" draw:text-style-name="P1" draw:layer="layout" svg:x1="11.971cm" svg:y1="6.782cm" svg:x2="13.239cm" svg:y2="5.549cm">
          <text:p/>
        </draw:line>
        <draw:ellipse draw:style-name="gr2" draw:text-style-name="P2" draw:layer="layout" svg:width="1.583cm" svg:height="0.913cm" svg:x="12.439cm" svg:y="5.144cm">
          <text:p text:style-name="P1"><text:span text:style-name="T1">Binky</text:span></text:p>
        </draw:ellipse>
        <draw:ellipse draw:style-name="gr2" draw:text-style-name="P2" draw:layer="layout" svg:width="1.859cm" svg:height="1.072cm" svg:x="10.901cm" svg:y="6.239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583cm" svg:height="0.913cm" svg:x="13.662cm" svg:y="3.732cm">
          <text:p text:style-name="P1"><text:span text:style-name="T1">Daisy</text:span></text:p>
        </draw:ellipse>
        <draw:line draw:style-name="gr1" draw:text-style-name="P1" draw:layer="layout" svg:x1="6.59cm" svg:y1="10.405cm" svg:x2="4.958cm" svg:y2="9.35cm">
          <text:p/>
        </draw:line>
        <draw:line draw:style-name="gr1" draw:text-style-name="P1" draw:layer="layout" svg:x1="3.515cm" svg:y1="10.473cm" svg:x2="5.1cm" svg:y2="11.702cm">
          <text:p/>
        </draw:line>
        <draw:line draw:style-name="gr1" draw:text-style-name="P1" draw:layer="layout" svg:x1="6.59cm" svg:y1="10.406cm" svg:x2="7.671cm" svg:y2="11.654cm">
          <text:p/>
        </draw:line>
        <draw:ellipse draw:style-name="gr2" draw:text-style-name="P2" draw:layer="layout" svg:width="1.583cm" svg:height="0.913cm" svg:x="7.099cm" svg:y="11.356cm">
          <text:p text:style-name="P1"><text:span text:style-name="T1">Luther</text:span></text:p>
        </draw:ellipse>
        <draw:ellipse draw:style-name="gr2" draw:text-style-name="P2" draw:layer="layout" svg:width="1.266cm" svg:height="0.913cm" svg:x="5.999cm" svg:y="9.955cm">
          <text:p text:style-name="P1"><text:span text:style-name="T1">Fred</text:span></text:p>
        </draw:ellipse>
        <draw:line draw:style-name="gr1" draw:text-style-name="P1" draw:layer="layout" svg:x1="5.09cm" svg:y1="11.906cm" svg:x2="3.6cm" svg:y2="13.202cm">
          <text:p/>
        </draw:line>
        <draw:ellipse draw:style-name="gr2" draw:text-style-name="P2" draw:layer="layout" svg:width="1.583cm" svg:height="0.913cm" svg:x="2.8cm" svg:y="12.797cm">
          <text:p text:style-name="P1"><text:span text:style-name="T1">Calista</text:span></text:p>
        </draw:ellipse>
        <draw:ellipse draw:style-name="gr2" draw:text-style-name="P2" draw:layer="layout" svg:width="1.583cm" svg:height="0.913cm" svg:x="4.3cm" svg:y="11.297cm">
          <text:p text:style-name="P1"><text:span text:style-name="T1">Daisy</text:span></text:p>
        </draw:ellipse>
        <draw:line draw:style-name="gr1" draw:text-style-name="P1" draw:layer="layout" svg:x1="5.029cm" svg:y1="9.253cm" svg:x2="3.539cm" svg:y2="10.549cm">
          <text:p/>
        </draw:line>
        <draw:ellipse draw:style-name="gr2" draw:text-style-name="P2" draw:layer="layout" svg:width="1.494cm" svg:height="0.913cm" svg:x="4.186cm" svg:y="8.906cm">
          <text:p text:style-name="P1"><text:span text:style-name="T1">Eunice</text:span></text:p>
        </draw:ellipse>
        <draw:line draw:style-name="gr1" draw:text-style-name="P1" draw:layer="layout" svg:x1="2.271cm" svg:y1="11.782cm" svg:x2="3.539cm" svg:y2="10.549cm">
          <text:p/>
        </draw:line>
        <draw:ellipse draw:style-name="gr2" draw:text-style-name="P2" draw:layer="layout" svg:width="1.583cm" svg:height="0.913cm" svg:x="2.739cm" svg:y="10.144cm">
          <text:p text:style-name="P1"><text:span text:style-name="T1">Binky</text:span></text:p>
        </draw:ellipse>
        <draw:ellipse draw:style-name="gr2" draw:text-style-name="P2" draw:layer="layout" svg:width="1.859cm" svg:height="1.072cm" svg:x="1.201cm" svg:y="11.239cm">
          <text:p text:style-name="P1"><text:span text:style-name="T1">Baby</text:span></text:p>
          <text:p text:style-name="P1"><text:span text:style-name="T1">Daisy</text:span></text:p>
        </draw:ellipse>
        <draw:line draw:style-name="gr1" draw:text-style-name="P1" draw:layer="layout" svg:x1="17.391cm" svg:y1="11.306cm" svg:x2="15.759cm" svg:y2="10.251cm">
          <text:p/>
        </draw:line>
        <draw:line draw:style-name="gr1" draw:text-style-name="P1" draw:layer="layout" svg:x1="14.316cm" svg:y1="11.374cm" svg:x2="15.901cm" svg:y2="12.603cm">
          <text:p/>
        </draw:line>
        <draw:line draw:style-name="gr1" draw:text-style-name="P1" draw:layer="layout" svg:x1="19.745cm" svg:y1="14.237cm" svg:x2="18.473cm" svg:y2="12.555cm">
          <text:p/>
        </draw:line>
        <draw:line draw:style-name="gr1" draw:text-style-name="P1" draw:layer="layout" svg:x1="17.391cm" svg:y1="11.307cm" svg:x2="18.472cm" svg:y2="12.555cm">
          <text:p/>
        </draw:line>
        <draw:line draw:style-name="gr1" draw:text-style-name="P1" draw:layer="layout" svg:x1="17.679cm" svg:y1="14.141cm" svg:x2="18.473cm" svg:y2="12.555cm">
          <text:p/>
        </draw:line>
        <draw:ellipse draw:style-name="gr2" draw:text-style-name="P2" draw:layer="layout" svg:width="1.583cm" svg:height="0.913cm" svg:x="18.802cm" svg:y="13.759cm">
          <text:p text:style-name="P1"><text:span text:style-name="T1">Waluigi</text:span></text:p>
        </draw:ellipse>
        <draw:ellipse draw:style-name="gr2" draw:text-style-name="P2" draw:layer="layout" svg:width="1.583cm" svg:height="0.913cm" svg:x="16.829cm" svg:y="13.758cm">
          <text:p text:style-name="P1"><text:span text:style-name="T1">Luigi</text:span></text:p>
        </draw:ellipse>
        <draw:ellipse draw:style-name="gr2" draw:text-style-name="P2" draw:layer="layout" svg:width="1.583cm" svg:height="0.913cm" svg:x="17.9cm" svg:y="12.257cm">
          <text:p text:style-name="P1"><text:span text:style-name="T1">Luther</text:span></text:p>
        </draw:ellipse>
        <draw:ellipse draw:style-name="gr2" draw:text-style-name="P2" draw:layer="layout" svg:width="1.266cm" svg:height="0.913cm" svg:x="16.8cm" svg:y="10.856cm">
          <text:p text:style-name="P1"><text:span text:style-name="T1">Fred</text:span></text:p>
        </draw:ellipse>
        <draw:line draw:style-name="gr1" draw:text-style-name="P1" draw:layer="layout" svg:x1="15.891cm" svg:y1="12.807cm" svg:x2="14.401cm" svg:y2="14.103cm">
          <text:p/>
        </draw:line>
        <draw:ellipse draw:style-name="gr2" draw:text-style-name="P2" draw:layer="layout" svg:width="1.583cm" svg:height="0.913cm" svg:x="13.601cm" svg:y="13.698cm">
          <text:p text:style-name="P1"><text:span text:style-name="T1">Calista</text:span></text:p>
        </draw:ellipse>
        <draw:ellipse draw:style-name="gr2" draw:text-style-name="P2" draw:layer="layout" svg:width="1.583cm" svg:height="0.913cm" svg:x="15.101cm" svg:y="12.198cm">
          <text:p text:style-name="P1"><text:span text:style-name="T1">Daisy</text:span></text:p>
        </draw:ellipse>
        <draw:line draw:style-name="gr1" draw:text-style-name="P1" draw:layer="layout" svg:x1="15.83cm" svg:y1="10.154cm" svg:x2="14.34cm" svg:y2="11.45cm">
          <text:p/>
        </draw:line>
        <draw:ellipse draw:style-name="gr2" draw:text-style-name="P2" draw:layer="layout" svg:width="1.494cm" svg:height="0.913cm" svg:x="14.987cm" svg:y="9.807cm">
          <text:p text:style-name="P1"><text:span text:style-name="T1">Eunice</text:span></text:p>
        </draw:ellipse>
        <draw:line draw:style-name="gr1" draw:text-style-name="P1" draw:layer="layout" svg:x1="13.072cm" svg:y1="12.683cm" svg:x2="14.34cm" svg:y2="11.45cm">
          <text:p/>
        </draw:line>
        <draw:ellipse draw:style-name="gr2" draw:text-style-name="P2" draw:layer="layout" svg:width="1.583cm" svg:height="0.913cm" svg:x="13.54cm" svg:y="11.045cm">
          <text:p text:style-name="P1"><text:span text:style-name="T1">Binky</text:span></text:p>
        </draw:ellipse>
        <draw:ellipse draw:style-name="gr2" draw:text-style-name="P2" draw:layer="layout" svg:width="1.859cm" svg:height="1.072cm" svg:x="12.002cm" svg:y="12.14cm">
          <text:p text:style-name="P1"><text:span text:style-name="T1">Baby</text:span></text:p>
          <text:p text:style-name="P1"><text:span text:style-name="T1">Daisy</text:span></text:p>
        </draw:ellipse>
        <draw:frame draw:style-name="gr5" draw:text-style-name="P4" draw:layer="layout" svg:width="0.714cm" svg:height="0.675cm" svg:x="5.533cm" svg:y="8.717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6.877cm" svg:y="9.6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8.07cm" svg:y="10.88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202cm" svg:y="12.60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.196cm" svg:y="10.7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577cm" svg:y="10.74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822cm" svg:y="9.568cm">
          <draw:text-box>
            <text:p><text:span text:style-name="T2">3</text:span></text:p>
          </draw:text-box>
        </draw:frame>
        <draw:line draw:style-name="gr1" draw:text-style-name="P1" draw:layer="layout" svg:x1="8.59cm" svg:y1="15.906cm" svg:x2="6.958cm" svg:y2="14.851cm">
          <text:p/>
        </draw:line>
        <draw:line draw:style-name="gr1" draw:text-style-name="P1" draw:layer="layout" svg:x1="5.515cm" svg:y1="15.974cm" svg:x2="7.1cm" svg:y2="17.203cm">
          <text:p/>
        </draw:line>
        <draw:line draw:style-name="gr1" draw:text-style-name="P1" draw:layer="layout" svg:x1="8.59cm" svg:y1="15.907cm" svg:x2="9.671cm" svg:y2="17.155cm">
          <text:p/>
        </draw:line>
        <draw:ellipse draw:style-name="gr2" draw:text-style-name="P2" draw:layer="layout" svg:width="1.583cm" svg:height="0.913cm" svg:x="9.099cm" svg:y="16.857cm">
          <text:p text:style-name="P1"><text:span text:style-name="T1">Luther</text:span></text:p>
        </draw:ellipse>
        <draw:ellipse draw:style-name="gr2" draw:text-style-name="P2" draw:layer="layout" svg:width="1.266cm" svg:height="0.913cm" svg:x="7.999cm" svg:y="15.456cm">
          <text:p text:style-name="P1"><text:span text:style-name="T1">Fred</text:span></text:p>
        </draw:ellipse>
        <draw:line draw:style-name="gr1" draw:text-style-name="P1" draw:layer="layout" svg:x1="7.09cm" svg:y1="17.407cm" svg:x2="5.6cm" svg:y2="18.703cm">
          <text:p/>
        </draw:line>
        <draw:ellipse draw:style-name="gr2" draw:text-style-name="P2" draw:layer="layout" svg:width="1.583cm" svg:height="0.913cm" svg:x="4.8cm" svg:y="18.298cm">
          <text:p text:style-name="P1"><text:span text:style-name="T1">Calista</text:span></text:p>
        </draw:ellipse>
        <draw:ellipse draw:style-name="gr2" draw:text-style-name="P2" draw:layer="layout" svg:width="1.583cm" svg:height="0.913cm" svg:x="6.3cm" svg:y="16.798cm">
          <text:p text:style-name="P1"><text:span text:style-name="T1">Daisy</text:span></text:p>
        </draw:ellipse>
        <draw:line draw:style-name="gr1" draw:text-style-name="P1" draw:layer="layout" svg:x1="7.029cm" svg:y1="14.754cm" svg:x2="5.539cm" svg:y2="16.05cm">
          <text:p/>
        </draw:line>
        <draw:ellipse draw:style-name="gr2" draw:text-style-name="P2" draw:layer="layout" svg:width="1.494cm" svg:height="0.913cm" svg:x="6.186cm" svg:y="14.407cm">
          <text:p text:style-name="P1"><text:span text:style-name="T1">Eunice</text:span></text:p>
        </draw:ellipse>
        <draw:line draw:style-name="gr1" draw:text-style-name="P1" draw:layer="layout" svg:x1="4.271cm" svg:y1="17.283cm" svg:x2="5.539cm" svg:y2="16.05cm">
          <text:p/>
        </draw:line>
        <draw:ellipse draw:style-name="gr2" draw:text-style-name="P2" draw:layer="layout" svg:width="1.583cm" svg:height="0.913cm" svg:x="4.739cm" svg:y="15.645cm">
          <text:p text:style-name="P1"><text:span text:style-name="T1">Binky</text:span></text:p>
        </draw:ellipse>
        <draw:frame draw:style-name="gr5" draw:text-style-name="P4" draw:layer="layout" svg:width="0.714cm" svg:height="0.675cm" svg:x="7.533cm" svg:y="14.218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8.877cm" svg:y="15.12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0.07cm" svg:y="16.38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202cm" svg:y="18.107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3.196cm" svg:y="16.22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6.577cm" svg:y="16.24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822cm" svg:y="15.069cm">
          <draw:text-box>
            <text:p><text:span text:style-name="T2">3</text:span></text:p>
          </draw:text-box>
        </draw:frame>
        <draw:line draw:style-name="gr1" draw:text-style-name="P1" draw:layer="layout" svg:x1="2.85cm" svg:y1="18.473cm" svg:x2="4.118cm" svg:y2="17.24cm">
          <text:p/>
        </draw:line>
        <draw:ellipse draw:style-name="gr2" draw:text-style-name="P2" draw:layer="layout" svg:width="1.859cm" svg:height="1.072cm" svg:x="3.201cm" svg:y="16.74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702cm" svg:y="18.14cm">
          <text:p text:style-name="P1"><text:span text:style-name="T1">Ahmad</text:span></text:p>
        </draw:ellipse>
        <draw:frame draw:style-name="gr5" draw:text-style-name="P4" draw:layer="layout" svg:width="0.714cm" svg:height="0.675cm" svg:x="1.635cm" svg:y="17.667cm">
          <draw:text-box>
            <text:p><text:span text:style-name="T2">1</text:span></text:p>
          </draw:text-box>
        </draw:frame>
        <draw:line draw:style-name="gr1" draw:text-style-name="P1" draw:layer="layout" svg:x1="17.491cm" svg:y1="16.407cm" svg:x2="15.859cm" svg:y2="15.352cm">
          <text:p/>
        </draw:line>
        <draw:line draw:style-name="gr1" draw:text-style-name="P1" draw:layer="layout" svg:x1="14.416cm" svg:y1="16.475cm" svg:x2="16.001cm" svg:y2="17.704cm">
          <text:p/>
        </draw:line>
        <draw:line draw:style-name="gr1" draw:text-style-name="P1" draw:layer="layout" svg:x1="17.491cm" svg:y1="16.408cm" svg:x2="18.572cm" svg:y2="17.656cm">
          <text:p/>
        </draw:line>
        <draw:ellipse draw:style-name="gr11" draw:text-style-name="P2" draw:layer="layout" svg:width="1.266cm" svg:height="0.913cm" svg:x="16.9cm" svg:y="15.957cm">
          <text:p text:style-name="P1"><text:span text:style-name="T1">Fred</text:span></text:p>
        </draw:ellipse>
        <draw:line draw:style-name="gr1" draw:text-style-name="P1" draw:layer="layout" svg:x1="15.991cm" svg:y1="17.908cm" svg:x2="14.501cm" svg:y2="19.204cm">
          <text:p/>
        </draw:line>
        <draw:ellipse draw:style-name="gr2" draw:text-style-name="P2" draw:layer="layout" svg:width="1.583cm" svg:height="0.913cm" svg:x="13.701cm" svg:y="18.799cm">
          <text:p text:style-name="P1"><text:span text:style-name="T1">Calista</text:span></text:p>
        </draw:ellipse>
        <draw:ellipse draw:style-name="gr2" draw:text-style-name="P2" draw:layer="layout" svg:width="1.583cm" svg:height="0.913cm" svg:x="15.201cm" svg:y="17.299cm">
          <text:p text:style-name="P1"><text:span text:style-name="T1">Daisy</text:span></text:p>
        </draw:ellipse>
        <draw:line draw:style-name="gr1" draw:text-style-name="P1" draw:layer="layout" svg:x1="15.93cm" svg:y1="15.255cm" svg:x2="14.44cm" svg:y2="16.551cm">
          <text:p/>
        </draw:line>
        <draw:ellipse draw:style-name="gr2" draw:text-style-name="P2" draw:layer="layout" svg:width="1.494cm" svg:height="0.913cm" svg:x="15.087cm" svg:y="14.908cm">
          <text:p text:style-name="P1"><text:span text:style-name="T1">Eunice</text:span></text:p>
        </draw:ellipse>
        <draw:line draw:style-name="gr1" draw:text-style-name="P1" draw:layer="layout" svg:x1="13.172cm" svg:y1="17.784cm" svg:x2="14.44cm" svg:y2="16.551cm">
          <text:p/>
        </draw:line>
        <draw:ellipse draw:style-name="gr2" draw:text-style-name="P2" draw:layer="layout" svg:width="1.583cm" svg:height="0.913cm" svg:x="13.64cm" svg:y="16.146cm">
          <text:p text:style-name="P1"><text:span text:style-name="T1">Binky</text:span></text:p>
        </draw:ellipse>
        <draw:frame draw:style-name="gr5" draw:text-style-name="P4" draw:layer="layout" svg:width="0.714cm" svg:height="0.675cm" svg:x="16.434cm" svg:y="14.719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17.778cm" svg:y="15.622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18.971cm" svg:y="16.883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5.103cm" svg:y="18.608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2.097cm" svg:y="16.72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5.478cm" svg:y="16.74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723cm" svg:y="15.57cm">
          <draw:text-box>
            <text:p><text:span text:style-name="T2">3</text:span></text:p>
          </draw:text-box>
        </draw:frame>
        <draw:line draw:style-name="gr1" draw:text-style-name="P1" draw:layer="layout" svg:x1="11.751cm" svg:y1="18.974cm" svg:x2="13.019cm" svg:y2="17.741cm">
          <text:p/>
        </draw:line>
        <draw:ellipse draw:style-name="gr2" draw:text-style-name="P2" draw:layer="layout" svg:width="1.859cm" svg:height="1.072cm" svg:x="12.102cm" svg:y="17.24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0.603cm" svg:y="18.641cm">
          <text:p text:style-name="P1"><text:span text:style-name="T1">Ahmad</text:span></text:p>
        </draw:ellipse>
        <draw:frame draw:style-name="gr5" draw:text-style-name="P4" draw:layer="layout" svg:width="0.714cm" svg:height="0.675cm" svg:x="10.536cm" svg:y="18.168cm">
          <draw:text-box>
            <text:p><text:span text:style-name="T2">1</text:span></text:p>
          </draw:text-box>
        </draw:frame>
        <draw:line draw:style-name="gr1" draw:text-style-name="P1" draw:layer="layout" svg:x1="18.455cm" svg:y1="17.78cm" svg:x2="19.554cm" svg:y2="18.98cm">
          <text:p/>
        </draw:line>
        <draw:ellipse draw:style-name="gr2" draw:text-style-name="P2" draw:layer="layout" svg:width="1.609cm" svg:height="0.878cm" svg:x="18.972cm" svg:y="18.694cm">
          <text:p text:style-name="P1"><text:span text:style-name="T1">Waluigi</text:span></text:p>
        </draw:ellipse>
        <draw:frame draw:style-name="gr12" draw:text-style-name="P4" draw:layer="layout" svg:width="0.726cm" svg:height="0.675cm" svg:x="19.959cm" svg:y="18.237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7.744cm" svg:y="17.265cm">
          <text:p text:style-name="P1"><text:span text:style-name="T1">Luther</text:span></text:p>
        </draw:ellipse>
      </draw:page>
      <draw:page draw:name="page3" draw:style-name="dp1" draw:master-page-name="Default">
        <draw:line draw:style-name="gr1" draw:text-style-name="P1" draw:layer="layout" svg:x1="4.631cm" svg:y1="2.733cm" svg:x2="3.351cm" svg:y2="4.328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2" draw:text-style-name="P2" draw:layer="layout" svg:width="1.266cm" svg:height="0.913cm" svg:x="4.039cm" svg:y="2.305cm">
          <text:p text:style-name="P1"><text:span text:style-name="T1">B</text:span></text:p>
        </draw:ellipse>
        <draw:custom-shape draw:style-name="gr3" draw:text-style-name="P3" draw:layer="layout" svg:width="1.506cm" svg:height="1.542cm" svg:x="2.67cm" svg:y="4.105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32cm" svg:y1="4.333cm" svg:x2="4.852cm" svg:y2="5.928cm">
          <text:p/>
        </draw:line>
        <draw:custom-shape draw:style-name="gr3" draw:text-style-name="P3" draw:layer="layout" svg:width="1.506cm" svg:height="1.542cm" svg:x="4.171cm" svg:y="5.7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7cm" svg:y1="4.149cm" svg:x2="7.753cm" svg:y2="5.928cm">
          <text:p/>
        </draw:line>
        <draw:custom-shape draw:style-name="gr3" draw:text-style-name="P3" draw:layer="layout" svg:width="1.506cm" svg:height="1.542cm" svg:x="7.016cm" svg:y="5.72cm">
          <text:p text:style-name="P1"><text:span text:style-name="T2">F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639cm" svg:y="3.706cm">
          <text:p text:style-name="P1"><text:span text:style-name="T1">D</text:span></text:p>
        </draw:ellipse>
        <draw:frame draw:style-name="gr5" draw:text-style-name="P5" draw:layer="layout" svg:width="1.065cm" svg:height="0.675cm" svg:x="5.208cm" svg:y="1.985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6.778cm" svg:y="3.344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2.491cm" svg:y="3.6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5.028cm" svg:y="5.491cm">
          <draw:text-box>
            <text:p><text:span text:style-name="T3">h-3</text:span></text:p>
          </draw:text-box>
        </draw:frame>
        <draw:frame draw:style-name="gr14" draw:text-style-name="P5" draw:layer="layout" svg:width="1.1cm" svg:height="0.711cm" svg:x="7.874cm" svg:y="5.452cm">
          <draw:text-box>
            <text:p><text:span text:style-name="T3">h-3</text:span></text:p>
          </draw:text-box>
        </draw:frame>
        <draw:line draw:style-name="gr1" draw:text-style-name="P1" draw:layer="layout" svg:x1="14.231cm" svg:y1="2.734cm" svg:x2="12.951cm" svg:y2="4.329cm">
          <text:p/>
        </draw:line>
        <draw:line draw:style-name="gr1" draw:text-style-name="P1" draw:layer="layout" svg:x1="14.232cm" svg:y1="2.735cm" svg:x2="15.604cm" svg:y2="3.899cm">
          <text:p/>
        </draw:line>
        <draw:ellipse draw:style-name="gr11" draw:text-style-name="P2" draw:layer="layout" svg:width="1.266cm" svg:height="0.913cm" svg:x="13.639cm" svg:y="2.306cm">
          <text:p text:style-name="P1"><text:span text:style-name="T1">B</text:span></text:p>
        </draw:ellipse>
        <draw:custom-shape draw:style-name="gr3" draw:text-style-name="P3" draw:layer="layout" svg:width="1.506cm" svg:height="1.542cm" svg:x="12.27cm" svg:y="4.10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32cm" svg:y1="4.334cm" svg:x2="14.452cm" svg:y2="5.929cm">
          <text:p/>
        </draw:line>
        <draw:custom-shape draw:style-name="gr3" draw:text-style-name="P3" draw:layer="layout" svg:width="1.506cm" svg:height="1.542cm" svg:x="13.771cm" svg:y="5.70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7cm" svg:y1="4.15cm" svg:x2="17.353cm" svg:y2="5.929cm">
          <text:p/>
        </draw:line>
        <draw:custom-shape draw:style-name="gr3" draw:text-style-name="P3" draw:layer="layout" svg:width="1.506cm" svg:height="1.542cm" svg:x="16.616cm" svg:y="5.721cm">
          <text:p text:style-name="P1"><text:span text:style-name="T2">F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5.239cm" svg:y="3.707cm">
          <text:p text:style-name="P1"><text:span text:style-name="T1">D</text:span></text:p>
        </draw:ellipse>
        <draw:frame draw:style-name="gr5" draw:text-style-name="P5" draw:layer="layout" svg:width="0.714cm" svg:height="0.675cm" svg:x="14.808cm" svg:y="1.986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16.378cm" svg:y="3.345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12.091cm" svg:y="3.532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4.628cm" svg:y="5.492cm">
          <draw:text-box>
            <text:p><text:span text:style-name="T3">h-3</text:span></text:p>
          </draw:text-box>
        </draw:frame>
        <draw:frame draw:style-name="gr14" draw:text-style-name="P5" draw:layer="layout" svg:width="1.119cm" svg:height="0.711cm" svg:x="17.474cm" svg:y="5.453cm">
          <draw:text-box>
            <text:p><text:span text:style-name="T3">h-2</text:span></text:p>
          </draw:text-box>
        </draw:frame>
        <draw:line draw:style-name="gr1" draw:text-style-name="P1" draw:layer="layout" svg:x1="12.25cm" svg:y1="10.446cm" svg:x2="13.622cm" svg:y2="11.61cm">
          <text:p/>
        </draw:line>
        <draw:ellipse draw:style-name="gr11" draw:text-style-name="P2" draw:layer="layout" svg:width="1.266cm" svg:height="0.913cm" svg:x="11.657cm" svg:y="10.017cm">
          <text:p text:style-name="P1"><text:span text:style-name="T1">B</text:span></text:p>
        </draw:ellipse>
        <draw:line draw:style-name="gr1" draw:text-style-name="P1" draw:layer="layout" svg:x1="13.788cm" svg:y1="11.861cm" svg:x2="15.371cm" svg:y2="13.64cm">
          <text:p/>
        </draw:line>
        <draw:ellipse draw:style-name="gr2" draw:text-style-name="P2" draw:layer="layout" svg:width="1.298cm" svg:height="0.913cm" svg:x="13.257cm" svg:y="11.418cm">
          <text:p text:style-name="P1"><text:span text:style-name="T1">D</text:span></text:p>
        </draw:ellipse>
        <draw:frame draw:style-name="gr5" draw:text-style-name="P5" draw:layer="layout" svg:width="0.714cm" svg:height="0.675cm" svg:x="12.826cm" svg:y="9.697cm">
          <draw:text-box>
            <text:p><text:span text:style-name="T3">3</text:span></text:p>
          </draw:text-box>
        </draw:frame>
        <draw:frame draw:style-name="gr13" draw:text-style-name="P4" draw:layer="layout" svg:width="1.22cm" svg:height="0.676cm" svg:x="14.396cm" svg:y="11.056cm">
          <draw:text-box>
            <text:p><text:span text:style-name="T3">2</text:span></text:p>
          </draw:text-box>
        </draw:frame>
        <draw:ellipse draw:style-name="gr2" draw:text-style-name="P2" draw:layer="layout" svg:width="1.298cm" svg:height="0.913cm" svg:x="14.918cm" svg:y="13.378cm">
          <text:p text:style-name="P1"><text:span text:style-name="T1">F</text:span></text:p>
        </draw:ellipse>
        <draw:frame draw:style-name="gr13" draw:text-style-name="P4" draw:layer="layout" svg:width="1.22cm" svg:height="0.676cm" svg:x="16.057cm" svg:y="12.84cm">
          <draw:text-box>
            <text:p><text:span text:style-name="T3">1</text:span></text:p>
          </draw:text-box>
        </draw:frame>
        <draw:line draw:style-name="gr1" draw:text-style-name="P1" draw:layer="layout" svg:x1="4.184cm" svg:y1="16.617cm" svg:x2="2.904cm" svg:y2="18.212cm">
          <text:p/>
        </draw:line>
        <draw:line draw:style-name="gr1" draw:text-style-name="P1" draw:layer="layout" svg:x1="4.185cm" svg:y1="16.618cm" svg:x2="5.557cm" svg:y2="17.782cm">
          <text:p/>
        </draw:line>
        <draw:ellipse draw:style-name="gr2" draw:text-style-name="P2" draw:layer="layout" svg:width="1.266cm" svg:height="0.913cm" svg:x="3.592cm" svg:y="16.189cm">
          <text:p text:style-name="P1"><text:span text:style-name="T1">B</text:span></text:p>
        </draw:ellipse>
        <draw:custom-shape draw:style-name="gr3" draw:text-style-name="P3" draw:layer="layout" svg:width="1.506cm" svg:height="1.542cm" svg:x="2.223cm" svg:y="17.989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685cm" svg:y1="18.217cm" svg:x2="4.405cm" svg:y2="19.812cm">
          <text:p/>
        </draw:line>
        <draw:custom-shape draw:style-name="gr3" draw:text-style-name="P3" draw:layer="layout" svg:width="1.506cm" svg:height="1.542cm" svg:x="3.724cm" svg:y="19.589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723cm" svg:y1="18.033cm" svg:x2="7.306cm" svg:y2="19.812cm">
          <text:p/>
        </draw:line>
        <draw:custom-shape draw:style-name="gr3" draw:text-style-name="P3" draw:layer="layout" svg:width="1.506cm" svg:height="1.542cm" svg:x="5.503cm" svg:y="21.415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192cm" svg:y="17.59cm">
          <text:p text:style-name="P1"><text:span text:style-name="T1">D</text:span></text:p>
        </draw:ellipse>
        <draw:line draw:style-name="gr1" draw:text-style-name="P1" draw:layer="layout" svg:x1="7.324cm" svg:y1="19.734cm" svg:x2="8.907cm" svg:y2="21.513cm">
          <text:p/>
        </draw:line>
        <draw:custom-shape draw:style-name="gr3" draw:text-style-name="P3" draw:layer="layout" svg:width="1.506cm" svg:height="1.542cm" svg:x="8.226cm" svg:y="21.39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325cm" svg:y1="19.735cm" svg:x2="6.285cm" svg:y2="21.522cm">
          <text:p/>
        </draw:line>
        <draw:ellipse draw:style-name="gr2" draw:text-style-name="P2" draw:layer="layout" svg:width="1.298cm" svg:height="0.913cm" svg:x="6.793cm" svg:y="19.291cm">
          <text:p text:style-name="P1"><text:span text:style-name="T1">F</text:span></text:p>
        </draw:ellipse>
        <draw:frame draw:style-name="gr5" draw:text-style-name="P5" draw:layer="layout" svg:width="1.065cm" svg:height="0.675cm" svg:x="4.761cm" svg:y="15.869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6.331cm" svg:y="17.228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7.831cm" svg:y="18.828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2.044cm" svg:y="17.515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4.581cm" svg:y="19.375cm">
          <draw:text-box>
            <text:p><text:span text:style-name="T3">h-3</text:span></text:p>
          </draw:text-box>
        </draw:frame>
        <draw:frame draw:style-name="gr13" draw:text-style-name="P5" draw:layer="layout" svg:width="2.339cm" svg:height="0.676cm" svg:x="5.8cm" svg:y="22.942cm">
          <draw:text-box>
            <text:p><text:span text:style-name="T3">h-4</text:span></text:p>
          </draw:text-box>
        </draw:frame>
        <draw:frame draw:style-name="gr13" draw:text-style-name="P5" draw:layer="layout" svg:width="2.339cm" svg:height="0.676cm" svg:x="8.601cm" svg:y="22.942cm">
          <draw:text-box>
            <text:p><text:span text:style-name="T3">h-4</text:span></text:p>
          </draw:text-box>
        </draw:frame>
        <draw:line draw:style-name="gr1" draw:text-style-name="P1" draw:layer="layout" svg:x1="13.926cm" svg:y1="16.42cm" svg:x2="12.646cm" svg:y2="18.015cm">
          <text:p/>
        </draw:line>
        <draw:line draw:style-name="gr1" draw:text-style-name="P1" draw:layer="layout" svg:x1="13.927cm" svg:y1="16.421cm" svg:x2="15.299cm" svg:y2="17.585cm">
          <text:p/>
        </draw:line>
        <draw:ellipse draw:style-name="gr11" draw:text-style-name="P2" draw:layer="layout" svg:width="1.266cm" svg:height="0.913cm" svg:x="13.334cm" svg:y="15.992cm">
          <text:p text:style-name="P1"><text:span text:style-name="T1">B</text:span></text:p>
        </draw:ellipse>
        <draw:custom-shape draw:style-name="gr3" draw:text-style-name="P3" draw:layer="layout" svg:width="1.506cm" svg:height="1.542cm" svg:x="11.965cm" svg:y="17.792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427cm" svg:y1="18.02cm" svg:x2="14.147cm" svg:y2="19.615cm">
          <text:p/>
        </draw:line>
        <draw:custom-shape draw:style-name="gr3" draw:text-style-name="P3" draw:layer="layout" svg:width="1.506cm" svg:height="1.542cm" svg:x="13.466cm" svg:y="19.392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465cm" svg:y1="17.836cm" svg:x2="17.048cm" svg:y2="19.615cm">
          <text:p/>
        </draw:line>
        <draw:custom-shape draw:style-name="gr3" draw:text-style-name="P3" draw:layer="layout" svg:width="1.506cm" svg:height="1.542cm" svg:x="15.245cm" svg:y="21.21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4.934cm" svg:y="17.393cm">
          <text:p text:style-name="P1"><text:span text:style-name="T1">D</text:span></text:p>
        </draw:ellipse>
        <draw:line draw:style-name="gr1" draw:text-style-name="P1" draw:layer="layout" svg:x1="17.066cm" svg:y1="19.537cm" svg:x2="18.649cm" svg:y2="21.316cm">
          <text:p/>
        </draw:line>
        <draw:custom-shape draw:style-name="gr3" draw:text-style-name="P3" draw:layer="layout" svg:width="1.506cm" svg:height="1.542cm" svg:x="17.968cm" svg:y="21.193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7.067cm" svg:y1="19.538cm" svg:x2="16.027cm" svg:y2="21.325cm">
          <text:p/>
        </draw:line>
        <draw:ellipse draw:style-name="gr2" draw:text-style-name="P2" draw:layer="layout" svg:width="1.298cm" svg:height="0.913cm" svg:x="16.535cm" svg:y="19.094cm">
          <text:p text:style-name="P1"><text:span text:style-name="T1">F</text:span></text:p>
        </draw:ellipse>
        <draw:frame draw:style-name="gr5" draw:text-style-name="P5" draw:layer="layout" svg:width="0.714cm" svg:height="0.675cm" svg:x="14.503cm" svg:y="15.672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16.073cm" svg:y="17.031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17.573cm" svg:y="18.631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1.786cm" svg:y="17.318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4.323cm" svg:y="19.178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14.842cm" svg:y="22.745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17.643cm" svg:y="22.745cm">
          <draw:text-box>
            <text:p><text:span text:style-name="T3">h-3 </text:span><text:span text:style-name="T1">or</text:span><text:span text:style-name="T3"> h-4</text:span></text:p>
          </draw:text-box>
        </draw:frame>
        <draw:line draw:style-name="gr1" draw:text-style-name="P1" draw:layer="layout" svg:x1="4.169cm" svg:y1="10.719cm" svg:x2="5.541cm" svg:y2="11.883cm">
          <text:p/>
        </draw:line>
        <draw:ellipse draw:style-name="gr2" draw:text-style-name="P2" draw:layer="layout" svg:width="1.266cm" svg:height="0.913cm" svg:x="3.576cm" svg:y="10.29cm">
          <text:p text:style-name="P1"><text:span text:style-name="T1">B</text:span></text:p>
        </draw:ellipse>
        <draw:ellipse draw:style-name="gr2" draw:text-style-name="P2" draw:layer="layout" svg:width="1.298cm" svg:height="0.913cm" svg:x="5.176cm" svg:y="11.691cm">
          <text:p text:style-name="P1"><text:span text:style-name="T1">D</text:span></text:p>
        </draw:ellipse>
        <draw:frame draw:style-name="gr5" draw:text-style-name="P5" draw:layer="layout" svg:width="0.714cm" svg:height="0.675cm" svg:x="4.745cm" svg:y="9.97cm">
          <draw:text-box>
            <text:p><text:span text:style-name="T3">2</text:span></text:p>
          </draw:text-box>
        </draw:frame>
        <draw:frame draw:style-name="gr13" draw:text-style-name="P4" draw:layer="layout" svg:width="1.22cm" svg:height="0.676cm" svg:x="6.141cm" svg:y="11.377cm">
          <draw:text-box>
            <text:p><text:span text:style-name="T3">1</text:span></text:p>
          </draw:text-box>
        </draw:frame>
        <draw:custom-shape draw:style-name="gr15" draw:text-style-name="P1" draw:layer="layout" svg:width="1.184cm" svg:height="0.683cm" svg:x="11.968cm" svg:y="3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184cm" svg:height="0.683cm" svg:x="16.369cm" svg:y="3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line draw:style-name="gr1" draw:text-style-name="P1" draw:layer="layout" svg:x1="4.794cm" svg:y1="6.967cm" svg:x2="7.274cm" svg:y2="5.92cm">
          <text:p/>
        </draw:line>
        <draw:line draw:style-name="gr1" draw:text-style-name="P1" draw:layer="layout" svg:x1="9.597cm" svg:y1="7.2cm" svg:x2="7.87cm" svg:y2="8.429cm">
          <text:p/>
        </draw:line>
        <draw:line draw:style-name="gr1" draw:text-style-name="P1" draw:layer="layout" svg:x1="4.857cm" svg:y1="6.938cm" svg:x2="5.984cm" svg:y2="8.377cm">
          <text:p/>
        </draw:line>
        <draw:ellipse draw:style-name="gr2" draw:text-style-name="P2" draw:layer="layout" svg:width="1.57cm" svg:height="0.913cm" svg:x="5.101cm" svg:y="8.019cm">
          <text:p text:style-name="P1"><text:span text:style-name="T1">Calista</text:span></text:p>
        </draw:ellipse>
        <draw:line draw:style-name="gr1" draw:text-style-name="P1" draw:layer="layout" svg:x1="7.879cm" svg:y1="8.633cm" svg:x2="6.666cm" svg:y2="9.929cm">
          <text:p/>
        </draw:line>
        <draw:ellipse draw:style-name="gr2" draw:text-style-name="P2" draw:layer="layout" svg:width="1.511cm" svg:height="0.913cm" svg:x="5.793cm" svg:y="9.524cm">
          <text:p text:style-name="P1"><text:span text:style-name="T1">Eunice</text:span></text:p>
        </draw:ellipse>
        <draw:ellipse draw:style-name="gr2" draw:text-style-name="P2" draw:layer="layout" svg:width="1.724cm" svg:height="0.913cm" svg:x="7.017cm" svg:y="8.024cm">
          <text:p text:style-name="P1"><text:span text:style-name="T1">Fred</text:span></text:p>
        </draw:ellipse>
        <draw:line draw:style-name="gr1" draw:text-style-name="P1" draw:layer="layout" svg:x1="7.62cm" svg:y1="5.952cm" svg:x2="9.57cm" svg:y2="7.276cm">
          <text:p/>
        </draw:line>
        <draw:ellipse draw:style-name="gr2" draw:text-style-name="P2" draw:layer="layout" svg:width="1.627cm" svg:height="0.913cm" svg:x="6.419cm" svg:y="5.382cm">
          <text:p text:style-name="P1"><text:span text:style-name="T1">Daisy</text:span></text:p>
        </draw:ellipse>
        <draw:line draw:style-name="gr1" draw:text-style-name="P1" draw:layer="layout" svg:x1="10.951cm" svg:y1="8.509cm" svg:x2="9.57cm" svg:y2="7.276cm">
          <text:p/>
        </draw:line>
        <draw:ellipse draw:style-name="gr2" draw:text-style-name="P2" draw:layer="layout" svg:width="1.724cm" svg:height="0.913cm" svg:x="8.718cm" svg:y="6.871cm">
          <text:p text:style-name="P1"><text:span text:style-name="T1">Garth</text:span></text:p>
        </draw:ellipse>
        <draw:frame draw:style-name="gr16" draw:text-style-name="P4" draw:layer="layout" svg:width="0.778cm" svg:height="0.675cm" svg:x="5.959cm" svg:y="5.067cm">
          <draw:text-box>
            <text:p><text:span text:style-name="T2">4</text:span></text:p>
          </draw:text-box>
        </draw:frame>
        <draw:frame draw:style-name="gr16" draw:text-style-name="P4" draw:layer="layout" svg:width="0.778cm" svg:height="0.675cm" svg:x="5.971cm" svg:y="7.527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4.076cm" svg:y="6.083cm">
          <draw:text-box>
            <text:p><text:span text:style-name="T2">2</text:span></text:p>
          </draw:text-box>
        </draw:frame>
        <draw:frame draw:style-name="gr17" draw:text-style-name="P4" draw:layer="layout" svg:width="0.714cm" svg:height="0.675cm" svg:x="7.156cm" svg:y="9.333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11.345cm" svg:y="7.447cm">
          <draw:text-box>
            <text:p><text:span text:style-name="T2">2</text:span></text:p>
          </draw:text-box>
        </draw:frame>
        <draw:frame draw:style-name="gr18" draw:text-style-name="P4" draw:layer="layout" svg:width="0.777cm" svg:height="0.675cm" svg:x="7.662cm" svg:y="7.467cm">
          <draw:text-box>
            <text:p><text:span text:style-name="T2">2</text:span></text:p>
          </draw:text-box>
        </draw:frame>
        <draw:frame draw:style-name="gr16" draw:text-style-name="P4" draw:layer="layout" svg:width="0.778cm" svg:height="0.675cm" svg:x="9.573cm" svg:y="6.295cm">
          <draw:text-box>
            <text:p><text:span text:style-name="T2">3</text:span></text:p>
          </draw:text-box>
        </draw:frame>
        <draw:line draw:style-name="gr1" draw:text-style-name="P1" draw:layer="layout" svg:x1="12.499cm" svg:y1="9.699cm" svg:x2="11.118cm" svg:y2="8.466cm">
          <text:p/>
        </draw:line>
        <draw:ellipse draw:style-name="gr2" draw:text-style-name="P2" draw:layer="layout" svg:width="2.025cm" svg:height="0.968cm" svg:x="11.725cm" svg:y="9.366cm">
          <text:p text:style-name="P1"><text:span text:style-name="T1">Kourtney</text:span></text:p>
        </draw:ellipse>
        <draw:frame draw:style-name="gr16" draw:text-style-name="P4" draw:layer="layout" svg:width="0.778cm" svg:height="0.675cm" svg:x="13.045cm" svg:y="8.893cm">
          <draw:text-box>
            <text:p><text:span text:style-name="T2">1</text:span></text:p>
          </draw:text-box>
        </draw:frame>
        <draw:line draw:style-name="gr1" draw:text-style-name="P1" draw:layer="layout" svg:x1="4.694cm" svg:y1="7.125cm" svg:x2="3.497cm" svg:y2="8.325cm">
          <text:p/>
        </draw:line>
        <draw:ellipse draw:style-name="gr2" draw:text-style-name="P2" draw:layer="layout" svg:width="1.753cm" svg:height="0.878cm" svg:x="2.767cm" svg:y="8.096cm">
          <text:p text:style-name="P1"><text:span text:style-name="T1">Ahmad</text:span></text:p>
        </draw:ellipse>
        <draw:frame draw:style-name="gr12" draw:text-style-name="P4" draw:layer="layout" svg:width="0.79cm" svg:height="0.675cm" svg:x="2.767cm" svg:y="7.609cm">
          <draw:text-box>
            <text:p><text:span text:style-name="T2">1</text:span></text:p>
          </draw:text-box>
        </draw:frame>
        <draw:ellipse draw:style-name="gr2" draw:text-style-name="P2" draw:layer="layout" svg:width="1.725cm" svg:height="0.913cm" svg:x="3.807cm" svg:y="6.608cm">
          <text:p text:style-name="P1"><text:span text:style-name="T1">Binky</text:span></text:p>
        </draw:ellipse>
        <draw:line draw:style-name="gr1" draw:text-style-name="P1" draw:layer="layout" svg:x1="10.2cm" svg:y1="9.699cm" svg:x2="11.119cm" svg:y2="8.466cm">
          <text:p/>
        </draw:line>
        <draw:ellipse draw:style-name="gr2" draw:text-style-name="P2" draw:layer="layout" svg:width="1.346cm" svg:height="0.968cm" svg:x="9.369cm" svg:y="9.366cm">
          <text:p text:style-name="P1"><text:span text:style-name="T1">Hank</text:span></text:p>
        </draw:ellipse>
        <draw:frame draw:style-name="gr19" draw:text-style-name="P4" draw:layer="layout" svg:width="0.714cm" svg:height="0.675cm" svg:x="9.32cm" svg:y="8.893cm">
          <draw:text-box>
            <text:p><text:span text:style-name="T2">1</text:span></text:p>
          </draw:text-box>
        </draw:frame>
        <draw:ellipse draw:style-name="gr2" draw:text-style-name="P2" draw:layer="layout" svg:width="2.025cm" svg:height="1.072cm" svg:x="10.092cm" svg:y="7.966cm">
          <text:p text:style-name="P1"><text:span text:style-name="T1">Ingrid</text:span></text:p>
        </draw:ellipse>
        <draw:line draw:style-name="gr1" draw:text-style-name="P1" draw:layer="layout" svg:x1="7.344cm" svg:y1="13.674cm" svg:x2="9.824cm" svg:y2="12.627cm">
          <text:p/>
        </draw:line>
        <draw:line draw:style-name="gr1" draw:text-style-name="P1" draw:layer="layout" svg:x1="12.147cm" svg:y1="13.907cm" svg:x2="10.42cm" svg:y2="15.136cm">
          <text:p/>
        </draw:line>
        <draw:line draw:style-name="gr1" draw:text-style-name="P1" draw:layer="layout" svg:x1="7.407cm" svg:y1="13.645cm" svg:x2="8.534cm" svg:y2="15.084cm">
          <text:p/>
        </draw:line>
        <draw:ellipse draw:style-name="gr2" draw:text-style-name="P2" draw:layer="layout" svg:width="1.57cm" svg:height="0.913cm" svg:x="7.651cm" svg:y="14.726cm">
          <text:p text:style-name="P1"><text:span text:style-name="T1">Calista</text:span></text:p>
        </draw:ellipse>
        <draw:line draw:style-name="gr1" draw:text-style-name="P1" draw:layer="layout" svg:x1="10.429cm" svg:y1="15.34cm" svg:x2="9.216cm" svg:y2="16.636cm">
          <text:p/>
        </draw:line>
        <draw:ellipse draw:style-name="gr2" draw:text-style-name="P2" draw:layer="layout" svg:width="1.511cm" svg:height="0.913cm" svg:x="8.343cm" svg:y="16.231cm">
          <text:p text:style-name="P1"><text:span text:style-name="T1">Eunice</text:span></text:p>
        </draw:ellipse>
        <draw:ellipse draw:style-name="gr2" draw:text-style-name="P2" draw:layer="layout" svg:width="1.724cm" svg:height="0.913cm" svg:x="9.567cm" svg:y="14.731cm">
          <text:p text:style-name="P1"><text:span text:style-name="T1">Fred</text:span></text:p>
        </draw:ellipse>
        <draw:line draw:style-name="gr1" draw:text-style-name="P1" draw:layer="layout" svg:x1="10.17cm" svg:y1="12.659cm" svg:x2="12.12cm" svg:y2="13.983cm">
          <text:p/>
        </draw:line>
        <draw:ellipse draw:style-name="gr2" draw:text-style-name="P2" draw:layer="layout" svg:width="1.627cm" svg:height="0.913cm" svg:x="8.969cm" svg:y="12.089cm">
          <text:p text:style-name="P1"><text:span text:style-name="T1">Daisy</text:span></text:p>
        </draw:ellipse>
        <draw:line draw:style-name="gr1" draw:text-style-name="P1" draw:layer="layout" svg:x1="13.501cm" svg:y1="15.216cm" svg:x2="12.12cm" svg:y2="13.983cm">
          <text:p/>
        </draw:line>
        <draw:ellipse draw:style-name="gr2" draw:text-style-name="P2" draw:layer="layout" svg:width="1.724cm" svg:height="0.913cm" svg:x="11.268cm" svg:y="13.578cm">
          <text:p text:style-name="P1"><text:span text:style-name="T1">Garth</text:span></text:p>
        </draw:ellipse>
        <draw:frame draw:style-name="gr16" draw:text-style-name="P4" draw:layer="layout" svg:width="0.778cm" svg:height="0.675cm" svg:x="8.509cm" svg:y="11.774cm">
          <draw:text-box>
            <text:p><text:span text:style-name="T2">5</text:span></text:p>
          </draw:text-box>
        </draw:frame>
        <draw:frame draw:style-name="gr16" draw:text-style-name="P4" draw:layer="layout" svg:width="0.778cm" svg:height="0.675cm" svg:x="8.521cm" svg:y="14.234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6.626cm" svg:y="12.79cm">
          <draw:text-box>
            <text:p><text:span text:style-name="T2">2</text:span></text:p>
          </draw:text-box>
        </draw:frame>
        <draw:frame draw:style-name="gr17" draw:text-style-name="P4" draw:layer="layout" svg:width="0.714cm" svg:height="0.675cm" svg:x="9.706cm" svg:y="16.04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13.895cm" svg:y="14.154cm">
          <draw:text-box>
            <text:p><text:span text:style-name="T2">3</text:span></text:p>
          </draw:text-box>
        </draw:frame>
        <draw:frame draw:style-name="gr18" draw:text-style-name="P4" draw:layer="layout" svg:width="0.777cm" svg:height="0.675cm" svg:x="10.212cm" svg:y="14.174cm">
          <draw:text-box>
            <text:p><text:span text:style-name="T2">2</text:span></text:p>
          </draw:text-box>
        </draw:frame>
        <draw:frame draw:style-name="gr16" draw:text-style-name="P4" draw:layer="layout" svg:width="0.778cm" svg:height="0.675cm" svg:x="12.123cm" svg:y="13.002cm">
          <draw:text-box>
            <text:p><text:span text:style-name="T2">4</text:span></text:p>
          </draw:text-box>
        </draw:frame>
        <draw:line draw:style-name="gr1" draw:text-style-name="P1" draw:layer="layout" svg:x1="15.049cm" svg:y1="16.406cm" svg:x2="13.668cm" svg:y2="15.173cm">
          <text:p/>
        </draw:line>
        <draw:line draw:style-name="gr1" draw:text-style-name="P1" draw:layer="layout" svg:x1="13.854cm" svg:y1="18.359cm" svg:x2="15.241cm" svg:y2="16.564cm">
          <text:p/>
        </draw:line>
        <draw:ellipse draw:style-name="gr2" draw:text-style-name="P2" draw:layer="layout" svg:width="2.025cm" svg:height="0.968cm" svg:x="14.275cm" svg:y="16.073cm">
          <text:p text:style-name="P1"><text:span text:style-name="T1">Kourtney</text:span></text:p>
        </draw:ellipse>
        <draw:frame draw:style-name="gr16" draw:text-style-name="P4" draw:layer="layout" svg:width="0.778cm" svg:height="0.675cm" svg:x="15.595cm" svg:y="15.6cm">
          <draw:text-box>
            <text:p><text:span text:style-name="T2">2</text:span></text:p>
          </draw:text-box>
        </draw:frame>
        <draw:line draw:style-name="gr1" draw:text-style-name="P1" draw:layer="layout" svg:x1="7.244cm" svg:y1="13.832cm" svg:x2="6.047cm" svg:y2="15.032cm">
          <text:p/>
        </draw:line>
        <draw:ellipse draw:style-name="gr2" draw:text-style-name="P2" draw:layer="layout" svg:width="1.753cm" svg:height="0.878cm" svg:x="5.317cm" svg:y="14.803cm">
          <text:p text:style-name="P1"><text:span text:style-name="T1">Ahmad</text:span></text:p>
        </draw:ellipse>
        <draw:frame draw:style-name="gr12" draw:text-style-name="P4" draw:layer="layout" svg:width="0.79cm" svg:height="0.675cm" svg:x="5.317cm" svg:y="14.316cm">
          <draw:text-box>
            <text:p><text:span text:style-name="T2">1</text:span></text:p>
          </draw:text-box>
        </draw:frame>
        <draw:ellipse draw:style-name="gr2" draw:text-style-name="P2" draw:layer="layout" svg:width="1.725cm" svg:height="0.913cm" svg:x="6.357cm" svg:y="13.315cm">
          <text:p text:style-name="P1"><text:span text:style-name="T1">Binky</text:span></text:p>
        </draw:ellipse>
        <draw:line draw:style-name="gr1" draw:text-style-name="P1" draw:layer="layout" svg:x1="12.75cm" svg:y1="16.406cm" svg:x2="13.669cm" svg:y2="15.173cm">
          <text:p/>
        </draw:line>
        <draw:ellipse draw:style-name="gr2" draw:text-style-name="P2" draw:layer="layout" svg:width="1.346cm" svg:height="0.968cm" svg:x="11.919cm" svg:y="16.073cm">
          <text:p text:style-name="P1"><text:span text:style-name="T1">Hank</text:span></text:p>
        </draw:ellipse>
        <draw:frame draw:style-name="gr19" draw:text-style-name="P4" draw:layer="layout" svg:width="0.714cm" svg:height="0.675cm" svg:x="11.87cm" svg:y="15.6cm">
          <draw:text-box>
            <text:p><text:span text:style-name="T2">1</text:span></text:p>
          </draw:text-box>
        </draw:frame>
        <draw:ellipse draw:style-name="gr2" draw:text-style-name="P2" draw:layer="layout" svg:width="2.025cm" svg:height="1.072cm" svg:x="12.642cm" svg:y="14.673cm">
          <text:p text:style-name="P1"><text:span text:style-name="T1">Ingrid</text:span></text:p>
        </draw:ellipse>
        <draw:ellipse draw:style-name="gr2" draw:text-style-name="P2" draw:layer="layout" svg:width="2.025cm" svg:height="0.968cm" svg:x="13.08cm" svg:y="18.026cm">
          <text:p text:style-name="P1"><text:span text:style-name="T1">Jasper</text:span></text:p>
        </draw:ellipse>
        <draw:frame draw:style-name="gr16" draw:text-style-name="P4" draw:layer="layout" svg:width="0.778cm" svg:height="0.675cm" svg:x="14.4cm" svg:y="17.553cm">
          <draw:text-box>
            <text:p><text:span text:style-name="T2">1</text:span></text:p>
          </draw:text-box>
        </draw:frame>
        <draw:line draw:style-name="gr1" draw:text-style-name="P1" draw:layer="layout" svg:x1="7.344cm" svg:y1="13.674cm" svg:x2="9.824cm" svg:y2="12.627cm">
          <text:p/>
        </draw:line>
        <draw:line draw:style-name="gr1" draw:text-style-name="P1" draw:layer="layout" svg:x1="12.147cm" svg:y1="13.907cm" svg:x2="10.42cm" svg:y2="15.136cm">
          <text:p/>
        </draw:line>
        <draw:line draw:style-name="gr1" draw:text-style-name="P1" draw:layer="layout" svg:x1="7.407cm" svg:y1="13.645cm" svg:x2="8.534cm" svg:y2="15.084cm">
          <text:p/>
        </draw:line>
        <draw:ellipse draw:style-name="gr2" draw:text-style-name="P2" draw:layer="layout" svg:width="1.57cm" svg:height="0.913cm" svg:x="7.651cm" svg:y="14.726cm">
          <text:p text:style-name="P1"><text:span text:style-name="T1">Calista</text:span></text:p>
        </draw:ellipse>
        <draw:line draw:style-name="gr1" draw:text-style-name="P1" draw:layer="layout" svg:x1="10.429cm" svg:y1="15.34cm" svg:x2="9.216cm" svg:y2="16.636cm">
          <text:p/>
        </draw:line>
        <draw:ellipse draw:style-name="gr2" draw:text-style-name="P2" draw:layer="layout" svg:width="1.511cm" svg:height="0.913cm" svg:x="8.343cm" svg:y="16.231cm">
          <text:p text:style-name="P1"><text:span text:style-name="T1">Eunice</text:span></text:p>
        </draw:ellipse>
        <draw:ellipse draw:style-name="gr2" draw:text-style-name="P2" draw:layer="layout" svg:width="1.724cm" svg:height="0.913cm" svg:x="9.567cm" svg:y="14.731cm">
          <text:p text:style-name="P1"><text:span text:style-name="T1">Fred</text:span></text:p>
        </draw:ellipse>
        <draw:line draw:style-name="gr1" draw:text-style-name="P1" draw:layer="layout" svg:x1="10.17cm" svg:y1="12.659cm" svg:x2="12.12cm" svg:y2="13.983cm">
          <text:p/>
        </draw:line>
        <draw:ellipse draw:style-name="gr11" draw:text-style-name="P2" draw:layer="layout" svg:width="1.627cm" svg:height="0.913cm" svg:x="8.969cm" svg:y="12.089cm">
          <text:p text:style-name="P1"><text:span text:style-name="T1">Daisy</text:span></text:p>
        </draw:ellipse>
        <draw:line draw:style-name="gr1" draw:text-style-name="P1" draw:layer="layout" svg:x1="13.501cm" svg:y1="15.216cm" svg:x2="12.12cm" svg:y2="13.983cm">
          <text:p/>
        </draw:line>
        <draw:ellipse draw:style-name="gr2" draw:text-style-name="P2" draw:layer="layout" svg:width="1.724cm" svg:height="0.913cm" svg:x="11.268cm" svg:y="13.578cm">
          <text:p text:style-name="P1"><text:span text:style-name="T1">Garth</text:span></text:p>
        </draw:ellipse>
        <draw:frame draw:style-name="gr16" draw:text-style-name="P4" draw:layer="layout" svg:width="0.778cm" svg:height="0.675cm" svg:x="8.509cm" svg:y="11.774cm">
          <draw:text-box>
            <text:p><text:span text:style-name="T2">5</text:span></text:p>
          </draw:text-box>
        </draw:frame>
        <draw:frame draw:style-name="gr16" draw:text-style-name="P4" draw:layer="layout" svg:width="0.778cm" svg:height="0.675cm" svg:x="8.521cm" svg:y="14.234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6.626cm" svg:y="12.79cm">
          <draw:text-box>
            <text:p><text:span text:style-name="T2">2</text:span></text:p>
          </draw:text-box>
        </draw:frame>
        <draw:frame draw:style-name="gr17" draw:text-style-name="P4" draw:layer="layout" svg:width="0.714cm" svg:height="0.675cm" svg:x="9.706cm" svg:y="16.04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13.895cm" svg:y="14.154cm">
          <draw:text-box>
            <text:p><text:span text:style-name="T2">3</text:span></text:p>
          </draw:text-box>
        </draw:frame>
        <draw:frame draw:style-name="gr18" draw:text-style-name="P4" draw:layer="layout" svg:width="0.777cm" svg:height="0.675cm" svg:x="10.212cm" svg:y="14.174cm">
          <draw:text-box>
            <text:p><text:span text:style-name="T2">2</text:span></text:p>
          </draw:text-box>
        </draw:frame>
        <draw:frame draw:style-name="gr16" draw:text-style-name="P4" draw:layer="layout" svg:width="0.778cm" svg:height="0.675cm" svg:x="12.123cm" svg:y="13.002cm">
          <draw:text-box>
            <text:p><text:span text:style-name="T2">4</text:span></text:p>
          </draw:text-box>
        </draw:frame>
        <draw:line draw:style-name="gr1" draw:text-style-name="P1" draw:layer="layout" svg:x1="15.049cm" svg:y1="16.406cm" svg:x2="13.668cm" svg:y2="15.173cm">
          <text:p/>
        </draw:line>
        <draw:line draw:style-name="gr1" draw:text-style-name="P1" draw:layer="layout" svg:x1="13.854cm" svg:y1="18.359cm" svg:x2="15.241cm" svg:y2="16.564cm">
          <text:p/>
        </draw:line>
        <draw:ellipse draw:style-name="gr2" draw:text-style-name="P2" draw:layer="layout" svg:width="2.025cm" svg:height="0.968cm" svg:x="14.275cm" svg:y="16.073cm">
          <text:p text:style-name="P1"><text:span text:style-name="T1">Kourtney</text:span></text:p>
        </draw:ellipse>
        <draw:frame draw:style-name="gr16" draw:text-style-name="P4" draw:layer="layout" svg:width="0.778cm" svg:height="0.675cm" svg:x="15.595cm" svg:y="15.6cm">
          <draw:text-box>
            <text:p><text:span text:style-name="T2">2</text:span></text:p>
          </draw:text-box>
        </draw:frame>
        <draw:line draw:style-name="gr1" draw:text-style-name="P1" draw:layer="layout" svg:x1="7.244cm" svg:y1="13.832cm" svg:x2="6.047cm" svg:y2="15.032cm">
          <text:p/>
        </draw:line>
        <draw:ellipse draw:style-name="gr2" draw:text-style-name="P2" draw:layer="layout" svg:width="1.753cm" svg:height="0.878cm" svg:x="5.317cm" svg:y="14.803cm">
          <text:p text:style-name="P1"><text:span text:style-name="T1">Ahmad</text:span></text:p>
        </draw:ellipse>
        <draw:frame draw:style-name="gr12" draw:text-style-name="P4" draw:layer="layout" svg:width="0.79cm" svg:height="0.675cm" svg:x="5.317cm" svg:y="14.316cm">
          <draw:text-box>
            <text:p><text:span text:style-name="T2">1</text:span></text:p>
          </draw:text-box>
        </draw:frame>
        <draw:ellipse draw:style-name="gr2" draw:text-style-name="P2" draw:layer="layout" svg:width="1.725cm" svg:height="0.913cm" svg:x="6.357cm" svg:y="13.315cm">
          <text:p text:style-name="P1"><text:span text:style-name="T1">Binky</text:span></text:p>
        </draw:ellipse>
        <draw:line draw:style-name="gr1" draw:text-style-name="P1" draw:layer="layout" svg:x1="12.75cm" svg:y1="16.406cm" svg:x2="13.669cm" svg:y2="15.173cm">
          <text:p/>
        </draw:line>
        <draw:ellipse draw:style-name="gr2" draw:text-style-name="P2" draw:layer="layout" svg:width="1.346cm" svg:height="0.968cm" svg:x="11.919cm" svg:y="16.073cm">
          <text:p text:style-name="P1"><text:span text:style-name="T1">Hank</text:span></text:p>
        </draw:ellipse>
        <draw:frame draw:style-name="gr19" draw:text-style-name="P4" draw:layer="layout" svg:width="0.714cm" svg:height="0.675cm" svg:x="11.87cm" svg:y="15.6cm">
          <draw:text-box>
            <text:p><text:span text:style-name="T2">1</text:span></text:p>
          </draw:text-box>
        </draw:frame>
        <draw:ellipse draw:style-name="gr2" draw:text-style-name="P2" draw:layer="layout" svg:width="2.025cm" svg:height="1.072cm" svg:x="12.642cm" svg:y="14.673cm">
          <text:p text:style-name="P1"><text:span text:style-name="T1">Ingrid</text:span></text:p>
        </draw:ellipse>
        <draw:ellipse draw:style-name="gr2" draw:text-style-name="P2" draw:layer="layout" svg:width="2.025cm" svg:height="0.968cm" svg:x="13.08cm" svg:y="18.026cm">
          <text:p text:style-name="P1"><text:span text:style-name="T1">Jasper</text:span></text:p>
        </draw:ellipse>
        <draw:frame draw:style-name="gr16" draw:text-style-name="P4" draw:layer="layout" svg:width="0.778cm" svg:height="0.675cm" svg:x="14.4cm" svg:y="17.553cm">
          <draw:text-box>
            <text:p><text:span text:style-name="T2">1</text:span></text:p>
          </draw:text-box>
        </draw:frame>
        <draw:line draw:style-name="gr1" draw:text-style-name="P1" draw:layer="layout" svg:x1="9.258cm" svg:y1="19.398cm" svg:x2="6.294cm" svg:y2="20.931cm">
          <text:p/>
        </draw:line>
        <draw:line draw:style-name="gr1" draw:text-style-name="P1" draw:layer="layout" svg:x1="4.478cm" svg:y1="22.462cm" svg:x2="5.605cm" svg:y2="23.901cm">
          <text:p/>
        </draw:line>
        <draw:ellipse draw:style-name="gr2" draw:text-style-name="P2" draw:layer="layout" svg:width="1.57cm" svg:height="0.913cm" svg:x="4.722cm" svg:y="23.543cm">
          <text:p text:style-name="P1"><text:span text:style-name="T1">Calista</text:span></text:p>
        </draw:ellipse>
        <draw:line draw:style-name="gr1" draw:text-style-name="P1" draw:layer="layout" svg:x1="9.011cm" svg:y1="22.678cm" svg:x2="7.798cm" svg:y2="23.974cm">
          <text:p/>
        </draw:line>
        <draw:ellipse draw:style-name="gr2" draw:text-style-name="P2" draw:layer="layout" svg:width="1.511cm" svg:height="0.913cm" svg:x="6.925cm" svg:y="23.569cm">
          <text:p text:style-name="P1"><text:span text:style-name="T1">Eunice</text:span></text:p>
        </draw:ellipse>
        <draw:line draw:style-name="gr1" draw:text-style-name="P1" draw:layer="layout" svg:x1="12.808cm" svg:y1="21.01cm" svg:x2="9.478cm" svg:y2="19.209cm">
          <text:p/>
        </draw:line>
        <draw:ellipse draw:style-name="gr2" draw:text-style-name="P2" draw:layer="layout" svg:width="1.724cm" svg:height="0.913cm" svg:x="8.592cm" svg:y="18.9cm">
          <text:p text:style-name="P1"><text:span text:style-name="T1">Garth</text:span></text:p>
        </draw:ellipse>
        <draw:frame draw:style-name="gr16" draw:text-style-name="P4" draw:layer="layout" svg:width="0.778cm" svg:height="0.675cm" svg:x="5.592cm" svg:y="23.051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3.697cm" svg:y="21.607cm">
          <draw:text-box>
            <text:p><text:span text:style-name="T2">2</text:span></text:p>
          </draw:text-box>
        </draw:frame>
        <draw:frame draw:style-name="gr17" draw:text-style-name="P4" draw:layer="layout" svg:width="0.714cm" svg:height="0.675cm" svg:x="8.288cm" svg:y="23.378cm">
          <draw:text-box>
            <text:p><text:span text:style-name="T2">1</text:span></text:p>
          </draw:text-box>
        </draw:frame>
        <draw:frame draw:style-name="gr16" draw:text-style-name="P4" draw:layer="layout" svg:width="0.778cm" svg:height="0.675cm" svg:x="13.202cm" svg:y="19.948cm">
          <draw:text-box>
            <text:p><text:span text:style-name="T2">3</text:span></text:p>
          </draw:text-box>
        </draw:frame>
        <draw:frame draw:style-name="gr18" draw:text-style-name="P4" draw:layer="layout" svg:width="0.777cm" svg:height="0.675cm" svg:x="8.794cm" svg:y="21.512cm">
          <draw:text-box>
            <text:p><text:span text:style-name="T2">2</text:span></text:p>
          </draw:text-box>
        </draw:frame>
        <draw:frame draw:style-name="gr16" draw:text-style-name="P4" draw:layer="layout" svg:width="0.778cm" svg:height="0.675cm" svg:x="10.013cm" svg:y="18.576cm">
          <draw:text-box>
            <text:p><text:span text:style-name="T2">4</text:span></text:p>
          </draw:text-box>
        </draw:frame>
        <draw:line draw:style-name="gr1" draw:text-style-name="P1" draw:layer="layout" svg:x1="14.356cm" svg:y1="22.2cm" svg:x2="12.975cm" svg:y2="20.967cm">
          <text:p/>
        </draw:line>
        <draw:line draw:style-name="gr1" draw:text-style-name="P1" draw:layer="layout" svg:x1="13.161cm" svg:y1="24.153cm" svg:x2="14.548cm" svg:y2="22.358cm">
          <text:p/>
        </draw:line>
        <draw:ellipse draw:style-name="gr2" draw:text-style-name="P2" draw:layer="layout" svg:width="2.025cm" svg:height="0.968cm" svg:x="13.582cm" svg:y="21.867cm">
          <text:p text:style-name="P1"><text:span text:style-name="T1">Kourtney</text:span></text:p>
        </draw:ellipse>
        <draw:frame draw:style-name="gr16" draw:text-style-name="P4" draw:layer="layout" svg:width="0.778cm" svg:height="0.675cm" svg:x="14.902cm" svg:y="21.394cm">
          <draw:text-box>
            <text:p><text:span text:style-name="T2">2</text:span></text:p>
          </draw:text-box>
        </draw:frame>
        <draw:line draw:style-name="gr1" draw:text-style-name="P1" draw:layer="layout" svg:x1="4.315cm" svg:y1="22.649cm" svg:x2="3.118cm" svg:y2="23.849cm">
          <text:p/>
        </draw:line>
        <draw:ellipse draw:style-name="gr2" draw:text-style-name="P2" draw:layer="layout" svg:width="1.753cm" svg:height="0.878cm" svg:x="2.388cm" svg:y="23.62cm">
          <text:p text:style-name="P1"><text:span text:style-name="T1">Ahmad</text:span></text:p>
        </draw:ellipse>
        <draw:frame draw:style-name="gr12" draw:text-style-name="P4" draw:layer="layout" svg:width="0.79cm" svg:height="0.675cm" svg:x="2.388cm" svg:y="23.133cm">
          <draw:text-box>
            <text:p><text:span text:style-name="T2">1</text:span></text:p>
          </draw:text-box>
        </draw:frame>
        <draw:line draw:style-name="gr1" draw:text-style-name="P1" draw:layer="layout" svg:x1="12.057cm" svg:y1="22.2cm" svg:x2="12.976cm" svg:y2="20.967cm">
          <text:p/>
        </draw:line>
        <draw:ellipse draw:style-name="gr2" draw:text-style-name="P2" draw:layer="layout" svg:width="1.346cm" svg:height="0.968cm" svg:x="11.226cm" svg:y="21.867cm">
          <text:p text:style-name="P1"><text:span text:style-name="T1">Hank</text:span></text:p>
        </draw:ellipse>
        <draw:ellipse draw:style-name="gr2" draw:text-style-name="P2" draw:layer="layout" svg:width="2.025cm" svg:height="1.072cm" svg:x="11.949cm" svg:y="20.467cm">
          <text:p text:style-name="P1"><text:span text:style-name="T1">Ingrid</text:span></text:p>
        </draw:ellipse>
        <draw:ellipse draw:style-name="gr2" draw:text-style-name="P2" draw:layer="layout" svg:width="2.025cm" svg:height="0.968cm" svg:x="12.387cm" svg:y="23.82cm">
          <text:p text:style-name="P1"><text:span text:style-name="T1">Jasper</text:span></text:p>
        </draw:ellipse>
        <draw:frame draw:style-name="gr16" draw:text-style-name="P4" draw:layer="layout" svg:width="0.778cm" svg:height="0.675cm" svg:x="13.707cm" svg:y="23.347cm">
          <draw:text-box>
            <text:p><text:span text:style-name="T2">1</text:span></text:p>
          </draw:text-box>
        </draw:frame>
        <draw:line draw:style-name="gr1" draw:text-style-name="P1" draw:layer="layout" svg:x1="8.943cm" svg:y1="22.421cm" svg:x2="6.138cm" svg:y2="20.849cm">
          <text:p/>
        </draw:line>
        <draw:line draw:style-name="gr1" draw:text-style-name="P1" draw:layer="layout" svg:x1="4.415cm" svg:y1="22.491cm" svg:x2="6.203cm" svg:y2="20.941cm">
          <text:p/>
        </draw:line>
        <draw:ellipse draw:style-name="gr2" draw:text-style-name="P2" draw:layer="layout" svg:width="1.627cm" svg:height="0.913cm" svg:x="5.41cm" svg:y="20.466cm">
          <text:p text:style-name="P1"><text:span text:style-name="T1">Daisy</text:span></text:p>
        </draw:ellipse>
        <draw:frame draw:style-name="gr16" draw:text-style-name="P4" draw:layer="layout" svg:width="0.778cm" svg:height="0.675cm" svg:x="5.265cm" svg:y="19.836cm">
          <draw:text-box>
            <text:p><text:span text:style-name="T2">3</text:span></text:p>
          </draw:text-box>
        </draw:frame>
        <draw:ellipse draw:style-name="gr2" draw:text-style-name="P2" draw:layer="layout" svg:width="1.724cm" svg:height="0.913cm" svg:x="8.149cm" svg:y="22.069cm">
          <text:p text:style-name="P1"><text:span text:style-name="T1">Fred</text:span></text:p>
        </draw:ellipse>
        <draw:frame draw:style-name="gr19" draw:text-style-name="P4" draw:layer="layout" svg:width="0.714cm" svg:height="0.675cm" svg:x="10.705cm" svg:y="21.584cm">
          <draw:text-box>
            <text:p><text:span text:style-name="T2">1</text:span></text:p>
          </draw:text-box>
        </draw:frame>
        <draw:ellipse draw:style-name="gr2" draw:text-style-name="P2" draw:layer="layout" svg:width="1.725cm" svg:height="0.913cm" svg:x="3.428cm" svg:y="22.132cm">
          <text:p text:style-name="P1"><text:span text:style-name="T1">Binky</text:span></text:p>
        </draw:ellipse>
      </draw:page>
      <draw:page draw:name="page5" draw:style-name="dp1" draw:master-page-name="Default">
        <draw:line draw:style-name="gr1" draw:text-style-name="P1" draw:layer="layout" svg:x1="4.631cm" svg:y1="2.733cm" svg:x2="3.351cm" svg:y2="4.328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11" draw:text-style-name="P2" draw:layer="layout" svg:width="1.266cm" svg:height="0.913cm" svg:x="4.039cm" svg:y="2.305cm">
          <text:p text:style-name="P1"><text:span text:style-name="T1">B</text:span></text:p>
        </draw:ellipse>
        <draw:custom-shape draw:style-name="gr3" draw:text-style-name="P3" draw:layer="layout" svg:width="1.506cm" svg:height="1.542cm" svg:x="2.67cm" svg:y="4.105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32cm" svg:y1="4.333cm" svg:x2="4.852cm" svg:y2="5.928cm">
          <text:p/>
        </draw:line>
        <draw:custom-shape draw:style-name="gr3" draw:text-style-name="P3" draw:layer="layout" svg:width="1.506cm" svg:height="1.542cm" svg:x="4.171cm" svg:y="5.7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7cm" svg:y1="4.149cm" svg:x2="7.753cm" svg:y2="5.928cm">
          <text:p/>
        </draw:line>
        <draw:custom-shape draw:style-name="gr3" draw:text-style-name="P3" draw:layer="layout" svg:width="1.506cm" svg:height="1.542cm" svg:x="5.95cm" svg:y="7.531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639cm" svg:y="3.706cm">
          <text:p text:style-name="P1"><text:span text:style-name="T1">D</text:span></text:p>
        </draw:ellipse>
        <draw:line draw:style-name="gr1" draw:text-style-name="P1" draw:layer="layout" svg:x1="7.771cm" svg:y1="5.85cm" svg:x2="9.354cm" svg:y2="7.629cm">
          <text:p/>
        </draw:line>
        <draw:custom-shape draw:style-name="gr3" draw:text-style-name="P3" draw:layer="layout" svg:width="1.506cm" svg:height="1.542cm" svg:x="8.673cm" svg:y="7.506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772cm" svg:y1="5.851cm" svg:x2="6.732cm" svg:y2="7.638cm">
          <text:p/>
        </draw:line>
        <draw:ellipse draw:style-name="gr2" draw:text-style-name="P2" draw:layer="layout" svg:width="1.298cm" svg:height="0.913cm" svg:x="7.24cm" svg:y="5.407cm">
          <text:p text:style-name="P1"><text:span text:style-name="T1">F</text:span></text:p>
        </draw:ellipse>
        <draw:frame draw:style-name="gr5" draw:text-style-name="P5" draw:layer="layout" svg:width="0.714cm" svg:height="0.675cm" svg:x="5.208cm" svg:y="1.9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6.778cm" svg:y="3.34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8.278cm" svg:y="4.944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2.491cm" svg:y="3.6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5.028cm" svg:y="5.491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547cm" svg:y="9.058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8.348cm" svg:y="9.058cm">
          <draw:text-box>
            <text:p><text:span text:style-name="T3">h-3 </text:span><text:span text:style-name="T1">or</text:span><text:span text:style-name="T3"> h-4</text:span></text:p>
          </draw:text-box>
        </draw:frame>
        <draw:custom-shape draw:style-name="gr20" draw:text-style-name="P3" draw:layer="layout" svg:width="4.459cm" svg:height="1.985cm" svg:x="10.559cm" svg:y="3.884cm">
          <text:p text:style-name="P1"><text:span text:style-name="T2">Either </text:span><text:span text:style-name="T4">F</text:span><text:span text:style-name="T2"> is the</text:span></text:p>
          <text:p text:style-name="P1"><text:span text:style-name="T2">newly added</text:span></text:p>
          <text:p text:style-name="P1"><text:span text:style-name="T2">node, or it is a</text:span></text:p>
          <text:p text:style-name="P1"><text:span text:style-name="T2">node in </text:span><text:span text:style-name="T4">E</text:span><text:span text:style-name="T2"> or </text:span><text:span text:style-name="T4">G</text:span><text:span text:style-name="T2">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" draw:text-style-name="P1" draw:layer="layout" svg:x1="3.708cm" svg:y1="14.441cm" svg:x2="2.428cm" svg:y2="16.036cm">
          <text:p/>
        </draw:line>
        <draw:line draw:style-name="gr1" draw:text-style-name="P1" draw:layer="layout" svg:x1="3.868cm" svg:y1="14.526cm" svg:x2="4.821cm" svg:y2="16.095cm">
          <text:p/>
        </draw:line>
        <draw:custom-shape draw:style-name="gr3" draw:text-style-name="P3" draw:layer="layout" svg:width="1.506cm" svg:height="1.542cm" svg:x="1.689cm" svg:y="15.957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725cm" svg:y1="12.514cm" svg:x2="3.855cm" svg:y2="14.413cm">
          <text:p/>
        </draw:line>
        <draw:custom-shape draw:style-name="gr3" draw:text-style-name="P3" draw:layer="layout" svg:width="1.506cm" svg:height="1.542cm" svg:x="3.967cm" svg:y="15.97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4cm" svg:y1="12.6cm" svg:x2="7.853cm" svg:y2="14.329cm">
          <text:p/>
        </draw:line>
        <draw:custom-shape draw:style-name="gr3" draw:text-style-name="P3" draw:layer="layout" svg:width="1.506cm" svg:height="1.542cm" svg:x="6.05cm" svg:y="15.932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106cm" svg:y="12.107cm">
          <text:p text:style-name="P1"><text:span text:style-name="T1">D</text:span></text:p>
        </draw:ellipse>
        <draw:line draw:style-name="gr1" draw:text-style-name="P1" draw:layer="layout" svg:x1="7.871cm" svg:y1="14.251cm" svg:x2="9.454cm" svg:y2="16.03cm">
          <text:p/>
        </draw:line>
        <draw:custom-shape draw:style-name="gr3" draw:text-style-name="P3" draw:layer="layout" svg:width="1.506cm" svg:height="1.542cm" svg:x="8.773cm" svg:y="15.907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872cm" svg:y1="14.252cm" svg:x2="6.832cm" svg:y2="16.039cm">
          <text:p/>
        </draw:line>
        <draw:ellipse draw:style-name="gr2" draw:text-style-name="P2" draw:layer="layout" svg:width="1.298cm" svg:height="0.913cm" svg:x="7.34cm" svg:y="13.808cm">
          <text:p text:style-name="P1"><text:span text:style-name="T1">F</text:span></text:p>
        </draw:ellipse>
        <draw:frame draw:style-name="gr5" draw:text-style-name="P5" draw:layer="layout" svg:width="1.065cm" svg:height="0.675cm" svg:x="2.949cm" svg:y="13.119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6.476cm" svg:y="11.917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8.378cm" svg:y="13.345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.568cm" svg:y="15.339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4.853cm" svg:y="15.559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647cm" svg:y="17.459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8.448cm" svg:y="17.459cm">
          <draw:text-box>
            <text:p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66cm" svg:height="0.913cm" svg:x="3.116cm" svg:y="14.013cm">
          <text:p text:style-name="P1"><text:span text:style-name="T1">B</text:span></text:p>
        </draw:ellipse>
        <draw:line draw:style-name="gr1" draw:text-style-name="P1" draw:layer="layout" svg:x1="8.172cm" svg:y1="22.45cm" svg:x2="6.54cm" svg:y2="21.395cm">
          <text:p/>
        </draw:line>
        <draw:line draw:style-name="gr1" draw:text-style-name="P1" draw:layer="layout" svg:x1="5.097cm" svg:y1="22.518cm" svg:x2="6.682cm" svg:y2="23.747cm">
          <text:p/>
        </draw:line>
        <draw:line draw:style-name="gr1" draw:text-style-name="P1" draw:layer="layout" svg:x1="8.172cm" svg:y1="22.451cm" svg:x2="9.253cm" svg:y2="23.699cm">
          <text:p/>
        </draw:line>
        <draw:ellipse draw:style-name="gr11" draw:text-style-name="P2" draw:layer="layout" svg:width="1.266cm" svg:height="0.913cm" svg:x="7.581cm" svg:y="22cm">
          <text:p text:style-name="P1"><text:span text:style-name="T1">Fred</text:span></text:p>
        </draw:ellipse>
        <draw:line draw:style-name="gr1" draw:text-style-name="P1" draw:layer="layout" svg:x1="6.672cm" svg:y1="23.951cm" svg:x2="5.182cm" svg:y2="25.247cm">
          <text:p/>
        </draw:line>
        <draw:ellipse draw:style-name="gr2" draw:text-style-name="P2" draw:layer="layout" svg:width="1.583cm" svg:height="0.913cm" svg:x="4.382cm" svg:y="24.842cm">
          <text:p text:style-name="P1"><text:span text:style-name="T1">Calista</text:span></text:p>
        </draw:ellipse>
        <draw:ellipse draw:style-name="gr2" draw:text-style-name="P2" draw:layer="layout" svg:width="1.583cm" svg:height="0.913cm" svg:x="5.882cm" svg:y="23.342cm">
          <text:p text:style-name="P1"><text:span text:style-name="T1">Daisy</text:span></text:p>
        </draw:ellipse>
        <draw:line draw:style-name="gr1" draw:text-style-name="P1" draw:layer="layout" svg:x1="6.611cm" svg:y1="21.298cm" svg:x2="5.121cm" svg:y2="22.594cm">
          <text:p/>
        </draw:line>
        <draw:ellipse draw:style-name="gr2" draw:text-style-name="P2" draw:layer="layout" svg:width="1.494cm" svg:height="0.913cm" svg:x="5.768cm" svg:y="20.951cm">
          <text:p text:style-name="P1"><text:span text:style-name="T1">Eunice</text:span></text:p>
        </draw:ellipse>
        <draw:line draw:style-name="gr1" draw:text-style-name="P1" draw:layer="layout" svg:x1="3.853cm" svg:y1="23.827cm" svg:x2="5.121cm" svg:y2="22.594cm">
          <text:p/>
        </draw:line>
        <draw:ellipse draw:style-name="gr2" draw:text-style-name="P2" draw:layer="layout" svg:width="1.583cm" svg:height="0.913cm" svg:x="4.321cm" svg:y="22.189cm">
          <text:p text:style-name="P1"><text:span text:style-name="T1">Binky</text:span></text:p>
        </draw:ellipse>
        <draw:frame draw:style-name="gr5" draw:text-style-name="P4" draw:layer="layout" svg:width="0.714cm" svg:height="0.675cm" svg:x="7.115cm" svg:y="20.762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8.459cm" svg:y="21.66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9.652cm" svg:y="22.92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784cm" svg:y="24.65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778cm" svg:y="22.76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6.159cm" svg:y="22.78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404cm" svg:y="21.613cm">
          <draw:text-box>
            <text:p><text:span text:style-name="T2">3</text:span></text:p>
          </draw:text-box>
        </draw:frame>
        <draw:line draw:style-name="gr1" draw:text-style-name="P1" draw:layer="layout" svg:x1="2.432cm" svg:y1="25.017cm" svg:x2="3.7cm" svg:y2="23.784cm">
          <text:p/>
        </draw:line>
        <draw:ellipse draw:style-name="gr2" draw:text-style-name="P2" draw:layer="layout" svg:width="1.859cm" svg:height="1.072cm" svg:x="2.783cm" svg:y="23.284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284cm" svg:y="24.684cm">
          <text:p text:style-name="P1"><text:span text:style-name="T1">Ahmad</text:span></text:p>
        </draw:ellipse>
        <draw:frame draw:style-name="gr5" draw:text-style-name="P4" draw:layer="layout" svg:width="0.714cm" svg:height="0.675cm" svg:x="1.217cm" svg:y="24.211cm">
          <draw:text-box>
            <text:p><text:span text:style-name="T2">1</text:span></text:p>
          </draw:text-box>
        </draw:frame>
        <draw:line draw:style-name="gr1" draw:text-style-name="P1" draw:layer="layout" svg:x1="9.136cm" svg:y1="23.823cm" svg:x2="10.235cm" svg:y2="25.023cm">
          <text:p/>
        </draw:line>
        <draw:ellipse draw:style-name="gr2" draw:text-style-name="P2" draw:layer="layout" svg:width="1.609cm" svg:height="0.878cm" svg:x="9.653cm" svg:y="24.737cm">
          <text:p text:style-name="P1"><text:span text:style-name="T1">Waluigi</text:span></text:p>
        </draw:ellipse>
        <draw:frame draw:style-name="gr12" draw:text-style-name="P4" draw:layer="layout" svg:width="0.726cm" svg:height="0.675cm" svg:x="10.64cm" svg:y="24.28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425cm" svg:y="23.308cm">
          <text:p text:style-name="P1"><text:span text:style-name="T1">Luther</text:span></text:p>
        </draw:ellipse>
        <draw:line draw:style-name="gr1" draw:text-style-name="P1" draw:layer="layout" svg:x1="18.729cm" svg:y1="17.894cm" svg:x2="15.764cm" svg:y2="17.004cm">
          <text:p/>
        </draw:line>
        <draw:line draw:style-name="gr1" draw:text-style-name="P1" draw:layer="layout" svg:x1="14.321cm" svg:y1="18.127cm" svg:x2="15.906cm" svg:y2="19.356cm">
          <text:p/>
        </draw:line>
        <draw:line draw:style-name="gr1" draw:text-style-name="P1" draw:layer="layout" svg:x1="18.671cm" svg:y1="17.865cm" svg:x2="17.636cm" svg:y2="19.304cm">
          <text:p/>
        </draw:line>
        <draw:ellipse draw:style-name="gr2" draw:text-style-name="P2" draw:layer="layout" svg:width="1.266cm" svg:height="0.913cm" svg:x="17.006cm" svg:y="18.946cm">
          <text:p text:style-name="P1"><text:span text:style-name="T1">Fred</text:span></text:p>
        </draw:ellipse>
        <draw:line draw:style-name="gr1" draw:text-style-name="P1" draw:layer="layout" svg:x1="15.896cm" svg:y1="19.56cm" svg:x2="14.406cm" svg:y2="20.856cm">
          <text:p/>
        </draw:line>
        <draw:ellipse draw:style-name="gr2" draw:text-style-name="P2" draw:layer="layout" svg:width="1.583cm" svg:height="0.913cm" svg:x="13.606cm" svg:y="20.451cm">
          <text:p text:style-name="P1"><text:span text:style-name="T1">Calista</text:span></text:p>
        </draw:ellipse>
        <draw:ellipse draw:style-name="gr2" draw:text-style-name="P2" draw:layer="layout" svg:width="1.583cm" svg:height="0.913cm" svg:x="15.106cm" svg:y="18.951cm">
          <text:p text:style-name="P1"><text:span text:style-name="T1">Daisy</text:span></text:p>
        </draw:ellipse>
        <draw:line draw:style-name="gr1" draw:text-style-name="P1" draw:layer="layout" svg:x1="15.835cm" svg:y1="16.907cm" svg:x2="14.345cm" svg:y2="18.203cm">
          <text:p/>
        </draw:line>
        <draw:ellipse draw:style-name="gr2" draw:text-style-name="P2" draw:layer="layout" svg:width="1.494cm" svg:height="0.913cm" svg:x="14.992cm" svg:y="16.56cm">
          <text:p text:style-name="P1"><text:span text:style-name="T1">Eunice</text:span></text:p>
        </draw:ellipse>
        <draw:line draw:style-name="gr1" draw:text-style-name="P1" draw:layer="layout" svg:x1="13.077cm" svg:y1="19.436cm" svg:x2="14.345cm" svg:y2="18.203cm">
          <text:p/>
        </draw:line>
        <draw:ellipse draw:style-name="gr2" draw:text-style-name="P2" draw:layer="layout" svg:width="1.583cm" svg:height="0.913cm" svg:x="13.545cm" svg:y="17.798cm">
          <text:p text:style-name="P1"><text:span text:style-name="T1">Binky</text:span></text:p>
        </draw:ellipse>
        <draw:frame draw:style-name="gr5" draw:text-style-name="P4" draw:layer="layout" svg:width="0.714cm" svg:height="0.675cm" svg:x="16.339cm" svg:y="16.371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16.935cm" svg:y="18.454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8.674cm" svg:y="17.0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5.008cm" svg:y="20.2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2.002cm" svg:y="18.374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5.383cm" svg:y="18.394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628cm" svg:y="17.222cm">
          <draw:text-box>
            <text:p><text:span text:style-name="T2">3</text:span></text:p>
          </draw:text-box>
        </draw:frame>
        <draw:line draw:style-name="gr1" draw:text-style-name="P1" draw:layer="layout" svg:x1="11.656cm" svg:y1="20.626cm" svg:x2="12.924cm" svg:y2="19.393cm">
          <text:p/>
        </draw:line>
        <draw:ellipse draw:style-name="gr2" draw:text-style-name="P2" draw:layer="layout" svg:width="1.859cm" svg:height="1.072cm" svg:x="12.007cm" svg:y="18.893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0.508cm" svg:y="20.293cm">
          <text:p text:style-name="P1"><text:span text:style-name="T1">Ahmad</text:span></text:p>
        </draw:ellipse>
        <draw:frame draw:style-name="gr5" draw:text-style-name="P4" draw:layer="layout" svg:width="0.714cm" svg:height="0.675cm" svg:x="10.441cm" svg:y="19.82cm">
          <draw:text-box>
            <text:p><text:span text:style-name="T2">1</text:span></text:p>
          </draw:text-box>
        </draw:frame>
        <draw:line draw:style-name="gr1" draw:text-style-name="P1" draw:layer="layout" svg:x1="18.821cm" svg:y1="18.052cm" svg:x2="19.92cm" svg:y2="19.252cm">
          <text:p/>
        </draw:line>
        <draw:ellipse draw:style-name="gr2" draw:text-style-name="P2" draw:layer="layout" svg:width="1.609cm" svg:height="0.878cm" svg:x="18.981cm" svg:y="19.023cm">
          <text:p text:style-name="P1"><text:span text:style-name="T1">Waluigi</text:span></text:p>
        </draw:ellipse>
        <draw:frame draw:style-name="gr12" draw:text-style-name="P4" draw:layer="layout" svg:width="0.726cm" svg:height="0.675cm" svg:x="19.864cm" svg:y="18.536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8.052cm" svg:y="17.535cm">
          <text:p text:style-name="P1"><text:span text:style-name="T1">Luther</text:span></text:p>
        </draw:ellipse>
        <draw:line draw:style-name="gr21" draw:text-style-name="P3" draw:layer="layout" svg:x1="10.587cm" svg:y1="23cm" svg:x2="14.586cm" svg:y2="23cm">
          <text:p/>
        </draw:line>
        <draw:frame draw:style-name="gr5" draw:text-style-name="P4" draw:layer="layout" svg:width="3.884cm" svg:height="0.675cm" svg:x="10.418cm" svg:y="22.353cm">
          <draw:text-box>
            <text:p><text:span text:style-name="T2">Rotate about Luther</text:span></text:p>
          </draw:text-box>
        </draw:frame>
      </draw:page>
      <draw:page draw:name="page6" draw:style-name="dp1" draw:master-page-name="Default">
        <draw:line draw:style-name="gr1" draw:text-style-name="P1" draw:layer="layout" svg:x1="4.631cm" svg:y1="2.733cm" svg:x2="3.079cm" svg:y2="4.113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11" draw:text-style-name="P2" draw:layer="layout" svg:width="1.266cm" svg:height="0.913cm" svg:x="4.039cm" svg:y="2.305cm">
          <text:p text:style-name="P1"><text:span text:style-name="T1">B</text:span></text:p>
        </draw:ellipse>
        <draw:custom-shape draw:style-name="gr3" draw:text-style-name="P3" draw:layer="layout" svg:width="1.506cm" svg:height="1.542cm" svg:x="2.324cm" svg:y="3.8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32cm" svg:y1="6.133cm" svg:x2="3.552cm" svg:y2="7.728cm">
          <text:p/>
        </draw:line>
        <draw:custom-shape draw:style-name="gr3" draw:text-style-name="P3" draw:layer="layout" svg:width="1.506cm" svg:height="1.542cm" svg:x="2.871cm" svg:y="7.5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7cm" svg:y1="5.949cm" svg:x2="6.453cm" svg:y2="7.728cm">
          <text:p/>
        </draw:line>
        <draw:custom-shape draw:style-name="gr3" draw:text-style-name="P3" draw:layer="layout" svg:width="1.506cm" svg:height="1.542cm" svg:x="5.75cm" svg:y="7.531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275cm" svg:y1="4.153cm" svg:x2="7.941cm" svg:y2="5.725cm">
          <text:p/>
        </draw:line>
        <draw:custom-shape draw:style-name="gr3" draw:text-style-name="P3" draw:layer="layout" svg:width="1.506cm" svg:height="1.542cm" svg:x="7.292cm" svg:y="5.55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4.114cm" svg:x2="5.145cm" svg:y2="5.901cm">
          <text:p/>
        </draw:line>
        <draw:ellipse draw:style-name="gr2" draw:text-style-name="P2" draw:layer="layout" svg:width="1.298cm" svg:height="0.913cm" svg:x="5.543cm" svg:y="3.681cm">
          <text:p text:style-name="P1"><text:span text:style-name="T1">F</text:span></text:p>
        </draw:ellipse>
        <draw:frame draw:style-name="gr22" draw:text-style-name="P5" draw:layer="layout" svg:width="1.84cm" svg:height="1.609cm" svg:x="5.208cm" svg:y="1.9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6.455cm" svg:y="3.216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5.459cm" svg:y="5.264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2.291cm" svg:y="3.2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8.129cm" svg:y="5.30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447cm" svg:y="9.015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2.536cm" svg:y="9.015cm">
          <draw:text-box>
            <text:p><text:span text:style-name="T3">h-3 </text:span><text:span text:style-name="T1">or</text:span><text:span text:style-name="T3"> h-4</text:span></text:p>
          </draw:text-box>
        </draw:frame>
        <draw:custom-shape draw:style-name="gr20" draw:text-style-name="P3" draw:layer="layout" svg:width="4.459cm" svg:height="1.985cm" svg:x="8.89cm" svg:y="3.164cm">
          <text:p text:style-name="P1"><text:span text:style-name="T2">Either </text:span><text:span text:style-name="T4">D</text:span><text:span text:style-name="T2"> is the</text:span></text:p>
          <text:p text:style-name="P1"><text:span text:style-name="T2">newly added</text:span></text:p>
          <text:p text:style-name="P1"><text:span text:style-name="T2">node, or it is a</text:span></text:p>
          <text:p text:style-name="P1"><text:span text:style-name="T2">node in </text:span><text:span text:style-name="T4">C</text:span><text:span text:style-name="T2"> or </text:span><text:span text:style-name="T4">E</text:span><text:span text:style-name="T2">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ellipse draw:style-name="gr2" draw:text-style-name="P2" draw:layer="layout" svg:width="1.298cm" svg:height="0.913cm" svg:x="4.339cm" svg:y="5.506cm">
          <text:p text:style-name="P1"><text:span text:style-name="T1">D</text:span></text:p>
        </draw:ellipse>
        <draw:line draw:style-name="gr1" draw:text-style-name="P1" draw:layer="layout" svg:x1="4.631cm" svg:y1="11.333cm" svg:x2="3.079cm" svg:y2="12.713cm">
          <text:p/>
        </draw:line>
        <draw:line draw:style-name="gr1" draw:text-style-name="P1" draw:layer="layout" svg:x1="4.632cm" svg:y1="11.334cm" svg:x2="6.004cm" svg:y2="12.498cm">
          <text:p/>
        </draw:line>
        <draw:ellipse draw:style-name="gr2" draw:text-style-name="P2" draw:layer="layout" svg:width="1.266cm" svg:height="0.913cm" svg:x="4.039cm" svg:y="10.905cm">
          <text:p text:style-name="P1"><text:span text:style-name="T1">B</text:span></text:p>
        </draw:ellipse>
        <draw:custom-shape draw:style-name="gr3" draw:text-style-name="P3" draw:layer="layout" svg:width="1.506cm" svg:height="1.542cm" svg:x="2.324cm" svg:y="12.4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3cm" svg:y1="12.863cm" svg:x2="4.703cm" svg:y2="14.458cm">
          <text:p/>
        </draw:line>
        <draw:custom-shape draw:style-name="gr3" draw:text-style-name="P3" draw:layer="layout" svg:width="1.506cm" svg:height="1.542cm" svg:x="4.022cm" svg:y="14.23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056cm" svg:y1="14.5cm" svg:x2="6.453cm" svg:y2="16.328cm">
          <text:p/>
        </draw:line>
        <draw:custom-shape draw:style-name="gr3" draw:text-style-name="P3" draw:layer="layout" svg:width="1.506cm" svg:height="1.542cm" svg:x="5.951cm" svg:y="15.78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175cm" svg:y1="14.453cm" svg:x2="9.841cm" svg:y2="16.025cm">
          <text:p/>
        </draw:line>
        <draw:custom-shape draw:style-name="gr3" draw:text-style-name="P3" draw:layer="layout" svg:width="1.506cm" svg:height="1.542cm" svg:x="9.192cm" svg:y="15.85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12.714cm" svg:x2="7.883cm" svg:y2="14.299cm">
          <text:p/>
        </draw:line>
        <draw:ellipse draw:style-name="gr2" draw:text-style-name="P2" draw:layer="layout" svg:width="1.298cm" svg:height="0.913cm" svg:x="7.443cm" svg:y="13.981cm">
          <text:p text:style-name="P1"><text:span text:style-name="T1">F</text:span></text:p>
        </draw:ellipse>
        <draw:frame draw:style-name="gr5" draw:text-style-name="P5" draw:layer="layout" svg:width="0.714cm" svg:height="0.675cm" svg:x="5.208cm" svg:y="10.5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8.155cm" svg:y="13.516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6.61cm" svg:y="11.99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2.291cm" svg:y="11.8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0.029cm" svg:y="15.60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648cm" svg:y="17.27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3.687cm" svg:y="15.745cm">
          <draw:text-box>
            <text:p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98cm" svg:height="0.913cm" svg:x="5.49cm" svg:y="12.236cm">
          <text:p text:style-name="P1"><text:span text:style-name="T1">D</text:span></text:p>
        </draw:ellipse>
        <draw:frame draw:style-name="gr23" draw:text-style-name="P4" draw:layer="layout" svg:width="4.893cm" svg:height="0.747cm" svg:x="3.035cm" svg:y="18.24cm">
          <draw:text-box>
            <text:p><text:span text:style-name="T5">First rotation about </text:span><text:span text:style-name="T6">D</text:span><text:span text:style-name="T5">.</text:span></text:p>
          </draw:text-box>
        </draw:frame>
        <draw:line draw:style-name="gr1" draw:text-style-name="P1" draw:layer="layout" svg:x1="11.162cm" svg:y1="21.52cm" svg:x2="9.811cm" svg:y2="22.958cm">
          <text:p/>
        </draw:line>
        <draw:line draw:style-name="gr1" draw:text-style-name="P1" draw:layer="layout" svg:x1="11.134cm" svg:y1="21.605cm" svg:x2="13.292cm" svg:y2="19.707cm">
          <text:p/>
        </draw:line>
        <draw:custom-shape draw:style-name="gr3" draw:text-style-name="P3" draw:layer="layout" svg:width="1.506cm" svg:height="1.542cm" svg:x="9.118cm" svg:y="22.774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105cm" svg:y1="21.346cm" svg:x2="11.986cm" svg:y2="22.974cm">
          <text:p/>
        </draw:line>
        <draw:custom-shape draw:style-name="gr3" draw:text-style-name="P3" draw:layer="layout" svg:width="1.506cm" svg:height="1.542cm" svg:x="11.307cm" svg:y="22.75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541cm" svg:y1="21.52cm" svg:x2="13.938cm" svg:y2="23.348cm">
          <text:p/>
        </draw:line>
        <draw:custom-shape draw:style-name="gr3" draw:text-style-name="P3" draw:layer="layout" svg:width="1.506cm" svg:height="1.542cm" svg:x="13.436cm" svg:y="22.80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66cm" svg:y1="21.473cm" svg:x2="17.326cm" svg:y2="23.045cm">
          <text:p/>
        </draw:line>
        <draw:custom-shape draw:style-name="gr3" draw:text-style-name="P3" draw:layer="layout" svg:width="1.506cm" svg:height="1.542cm" svg:x="16.677cm" svg:y="22.87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3.67cm" svg:y1="19.734cm" svg:x2="15.368cm" svg:y2="21.319cm">
          <text:p/>
        </draw:line>
        <draw:ellipse draw:style-name="gr2" draw:text-style-name="P2" draw:layer="layout" svg:width="1.298cm" svg:height="0.913cm" svg:x="14.928cm" svg:y="21.001cm">
          <text:p text:style-name="P1"><text:span text:style-name="T1">F</text:span></text:p>
        </draw:ellipse>
        <draw:frame draw:style-name="gr24" draw:text-style-name="P5" draw:layer="layout" svg:width="1.411cm" svg:height="0.703cm" svg:x="10.298cm" svg:y="20.453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5.64cm" svg:y="20.536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3.795cm" svg:y="18.81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9.085cm" svg:y="22.159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7.514cm" svg:y="22.62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13.133cm" svg:y="24.29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10.972cm" svg:y="24.265cm">
          <draw:text-box>
            <text:p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98cm" svg:height="0.913cm" svg:x="12.687cm" svg:y="19.285cm">
          <text:p text:style-name="P1"><text:span text:style-name="T1">D</text:span></text:p>
        </draw:ellipse>
        <draw:frame draw:style-name="gr23" draw:text-style-name="P4" draw:layer="layout" svg:width="5.439cm" svg:height="0.747cm" svg:x="10.52cm" svg:y="25.26cm">
          <draw:text-box>
            <text:p><text:span text:style-name="T5">Second rotation about </text:span><text:span text:style-name="T6">D</text:span><text:span text:style-name="T5">.</text:span></text:p>
          </draw:text-box>
        </draw:frame>
        <draw:ellipse draw:style-name="gr2" draw:text-style-name="P2" draw:layer="layout" svg:width="1.102cm" svg:height="0.952cm" svg:x="10.646cm" svg:y="21.074cm">
          <text:p text:style-name="P1"><text:span text:style-name="T1">B</text:span></text:p>
        </draw:ellipse>
        <draw:custom-shape draw:style-name="gr15" draw:text-style-name="P1" draw:layer="layout" svg:width="1.024cm" svg:height="0.723cm" svg:x="2.309cm" svg:y="3.1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024cm" svg:height="0.723cm" svg:x="6.41cm" svg:y="3.1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line draw:style-name="gr1" draw:text-style-name="P1" draw:layer="layout" svg:x1="9.357cm" svg:y1="15.742cm" svg:x2="7.831cm" svg:y2="17.408cm">
          <text:p/>
        </draw:line>
        <draw:line draw:style-name="gr1" draw:text-style-name="P1" draw:layer="layout" svg:x1="12.787cm" svg:y1="11.443cm" svg:x2="11.297cm" svg:y2="12.739cm">
          <text:p/>
        </draw:line>
        <draw:ellipse draw:style-name="gr2" draw:text-style-name="P2" draw:layer="layout" svg:width="1.583cm" svg:height="0.913cm" svg:x="10.497cm" svg:y="12.334cm">
          <text:p text:style-name="P1"><text:span text:style-name="T1">Boo</text:span></text:p>
        </draw:ellipse>
        <draw:line draw:style-name="gr1" draw:text-style-name="P1" draw:layer="layout" svg:x1="9.696cm" svg:y1="3.107cm" svg:x2="6.731cm" svg:y2="2.217cm">
          <text:p/>
        </draw:line>
        <draw:line draw:style-name="gr1" draw:text-style-name="P1" draw:layer="layout" svg:x1="5.288cm" svg:y1="3.34cm" svg:x2="6.873cm" svg:y2="4.569cm">
          <text:p/>
        </draw:line>
        <draw:line draw:style-name="gr1" draw:text-style-name="P1" draw:layer="layout" svg:x1="9.638cm" svg:y1="3.078cm" svg:x2="8.603cm" svg:y2="4.517cm">
          <text:p/>
        </draw:line>
        <draw:ellipse draw:style-name="gr2" draw:text-style-name="P2" draw:layer="layout" svg:width="1.266cm" svg:height="0.913cm" svg:x="7.973cm" svg:y="4.159cm">
          <text:p text:style-name="P1"><text:span text:style-name="T1">Fred</text:span></text:p>
        </draw:ellipse>
        <draw:line draw:style-name="gr1" draw:text-style-name="P1" draw:layer="layout" svg:x1="6.863cm" svg:y1="4.773cm" svg:x2="5.373cm" svg:y2="6.069cm">
          <text:p/>
        </draw:line>
        <draw:ellipse draw:style-name="gr2" draw:text-style-name="P2" draw:layer="layout" svg:width="1.583cm" svg:height="0.913cm" svg:x="4.573cm" svg:y="5.664cm">
          <text:p text:style-name="P1"><text:span text:style-name="T1">Calista</text:span></text:p>
        </draw:ellipse>
        <draw:line draw:style-name="gr1" draw:text-style-name="P1" draw:layer="layout" svg:x1="6.802cm" svg:y1="2.12cm" svg:x2="5.312cm" svg:y2="3.416cm">
          <text:p/>
        </draw:line>
        <draw:ellipse draw:style-name="gr2" draw:text-style-name="P2" draw:layer="layout" svg:width="1.494cm" svg:height="0.913cm" svg:x="5.959cm" svg:y="1.773cm">
          <text:p text:style-name="P1"><text:span text:style-name="T1">Eunice</text:span></text:p>
        </draw:ellipse>
        <draw:line draw:style-name="gr1" draw:text-style-name="P1" draw:layer="layout" svg:x1="4.044cm" svg:y1="4.649cm" svg:x2="5.312cm" svg:y2="3.416cm">
          <text:p/>
        </draw:line>
        <draw:ellipse draw:style-name="gr2" draw:text-style-name="P2" draw:layer="layout" svg:width="1.583cm" svg:height="0.913cm" svg:x="4.512cm" svg:y="3.011cm">
          <text:p text:style-name="P1"><text:span text:style-name="T1">Binky</text:span></text:p>
        </draw:ellipse>
        <draw:frame draw:style-name="gr5" draw:text-style-name="P4" draw:layer="layout" svg:width="0.714cm" svg:height="0.675cm" svg:x="7.306cm" svg:y="1.584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7.902cm" svg:y="3.667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9.641cm" svg:y="2.223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975cm" svg:y="5.47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969cm" svg:y="3.587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6.35cm" svg:y="3.607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595cm" svg:y="2.435cm">
          <draw:text-box>
            <text:p><text:span text:style-name="T2">3</text:span></text:p>
          </draw:text-box>
        </draw:frame>
        <draw:line draw:style-name="gr1" draw:text-style-name="P1" draw:layer="layout" svg:x1="2.623cm" svg:y1="5.839cm" svg:x2="3.891cm" svg:y2="4.606cm">
          <text:p/>
        </draw:line>
        <draw:ellipse draw:style-name="gr2" draw:text-style-name="P2" draw:layer="layout" svg:width="1.859cm" svg:height="1.072cm" svg:x="2.974cm" svg:y="4.106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475cm" svg:y="5.606cm">
          <text:p text:style-name="P1"><text:span text:style-name="T1">Ahmad</text:span></text:p>
        </draw:ellipse>
        <draw:frame draw:style-name="gr5" draw:text-style-name="P4" draw:layer="layout" svg:width="0.714cm" svg:height="0.675cm" svg:x="1.408cm" svg:y="5.033cm">
          <draw:text-box>
            <text:p><text:span text:style-name="T2">1</text:span></text:p>
          </draw:text-box>
        </draw:frame>
        <draw:line draw:style-name="gr1" draw:text-style-name="P1" draw:layer="layout" svg:x1="9.788cm" svg:y1="3.265cm" svg:x2="10.887cm" svg:y2="4.465cm">
          <text:p/>
        </draw:line>
        <draw:ellipse draw:style-name="gr2" draw:text-style-name="P2" draw:layer="layout" svg:width="1.609cm" svg:height="0.878cm" svg:x="9.948cm" svg:y="4.236cm">
          <text:p text:style-name="P1"><text:span text:style-name="T1">Waluigi</text:span></text:p>
        </draw:ellipse>
        <draw:frame draw:style-name="gr12" draw:text-style-name="P4" draw:layer="layout" svg:width="0.726cm" svg:height="0.675cm" svg:x="10.831cm" svg:y="3.749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9.019cm" svg:y="2.748cm">
          <text:p text:style-name="P1"><text:span text:style-name="T1">Luther</text:span></text:p>
        </draw:ellipse>
        <draw:line draw:style-name="gr1" draw:text-style-name="P1" draw:layer="layout" svg:x1="6.876cm" svg:y1="4.43cm" svg:x2="8.373cm" svg:y2="6.069cm">
          <text:p/>
        </draw:line>
        <draw:ellipse draw:style-name="gr2" draw:text-style-name="P2" draw:layer="layout" svg:width="1.892cm" svg:height="0.913cm" svg:x="7.573cm" svg:y="5.664cm">
          <text:p text:style-name="P1"><text:span text:style-name="T1">Dontonio</text:span></text:p>
        </draw:ellipse>
        <draw:frame draw:style-name="gr5" draw:text-style-name="P4" draw:layer="layout" svg:width="0.714cm" svg:height="0.675cm" svg:x="9.175cm" svg:y="5.473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6.073cm" svg:y="4.164cm">
          <text:p text:style-name="P1"><text:span text:style-name="T1">Daisy</text:span></text:p>
        </draw:ellipse>
        <draw:line draw:style-name="gr1" draw:text-style-name="P1" draw:layer="layout" svg:x1="17.107cm" svg:y1="8.389cm" svg:x2="14.142cm" svg:y2="7.499cm">
          <text:p/>
        </draw:line>
        <draw:line draw:style-name="gr1" draw:text-style-name="P1" draw:layer="layout" svg:x1="12.699cm" svg:y1="8.622cm" svg:x2="14.284cm" svg:y2="9.851cm">
          <text:p/>
        </draw:line>
        <draw:line draw:style-name="gr1" draw:text-style-name="P1" draw:layer="layout" svg:x1="17.049cm" svg:y1="8.36cm" svg:x2="16.014cm" svg:y2="9.799cm">
          <text:p/>
        </draw:line>
        <draw:ellipse draw:style-name="gr2" draw:text-style-name="P2" draw:layer="layout" svg:width="1.266cm" svg:height="0.913cm" svg:x="15.384cm" svg:y="9.441cm">
          <text:p text:style-name="P1"><text:span text:style-name="T1">Fred</text:span></text:p>
        </draw:ellipse>
        <draw:line draw:style-name="gr1" draw:text-style-name="P1" draw:layer="layout" svg:x1="14.274cm" svg:y1="10.055cm" svg:x2="12.784cm" svg:y2="11.351cm">
          <text:p/>
        </draw:line>
        <draw:ellipse draw:style-name="gr2" draw:text-style-name="P2" draw:layer="layout" svg:width="1.583cm" svg:height="0.913cm" svg:x="11.984cm" svg:y="10.946cm">
          <text:p text:style-name="P1"><text:span text:style-name="T1">Calista</text:span></text:p>
        </draw:ellipse>
        <draw:line draw:style-name="gr1" draw:text-style-name="P1" draw:layer="layout" svg:x1="14.213cm" svg:y1="7.402cm" svg:x2="12.723cm" svg:y2="8.698cm">
          <text:p/>
        </draw:line>
        <draw:ellipse draw:style-name="gr11" draw:text-style-name="P2" draw:layer="layout" svg:width="1.494cm" svg:height="0.913cm" svg:x="13.37cm" svg:y="7.055cm">
          <text:p text:style-name="P1"><text:span text:style-name="T1">Eunice</text:span></text:p>
        </draw:ellipse>
        <draw:line draw:style-name="gr1" draw:text-style-name="P1" draw:layer="layout" svg:x1="11.455cm" svg:y1="9.931cm" svg:x2="12.723cm" svg:y2="8.698cm">
          <text:p/>
        </draw:line>
        <draw:ellipse draw:style-name="gr2" draw:text-style-name="P2" draw:layer="layout" svg:width="1.583cm" svg:height="0.913cm" svg:x="11.923cm" svg:y="8.293cm">
          <text:p text:style-name="P1"><text:span text:style-name="T1">Binky</text:span></text:p>
        </draw:ellipse>
        <draw:frame draw:style-name="gr5" draw:text-style-name="P4" draw:layer="layout" svg:width="0.714cm" svg:height="0.675cm" svg:x="14.717cm" svg:y="6.866cm">
          <draw:text-box>
            <text:p><text:span text:style-name="T2">5</text:span></text:p>
          </draw:text-box>
        </draw:frame>
        <draw:frame draw:style-name="gr5" draw:text-style-name="P4" draw:layer="layout" svg:width="0.714cm" svg:height="0.675cm" svg:x="15.313cm" svg:y="8.949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7.052cm" svg:y="7.50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386cm" svg:y="10.75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0.38cm" svg:y="8.869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761cm" svg:y="8.889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12.006cm" svg:y="7.717cm">
          <draw:text-box>
            <text:p><text:span text:style-name="T2">4</text:span></text:p>
          </draw:text-box>
        </draw:frame>
        <draw:line draw:style-name="gr1" draw:text-style-name="P1" draw:layer="layout" svg:x1="10.034cm" svg:y1="11.121cm" svg:x2="11.302cm" svg:y2="9.888cm">
          <text:p/>
        </draw:line>
        <draw:ellipse draw:style-name="gr2" draw:text-style-name="P2" draw:layer="layout" svg:width="1.859cm" svg:height="1.072cm" svg:x="10.385cm" svg:y="9.388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8.886cm" svg:y="10.888cm">
          <text:p text:style-name="P1"><text:span text:style-name="T1">Ahmad</text:span></text:p>
        </draw:ellipse>
        <draw:frame draw:style-name="gr5" draw:text-style-name="P4" draw:layer="layout" svg:width="0.714cm" svg:height="0.675cm" svg:x="8.819cm" svg:y="10.315cm">
          <draw:text-box>
            <text:p><text:span text:style-name="T2">1</text:span></text:p>
          </draw:text-box>
        </draw:frame>
        <draw:line draw:style-name="gr1" draw:text-style-name="P1" draw:layer="layout" svg:x1="17.199cm" svg:y1="8.547cm" svg:x2="18.298cm" svg:y2="9.747cm">
          <text:p/>
        </draw:line>
        <draw:ellipse draw:style-name="gr2" draw:text-style-name="P2" draw:layer="layout" svg:width="1.609cm" svg:height="0.878cm" svg:x="17.359cm" svg:y="9.518cm">
          <text:p text:style-name="P1"><text:span text:style-name="T1">Waluigi</text:span></text:p>
        </draw:ellipse>
        <draw:frame draw:style-name="gr12" draw:text-style-name="P4" draw:layer="layout" svg:width="0.726cm" svg:height="0.675cm" svg:x="18.242cm" svg:y="9.031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6.43cm" svg:y="8.03cm">
          <text:p text:style-name="P1"><text:span text:style-name="T1">Luther</text:span></text:p>
        </draw:ellipse>
        <draw:line draw:style-name="gr1" draw:text-style-name="P1" draw:layer="layout" svg:x1="14.287cm" svg:y1="9.712cm" svg:x2="15.784cm" svg:y2="11.351cm">
          <text:p/>
        </draw:line>
        <draw:ellipse draw:style-name="gr2" draw:text-style-name="P2" draw:layer="layout" svg:width="1.892cm" svg:height="0.913cm" svg:x="14.984cm" svg:y="10.946cm">
          <text:p text:style-name="P1"><text:span text:style-name="T1">Dontonio</text:span></text:p>
        </draw:ellipse>
        <draw:frame draw:style-name="gr5" draw:text-style-name="P4" draw:layer="layout" svg:width="0.714cm" svg:height="0.675cm" svg:x="16.586cm" svg:y="10.75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3.484cm" svg:y="9.446cm">
          <text:p text:style-name="P1"><text:span text:style-name="T1">Daisy</text:span></text:p>
        </draw:ellipse>
        <draw:frame draw:style-name="gr5" draw:text-style-name="P4" draw:layer="layout" svg:width="0.714cm" svg:height="0.675cm" svg:x="12.001cm" svg:y="12.121cm">
          <draw:text-box>
            <text:p><text:span text:style-name="T2">1</text:span></text:p>
          </draw:text-box>
        </draw:frame>
        <draw:line draw:style-name="gr1" draw:text-style-name="P1" draw:layer="layout" svg:x1="5.841cm" svg:y1="17.532cm" svg:x2="4.351cm" svg:y2="18.828cm">
          <text:p/>
        </draw:line>
        <draw:ellipse draw:style-name="gr2" draw:text-style-name="P2" draw:layer="layout" svg:width="1.583cm" svg:height="0.913cm" svg:x="3.551cm" svg:y="18.423cm">
          <text:p text:style-name="P1"><text:span text:style-name="T1">Boo</text:span></text:p>
        </draw:ellipse>
        <draw:line draw:style-name="gr1" draw:text-style-name="P1" draw:layer="layout" svg:x1="11.261cm" svg:y1="16.878cm" svg:x2="8.715cm" svg:y2="15.601cm">
          <text:p/>
        </draw:line>
        <draw:line draw:style-name="gr1" draw:text-style-name="P1" draw:layer="layout" svg:x1="6.477cm" svg:y1="14.465cm" svg:x2="9.277cm" svg:y2="15.682cm">
          <text:p/>
        </draw:line>
        <draw:line draw:style-name="gr1" draw:text-style-name="P1" draw:layer="layout" svg:x1="11.449cm" svg:y1="16.833cm" svg:x2="10.414cm" svg:y2="18.272cm">
          <text:p/>
        </draw:line>
        <draw:ellipse draw:style-name="gr2" draw:text-style-name="P2" draw:layer="layout" svg:width="1.266cm" svg:height="0.913cm" svg:x="9.538cm" svg:y="17.93cm">
          <text:p text:style-name="P1"><text:span text:style-name="T1">Fred</text:span></text:p>
        </draw:ellipse>
        <draw:line draw:style-name="gr1" draw:text-style-name="P1" draw:layer="layout" svg:x1="4.739cm" svg:y1="16.028cm" svg:x2="5.838cm" svg:y2="17.44cm">
          <text:p/>
        </draw:line>
        <draw:ellipse draw:style-name="gr2" draw:text-style-name="P2" draw:layer="layout" svg:width="1.583cm" svg:height="0.913cm" svg:x="5.038cm" svg:y="17.035cm">
          <text:p text:style-name="P1"><text:span text:style-name="T1">Calista</text:span></text:p>
        </draw:ellipse>
        <draw:line draw:style-name="gr1" draw:text-style-name="P1" draw:layer="layout" svg:x1="6.082cm" svg:y1="14.671cm" svg:x2="4.592cm" svg:y2="15.967cm">
          <text:p/>
        </draw:line>
        <draw:line draw:style-name="gr1" draw:text-style-name="P1" draw:layer="layout" svg:x1="3.009cm" svg:y1="17.22cm" svg:x2="4.277cm" svg:y2="15.987cm">
          <text:p/>
        </draw:line>
        <draw:ellipse draw:style-name="gr2" draw:text-style-name="P2" draw:layer="layout" svg:width="1.583cm" svg:height="0.913cm" svg:x="3.477cm" svg:y="15.582cm">
          <text:p text:style-name="P1"><text:span text:style-name="T1">Binky</text:span></text:p>
        </draw:ellipse>
        <draw:frame draw:style-name="gr5" draw:text-style-name="P4" draw:layer="layout" svg:width="0.714cm" svg:height="0.675cm" svg:x="8.871cm" svg:y="14.65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9.467cm" svg:y="17.438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1.206cm" svg:y="15.994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84cm" svg:y="16.544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.934cm" svg:y="16.158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7.515cm" svg:y="16.299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3.56cm" svg:y="15.006cm">
          <draw:text-box>
            <text:p><text:span text:style-name="T2">3</text:span></text:p>
          </draw:text-box>
        </draw:frame>
        <draw:line draw:style-name="gr1" draw:text-style-name="P1" draw:layer="layout" svg:x1="1.588cm" svg:y1="18.41cm" svg:x2="2.856cm" svg:y2="17.177cm">
          <text:p/>
        </draw:line>
        <draw:ellipse draw:style-name="gr2" draw:text-style-name="P2" draw:layer="layout" svg:width="1.859cm" svg:height="1.072cm" svg:x="1.939cm" svg:y="16.67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0.44cm" svg:y="18.177cm">
          <text:p text:style-name="P1"><text:span text:style-name="T1">Ahmad</text:span></text:p>
        </draw:ellipse>
        <draw:frame draw:style-name="gr5" draw:text-style-name="P4" draw:layer="layout" svg:width="0.714cm" svg:height="0.675cm" svg:x="0.373cm" svg:y="17.604cm">
          <draw:text-box>
            <text:p><text:span text:style-name="T2">1</text:span></text:p>
          </draw:text-box>
        </draw:frame>
        <draw:line draw:style-name="gr1" draw:text-style-name="P1" draw:layer="layout" svg:x1="11.353cm" svg:y1="17.036cm" svg:x2="12.452cm" svg:y2="18.236cm">
          <text:p/>
        </draw:line>
        <draw:ellipse draw:style-name="gr2" draw:text-style-name="P2" draw:layer="layout" svg:width="1.609cm" svg:height="0.878cm" svg:x="11.513cm" svg:y="18.007cm">
          <text:p text:style-name="P1"><text:span text:style-name="T1">Waluigi</text:span></text:p>
        </draw:ellipse>
        <draw:frame draw:style-name="gr12" draw:text-style-name="P4" draw:layer="layout" svg:width="0.726cm" svg:height="0.675cm" svg:x="12.396cm" svg:y="17.52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0.584cm" svg:y="16.519cm">
          <text:p text:style-name="P1"><text:span text:style-name="T1">Luther</text:span></text:p>
        </draw:ellipse>
        <draw:ellipse draw:style-name="gr2" draw:text-style-name="P2" draw:layer="layout" svg:width="1.892cm" svg:height="0.913cm" svg:x="6.938cm" svg:y="16.935cm">
          <text:p text:style-name="P1"><text:span text:style-name="T1">Dontonio</text:span></text:p>
        </draw:ellipse>
        <draw:ellipse draw:style-name="gr2" draw:text-style-name="P2" draw:layer="layout" svg:width="1.583cm" svg:height="0.913cm" svg:x="5.635cm" svg:y="14.245cm">
          <text:p text:style-name="P1"><text:span text:style-name="T1">Daisy</text:span></text:p>
        </draw:ellipse>
        <draw:frame draw:style-name="gr5" draw:text-style-name="P4" draw:layer="layout" svg:width="0.714cm" svg:height="0.675cm" svg:x="5.055cm" svg:y="18.21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526cm" svg:y="15.27cm">
          <text:p text:style-name="P1"><text:span text:style-name="T1">Eunice</text:span></text:p>
        </draw:ellipse>
        <draw:frame draw:style-name="gr5" draw:text-style-name="P4" draw:layer="layout" svg:width="0.714cm" svg:height="0.675cm" svg:x="6.943cm" svg:y="13.853cm">
          <draw:text-box>
            <text:p><text:span text:style-name="T2">4</text:span></text:p>
          </draw:text-box>
        </draw:frame>
        <draw:line draw:style-name="gr1" draw:text-style-name="P1" draw:layer="layout" svg:x1="10.058cm" svg:y1="21.643cm" svg:x2="8.532cm" svg:y2="23.309cm">
          <text:p/>
        </draw:line>
        <draw:line draw:style-name="gr1" draw:text-style-name="P1" draw:layer="layout" svg:x1="6.542cm" svg:y1="23.433cm" svg:x2="5.052cm" svg:y2="24.729cm">
          <text:p/>
        </draw:line>
        <draw:ellipse draw:style-name="gr2" draw:text-style-name="P2" draw:layer="layout" svg:width="1.583cm" svg:height="0.913cm" svg:x="4.252cm" svg:y="24.324cm">
          <text:p text:style-name="P1"><text:span text:style-name="T1">Boo</text:span></text:p>
        </draw:ellipse>
        <draw:line draw:style-name="gr1" draw:text-style-name="P1" draw:layer="layout" svg:x1="11.962cm" svg:y1="22.779cm" svg:x2="9.416cm" svg:y2="21.502cm">
          <text:p/>
        </draw:line>
        <draw:line draw:style-name="gr1" draw:text-style-name="P1" draw:layer="layout" svg:x1="7.178cm" svg:y1="20.366cm" svg:x2="9.978cm" svg:y2="21.583cm">
          <text:p/>
        </draw:line>
        <draw:line draw:style-name="gr1" draw:text-style-name="P1" draw:layer="layout" svg:x1="12.15cm" svg:y1="22.734cm" svg:x2="11.115cm" svg:y2="24.173cm">
          <text:p/>
        </draw:line>
        <draw:ellipse draw:style-name="gr2" draw:text-style-name="P2" draw:layer="layout" svg:width="1.266cm" svg:height="0.913cm" svg:x="10.239cm" svg:y="23.831cm">
          <text:p text:style-name="P1"><text:span text:style-name="T1">Fred</text:span></text:p>
        </draw:ellipse>
        <draw:line draw:style-name="gr1" draw:text-style-name="P1" draw:layer="layout" svg:x1="5.44cm" svg:y1="21.929cm" svg:x2="6.539cm" svg:y2="23.341cm">
          <text:p/>
        </draw:line>
        <draw:ellipse draw:style-name="gr2" draw:text-style-name="P2" draw:layer="layout" svg:width="1.583cm" svg:height="0.913cm" svg:x="5.739cm" svg:y="22.936cm">
          <text:p text:style-name="P1"><text:span text:style-name="T1">Calista</text:span></text:p>
        </draw:ellipse>
        <draw:line draw:style-name="gr1" draw:text-style-name="P1" draw:layer="layout" svg:x1="6.783cm" svg:y1="20.572cm" svg:x2="5.293cm" svg:y2="21.868cm">
          <text:p/>
        </draw:line>
        <draw:line draw:style-name="gr1" draw:text-style-name="P1" draw:layer="layout" svg:x1="3.71cm" svg:y1="23.121cm" svg:x2="4.978cm" svg:y2="21.888cm">
          <text:p/>
        </draw:line>
        <draw:ellipse draw:style-name="gr2" draw:text-style-name="P2" draw:layer="layout" svg:width="1.583cm" svg:height="0.913cm" svg:x="4.178cm" svg:y="21.483cm">
          <text:p text:style-name="P1"><text:span text:style-name="T1">Binky</text:span></text:p>
        </draw:ellipse>
        <draw:frame draw:style-name="gr5" draw:text-style-name="P4" draw:layer="layout" svg:width="0.714cm" svg:height="0.675cm" svg:x="9.572cm" svg:y="20.556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10.168cm" svg:y="23.339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1.907cm" svg:y="21.89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6.541cm" svg:y="22.445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635cm" svg:y="22.059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8.216cm" svg:y="22.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261cm" svg:y="20.907cm">
          <draw:text-box>
            <text:p><text:span text:style-name="T2">3</text:span></text:p>
          </draw:text-box>
        </draw:frame>
        <draw:line draw:style-name="gr1" draw:text-style-name="P1" draw:layer="layout" svg:x1="2.289cm" svg:y1="24.311cm" svg:x2="3.557cm" svg:y2="23.078cm">
          <text:p/>
        </draw:line>
        <draw:ellipse draw:style-name="gr2" draw:text-style-name="P2" draw:layer="layout" svg:width="1.859cm" svg:height="1.072cm" svg:x="2.64cm" svg:y="22.578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141cm" svg:y="24.078cm">
          <text:p text:style-name="P1"><text:span text:style-name="T1">Ahmad</text:span></text:p>
        </draw:ellipse>
        <draw:frame draw:style-name="gr5" draw:text-style-name="P4" draw:layer="layout" svg:width="0.714cm" svg:height="0.675cm" svg:x="1.074cm" svg:y="23.50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1.285cm" svg:y="22.42cm">
          <text:p text:style-name="P1"><text:span text:style-name="T1">Luther</text:span></text:p>
        </draw:ellipse>
        <draw:ellipse draw:style-name="gr2" draw:text-style-name="P2" draw:layer="layout" svg:width="1.892cm" svg:height="0.913cm" svg:x="7.639cm" svg:y="22.836cm">
          <text:p text:style-name="P1"><text:span text:style-name="T1">Dontonio</text:span></text:p>
        </draw:ellipse>
        <draw:ellipse draw:style-name="gr2" draw:text-style-name="P2" draw:layer="layout" svg:width="1.583cm" svg:height="0.913cm" svg:x="6.336cm" svg:y="20.146cm">
          <text:p text:style-name="P1"><text:span text:style-name="T1">Daisy</text:span></text:p>
        </draw:ellipse>
        <draw:frame draw:style-name="gr5" draw:text-style-name="P4" draw:layer="layout" svg:width="0.714cm" svg:height="0.675cm" svg:x="5.756cm" svg:y="24.111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9.227cm" svg:y="21.171cm">
          <text:p text:style-name="P1"><text:span text:style-name="T1">Eunice</text:span></text:p>
        </draw:ellipse>
        <draw:frame draw:style-name="gr5" draw:text-style-name="P4" draw:layer="layout" svg:width="0.714cm" svg:height="0.675cm" svg:x="7.644cm" svg:y="19.754cm">
          <draw:text-box>
            <text:p><text:span text:style-name="T2">4</text:span></text:p>
          </draw:text-box>
        </draw:frame>
      </draw:page>
      <draw:page draw:name="page8" draw:style-name="dp1" draw:master-page-name="Default">
        <draw:line draw:style-name="gr1" draw:text-style-name="P1" draw:layer="layout" svg:x1="4.631cm" svg:y1="14.133cm" svg:x2="3.079cm" svg:y2="15.513cm">
          <text:p/>
        </draw:line>
        <draw:line draw:style-name="gr1" draw:text-style-name="P1" draw:layer="layout" svg:x1="4.632cm" svg:y1="14.134cm" svg:x2="6.004cm" svg:y2="15.298cm">
          <text:p/>
        </draw:line>
        <draw:ellipse draw:style-name="gr2" draw:text-style-name="P2" draw:layer="layout" svg:width="1.266cm" svg:height="0.913cm" svg:x="4.039cm" svg:y="13.705cm">
          <text:p text:style-name="P6"><text:span text:style-name="T1">B</text:span></text:p>
        </draw:ellipse>
        <draw:custom-shape draw:style-name="gr25" draw:text-style-name="P3" draw:layer="Layout" svg:width="1.506cm" svg:height="1.542cm" svg:x="2.324cm" svg:y="15.246cm">
          <text:p text:style-name="P6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3cm" svg:y1="15.663cm" svg:x2="4.703cm" svg:y2="17.258cm">
          <text:p/>
        </draw:line>
        <draw:custom-shape draw:style-name="gr25" draw:text-style-name="P3" draw:layer="Layout" svg:width="1.506cm" svg:height="1.542cm" svg:x="4.022cm" svg:y="17.035cm">
          <text:p text:style-name="P6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" draw:layer="Layout" svg:width="1.506cm" svg:height="1.542cm" svg:x="7.12cm" svg:y="17.039cm">
          <text:p text:style-name="P6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15.514cm" svg:x2="7.883cm" svg:y2="17.099cm">
          <text:p/>
        </draw:line>
        <draw:frame draw:style-name="gr5" draw:text-style-name="P5" draw:layer="layout" svg:width="0.714cm" svg:height="0.675cm" svg:x="5.208cm" svg:y="13.385cm">
          <draw:text-box>
            <text:p text:style-name="P7"><text:span text:style-name="T3">h</text:span></text:p>
          </draw:text-box>
        </draw:frame>
        <draw:frame draw:style-name="gr13" draw:text-style-name="P4" draw:layer="layout" svg:width="1.22cm" svg:height="0.676cm" svg:x="6.61cm" svg:y="14.794cm">
          <draw:text-box>
            <text:p text:style-name="P7"><text:span text:style-name="T3">h-1</text:span></text:p>
          </draw:text-box>
        </draw:frame>
        <draw:frame draw:style-name="gr13" draw:text-style-name="P4" draw:layer="layout" svg:width="1.22cm" svg:height="0.676cm" svg:x="2.291cm" svg:y="14.631cm">
          <draw:text-box>
            <text:p text:style-name="P7"><text:span text:style-name="T3">h-3</text:span></text:p>
          </draw:text-box>
        </draw:frame>
        <draw:frame draw:style-name="gr13" draw:text-style-name="P4" draw:layer="layout" svg:width="2.339cm" svg:height="0.676cm" svg:x="6.827cm" svg:y="18.56cm">
          <draw:text-box>
            <text:p text:style-name="P7"><text:span text:style-name="T3">h-2 </text:span><text:span text:style-name="T1">or</text:span><text:span text:style-name="T3"> h-3</text:span></text:p>
          </draw:text-box>
        </draw:frame>
        <draw:frame draw:style-name="gr13" draw:text-style-name="P4" draw:layer="layout" svg:width="2.339cm" svg:height="0.676cm" svg:x="3.687cm" svg:y="18.545cm">
          <draw:text-box>
            <text:p text:style-name="P7"><text:span text:style-name="T3">h-2 </text:span><text:span text:style-name="T1">or</text:span><text:span text:style-name="T3"> h-3</text:span></text:p>
          </draw:text-box>
        </draw:frame>
        <draw:ellipse draw:style-name="gr2" draw:text-style-name="P2" draw:layer="layout" svg:width="1.298cm" svg:height="0.913cm" svg:x="5.49cm" svg:y="15.036cm">
          <text:p text:style-name="P6"><text:span text:style-name="T1">D</text:span></text:p>
        </draw:ellipse>
        <draw:line draw:style-name="gr1" draw:text-style-name="P1" draw:layer="layout" svg:x1="13.729cm" svg:y1="15.84cm" svg:x2="14.997cm" svg:y2="14.607cm">
          <text:p/>
        </draw:line>
        <draw:frame draw:style-name="gr5" draw:text-style-name="P4" draw:layer="layout" svg:width="0.714cm" svg:height="0.675cm" svg:x="16.178cm" svg:y="15.025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12.654cm" svg:y="14.698cm">
          <draw:text-box>
            <text:p text:style-name="P7"><text:span text:style-name="T2">2</text:span></text:p>
          </draw:text-box>
        </draw:frame>
        <draw:frame draw:style-name="gr5" draw:text-style-name="P4" draw:layer="layout" svg:width="0.714cm" svg:height="0.675cm" svg:x="14.28cm" svg:y="13.626cm">
          <draw:text-box>
            <text:p text:style-name="P7"><text:span text:style-name="T2">3</text:span></text:p>
          </draw:text-box>
        </draw:frame>
        <draw:line draw:style-name="gr1" draw:text-style-name="P1" draw:layer="layout" svg:x1="12.308cm" svg:y1="17.03cm" svg:x2="13.576cm" svg:y2="15.797cm">
          <text:p/>
        </draw:line>
        <draw:ellipse draw:style-name="gr2" draw:text-style-name="P2" draw:layer="layout" svg:width="1.859cm" svg:height="1.072cm" svg:x="12.659cm" svg:y="15.297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11.16cm" svg:y="16.697cm">
          <text:p text:style-name="P6"><text:span text:style-name="T1">Ahmad</text:span></text:p>
        </draw:ellipse>
        <draw:frame draw:style-name="gr5" draw:text-style-name="P4" draw:layer="layout" svg:width="0.714cm" svg:height="0.675cm" svg:x="11.093cm" svg:y="16.224cm">
          <draw:text-box>
            <text:p text:style-name="P7"><text:span text:style-name="T2">1</text:span></text:p>
          </draw:text-box>
        </draw:frame>
        <draw:line draw:style-name="gr1" draw:text-style-name="P1" draw:layer="layout" svg:x1="15.094cm" svg:y1="14.586cm" svg:x2="16.591cm" svg:y2="16.225cm">
          <text:p/>
        </draw:line>
        <draw:ellipse draw:style-name="gr2" draw:text-style-name="P2" draw:layer="layout" svg:width="1.583cm" svg:height="0.913cm" svg:x="15.754cm" svg:y="15.661cm">
          <text:p text:style-name="P6"><text:span text:style-name="T1">Calista</text:span></text:p>
        </draw:ellipse>
        <draw:ellipse draw:style-name="gr2" draw:text-style-name="P2" draw:layer="layout" svg:width="1.583cm" svg:height="0.913cm" svg:x="14.197cm" svg:y="14.202cm">
          <text:p text:style-name="P6"><text:span text:style-name="T1">Binky</text:span></text:p>
        </draw:ellipse>
        <draw:line draw:style-name="gr1" draw:text-style-name="P1" draw:layer="layout" svg:x1="13.643cm" svg:y1="19.811cm" svg:x2="14.874cm" svg:y2="21.058cm">
          <text:p/>
        </draw:line>
        <draw:frame draw:style-name="gr5" draw:text-style-name="P4" draw:layer="layout" svg:width="0.714cm" svg:height="0.675cm" svg:x="14.453cm" svg:y="20.147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12.568cm" svg:y="18.749cm">
          <draw:text-box>
            <text:p text:style-name="P7"><text:span text:style-name="T2">2</text:span></text:p>
          </draw:text-box>
        </draw:frame>
        <draw:line draw:style-name="gr1" draw:text-style-name="P1" draw:layer="layout" svg:x1="12.222cm" svg:y1="21.001cm" svg:x2="13.49cm" svg:y2="19.768cm">
          <text:p/>
        </draw:line>
        <draw:ellipse draw:style-name="gr2" draw:text-style-name="P2" draw:layer="layout" svg:width="1.859cm" svg:height="1.072cm" svg:x="12.573cm" svg:y="19.268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11.074cm" svg:y="20.668cm">
          <text:p text:style-name="P6"><text:span text:style-name="T1">Ahmad</text:span></text:p>
        </draw:ellipse>
        <draw:frame draw:style-name="gr5" draw:text-style-name="P4" draw:layer="layout" svg:width="0.714cm" svg:height="0.675cm" svg:x="11.007cm" svg:y="20.195cm">
          <draw:text-box>
            <text:p text:style-name="P7"><text:span text:style-name="T2">1</text:span></text:p>
          </draw:text-box>
        </draw:frame>
        <draw:ellipse draw:style-name="gr2" draw:text-style-name="P2" draw:layer="layout" svg:width="1.583cm" svg:height="0.913cm" svg:x="14.053cm" svg:y="20.705cm">
          <text:p text:style-name="P6"><text:span text:style-name="T1">Binky</text:span></text:p>
        </draw:ellipse>
        <draw:line draw:style-name="gr1" draw:text-style-name="P1" draw:layer="layout" svg:x1="6.521cm" svg:y1="23.03cm" svg:x2="7.789cm" svg:y2="21.797cm">
          <text:p/>
        </draw:line>
        <draw:frame draw:style-name="gr5" draw:text-style-name="P4" draw:layer="layout" svg:width="0.714cm" svg:height="0.675cm" svg:x="5.446cm" svg:y="21.888cm">
          <draw:text-box>
            <text:p text:style-name="P7"><text:span text:style-name="T2">2</text:span></text:p>
          </draw:text-box>
        </draw:frame>
        <draw:frame draw:style-name="gr5" draw:text-style-name="P4" draw:layer="layout" svg:width="0.714cm" svg:height="0.675cm" svg:x="7.072cm" svg:y="20.816cm">
          <draw:text-box>
            <text:p text:style-name="P7"><text:span text:style-name="T2">3</text:span></text:p>
          </draw:text-box>
        </draw:frame>
        <draw:line draw:style-name="gr1" draw:text-style-name="P1" draw:layer="layout" svg:x1="5.1cm" svg:y1="24.22cm" svg:x2="6.368cm" svg:y2="22.987cm">
          <text:p/>
        </draw:line>
        <draw:ellipse draw:style-name="gr2" draw:text-style-name="P2" draw:layer="layout" svg:width="1.859cm" svg:height="1.072cm" svg:x="5.451cm" svg:y="22.487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3.952cm" svg:y="23.887cm">
          <text:p text:style-name="P6"><text:span text:style-name="T1">Ahmad</text:span></text:p>
        </draw:ellipse>
        <draw:frame draw:style-name="gr5" draw:text-style-name="P4" draw:layer="layout" svg:width="0.714cm" svg:height="0.675cm" svg:x="3.885cm" svg:y="23.414cm">
          <draw:text-box>
            <text:p text:style-name="P7"><text:span text:style-name="T2">1</text:span></text:p>
          </draw:text-box>
        </draw:frame>
        <draw:ellipse draw:style-name="gr11" draw:text-style-name="P2" draw:layer="layout" svg:width="1.583cm" svg:height="0.913cm" svg:x="6.989cm" svg:y="21.392cm">
          <text:p text:style-name="P6"><text:span text:style-name="T1">Binky</text:span></text:p>
        </draw:ellipse>
        <draw:line draw:style-name="gr1" draw:text-style-name="P1" draw:layer="layout" svg:x1="6.468cm" svg:y1="4.404cm" svg:x2="4.978cm" svg:y2="5.7cm">
          <text:p/>
        </draw:line>
        <draw:ellipse draw:style-name="gr2" draw:text-style-name="P2" draw:layer="layout" svg:width="1.583cm" svg:height="0.913cm" svg:x="4.178cm" svg:y="5.295cm">
          <text:p text:style-name="P1"><text:span text:style-name="T1">Boo</text:span></text:p>
        </draw:ellipse>
        <draw:line draw:style-name="gr1" draw:text-style-name="P1" draw:layer="layout" svg:x1="11.888cm" svg:y1="3.75cm" svg:x2="9.342cm" svg:y2="2.473cm">
          <text:p/>
        </draw:line>
        <draw:line draw:style-name="gr1" draw:text-style-name="P1" draw:layer="layout" svg:x1="7.104cm" svg:y1="1.337cm" svg:x2="9.904cm" svg:y2="2.554cm">
          <text:p/>
        </draw:line>
        <draw:line draw:style-name="gr1" draw:text-style-name="P1" draw:layer="layout" svg:x1="12.076cm" svg:y1="3.705cm" svg:x2="11.041cm" svg:y2="5.144cm">
          <text:p/>
        </draw:line>
        <draw:ellipse draw:style-name="gr2" draw:text-style-name="P2" draw:layer="layout" svg:width="1.266cm" svg:height="0.913cm" svg:x="10.165cm" svg:y="4.802cm">
          <text:p text:style-name="P1"><text:span text:style-name="T1">Fred</text:span></text:p>
        </draw:ellipse>
        <draw:line draw:style-name="gr1" draw:text-style-name="P1" draw:layer="layout" svg:x1="5.366cm" svg:y1="2.9cm" svg:x2="6.465cm" svg:y2="4.312cm">
          <text:p/>
        </draw:line>
        <draw:ellipse draw:style-name="gr2" draw:text-style-name="P2" draw:layer="layout" svg:width="1.583cm" svg:height="0.913cm" svg:x="5.665cm" svg:y="3.907cm">
          <text:p text:style-name="P1"><text:span text:style-name="T1">Calista</text:span></text:p>
        </draw:ellipse>
        <draw:line draw:style-name="gr1" draw:text-style-name="P1" draw:layer="layout" svg:x1="6.709cm" svg:y1="1.543cm" svg:x2="5.219cm" svg:y2="2.839cm">
          <text:p/>
        </draw:line>
        <draw:line draw:style-name="gr1" draw:text-style-name="P1" draw:layer="layout" svg:x1="3.636cm" svg:y1="4.092cm" svg:x2="4.904cm" svg:y2="2.859cm">
          <text:p/>
        </draw:line>
        <draw:ellipse draw:style-name="gr2" draw:text-style-name="P2" draw:layer="layout" svg:width="1.583cm" svg:height="0.913cm" svg:x="4.104cm" svg:y="2.454cm">
          <text:p text:style-name="P1"><text:span text:style-name="T1">Binky</text:span></text:p>
        </draw:ellipse>
        <draw:frame draw:style-name="gr5" draw:text-style-name="P4" draw:layer="layout" svg:width="0.714cm" svg:height="0.675cm" svg:x="9.498cm" svg:y="1.527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10.094cm" svg:y="4.3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1.833cm" svg:y="2.86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6.467cm" svg:y="3.41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561cm" svg:y="3.03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187cm" svg:y="1.878cm">
          <draw:text-box>
            <text:p><text:span text:style-name="T2">3</text:span></text:p>
          </draw:text-box>
        </draw:frame>
        <draw:line draw:style-name="gr1" draw:text-style-name="P1" draw:layer="layout" svg:x1="2.215cm" svg:y1="5.282cm" svg:x2="3.483cm" svg:y2="4.049cm">
          <text:p/>
        </draw:line>
        <draw:ellipse draw:style-name="gr2" draw:text-style-name="P2" draw:layer="layout" svg:width="1.859cm" svg:height="1.072cm" svg:x="2.566cm" svg:y="3.549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067cm" svg:y="5.049cm">
          <text:p text:style-name="P1"><text:span text:style-name="T1">Ahmad</text:span></text:p>
        </draw:ellipse>
        <draw:frame draw:style-name="gr5" draw:text-style-name="P4" draw:layer="layout" svg:width="0.714cm" svg:height="0.675cm" svg:x="1cm" svg:y="4.476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1.211cm" svg:y="3.391cm">
          <text:p text:style-name="P1"><text:span text:style-name="T1">Luther</text:span></text:p>
        </draw:ellipse>
        <draw:ellipse draw:style-name="gr2" draw:text-style-name="P2" draw:layer="layout" svg:width="1.583cm" svg:height="0.913cm" svg:x="6.262cm" svg:y="1.117cm">
          <text:p text:style-name="P1"><text:span text:style-name="T1">Daisy</text:span></text:p>
        </draw:ellipse>
        <draw:frame draw:style-name="gr5" draw:text-style-name="P4" draw:layer="layout" svg:width="0.714cm" svg:height="0.675cm" svg:x="5.682cm" svg:y="5.082cm">
          <draw:text-box>
            <text:p><text:span text:style-name="T2">1</text:span></text:p>
          </draw:text-box>
        </draw:frame>
        <draw:ellipse draw:style-name="gr11" draw:text-style-name="P2" draw:layer="layout" svg:width="1.583cm" svg:height="0.913cm" svg:x="9.153cm" svg:y="2.142cm">
          <text:p text:style-name="P1"><text:span text:style-name="T1">Eunice</text:span></text:p>
        </draw:ellipse>
        <draw:frame draw:style-name="gr5" draw:text-style-name="P4" draw:layer="layout" svg:width="0.714cm" svg:height="0.675cm" svg:x="7.57cm" svg:y="0.725cm">
          <draw:text-box>
            <text:p><text:span text:style-name="T2">4</text:span></text:p>
          </draw:text-box>
        </draw:frame>
        <draw:line draw:style-name="gr1" draw:text-style-name="P1" draw:layer="layout" svg:x1="6.469cm" svg:y1="10.505cm" svg:x2="4.979cm" svg:y2="11.801cm">
          <text:p/>
        </draw:line>
        <draw:ellipse draw:style-name="gr2" draw:text-style-name="P2" draw:layer="layout" svg:width="1.583cm" svg:height="0.913cm" svg:x="4.179cm" svg:y="11.396cm">
          <text:p text:style-name="P1"><text:span text:style-name="T1">Boo</text:span></text:p>
        </draw:ellipse>
        <draw:line draw:style-name="gr1" draw:text-style-name="P1" draw:layer="layout" svg:x1="11.889cm" svg:y1="9.851cm" svg:x2="9.859cm" svg:y2="8.534cm">
          <text:p/>
        </draw:line>
        <draw:line draw:style-name="gr1" draw:text-style-name="P1" draw:layer="layout" svg:x1="7.105cm" svg:y1="7.438cm" svg:x2="9.905cm" svg:y2="8.655cm">
          <text:p/>
        </draw:line>
        <draw:line draw:style-name="gr1" draw:text-style-name="P1" draw:layer="layout" svg:x1="9.718cm" svg:y1="8.494cm" svg:x2="8.513cm" svg:y2="10.241cm">
          <text:p/>
        </draw:line>
        <draw:ellipse draw:style-name="gr2" draw:text-style-name="P2" draw:layer="layout" svg:width="1.266cm" svg:height="0.913cm" svg:x="9.203cm" svg:y="8.172cm">
          <text:p text:style-name="P1"><text:span text:style-name="T1">Fred</text:span></text:p>
        </draw:ellipse>
        <draw:line draw:style-name="gr1" draw:text-style-name="P1" draw:layer="layout" svg:x1="5.367cm" svg:y1="9.001cm" svg:x2="6.466cm" svg:y2="10.413cm">
          <text:p/>
        </draw:line>
        <draw:ellipse draw:style-name="gr2" draw:text-style-name="P2" draw:layer="layout" svg:width="1.583cm" svg:height="0.913cm" svg:x="5.666cm" svg:y="10.008cm">
          <text:p text:style-name="P1"><text:span text:style-name="T1">Calista</text:span></text:p>
        </draw:ellipse>
        <draw:line draw:style-name="gr1" draw:text-style-name="P1" draw:layer="layout" svg:x1="6.71cm" svg:y1="7.644cm" svg:x2="5.22cm" svg:y2="8.94cm">
          <text:p/>
        </draw:line>
        <draw:line draw:style-name="gr1" draw:text-style-name="P1" draw:layer="layout" svg:x1="3.637cm" svg:y1="10.193cm" svg:x2="4.905cm" svg:y2="8.96cm">
          <text:p/>
        </draw:line>
        <draw:ellipse draw:style-name="gr2" draw:text-style-name="P2" draw:layer="layout" svg:width="1.583cm" svg:height="0.913cm" svg:x="4.105cm" svg:y="8.555cm">
          <text:p text:style-name="P1"><text:span text:style-name="T1">Binky</text:span></text:p>
        </draw:ellipse>
        <draw:frame draw:style-name="gr5" draw:text-style-name="P4" draw:layer="layout" svg:width="0.714cm" svg:height="0.675cm" svg:x="9.499cm" svg:y="7.628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8.047cm" svg:y="8.98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1.834cm" svg:y="8.967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468cm" svg:y="9.517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562cm" svg:y="9.13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188cm" svg:y="7.979cm">
          <draw:text-box>
            <text:p><text:span text:style-name="T2">3</text:span></text:p>
          </draw:text-box>
        </draw:frame>
        <draw:line draw:style-name="gr1" draw:text-style-name="P1" draw:layer="layout" svg:x1="2.216cm" svg:y1="11.383cm" svg:x2="3.484cm" svg:y2="10.15cm">
          <text:p/>
        </draw:line>
        <draw:ellipse draw:style-name="gr2" draw:text-style-name="P2" draw:layer="layout" svg:width="1.859cm" svg:height="1.072cm" svg:x="2.567cm" svg:y="9.65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068cm" svg:y="11.15cm">
          <text:p text:style-name="P1"><text:span text:style-name="T1">Ahmad</text:span></text:p>
        </draw:ellipse>
        <draw:frame draw:style-name="gr5" draw:text-style-name="P4" draw:layer="layout" svg:width="0.714cm" svg:height="0.675cm" svg:x="1.001cm" svg:y="10.577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1.212cm" svg:y="9.492cm">
          <text:p text:style-name="P1"><text:span text:style-name="T1">Luther</text:span></text:p>
        </draw:ellipse>
        <draw:ellipse draw:style-name="gr2" draw:text-style-name="P2" draw:layer="layout" svg:width="1.583cm" svg:height="0.913cm" svg:x="6.263cm" svg:y="7.218cm">
          <text:p text:style-name="P1"><text:span text:style-name="T1">Daisy</text:span></text:p>
        </draw:ellipse>
        <draw:frame draw:style-name="gr5" draw:text-style-name="P4" draw:layer="layout" svg:width="0.714cm" svg:height="0.675cm" svg:x="5.683cm" svg:y="11.183cm">
          <draw:text-box>
            <text:p><text:span text:style-name="T2">1</text:span></text:p>
          </draw:text-box>
        </draw:frame>
        <draw:ellipse draw:style-name="gr2" draw:text-style-name="P2" draw:layer="layout" svg:width="1.808cm" svg:height="0.913cm" svg:x="7.649cm" svg:y="9.549cm">
          <text:p text:style-name="P1"><text:span text:style-name="T1">Dontonio</text:span></text:p>
        </draw:ellipse>
        <draw:frame draw:style-name="gr5" draw:text-style-name="P4" draw:layer="layout" svg:width="0.714cm" svg:height="0.675cm" svg:x="7.571cm" svg:y="6.826cm">
          <draw:text-box>
            <text:p><text:span text:style-name="T2">4</text:span></text:p>
          </draw:text-box>
        </draw:frame>
      </draw:page>
      <draw:page draw:name="page9" draw:style-name="dp1" draw:master-page-name="Default">
        <draw:path draw:style-name="gr26" draw:text-style-name="P1" draw:layer="layout" svg:width="2.398cm" svg:height="2.513cm" svg:x="8.125cm" svg:y="11.164cm" svg:viewBox="0 0 2399 2514" svg:d="M168 824c-49 220-59 450-141 662-100 259 96 485 321 643 299 208 620 274 944 361 235 62 520 4 663-180 187-242 366-508 401-824 29-273 15-549 40-823 22-236-85-473-321-542-210-63-428-165-642-100-217 65-453 84-643 220l-201 121-201 140-140 161z">
          <text:p/>
        </draw:path>
        <draw:path draw:style-name="gr26" draw:text-style-name="P1" draw:layer="layout" svg:width="2.267cm" svg:height="2.123cm" svg:x="4.864cm" svg:y="12.65cm" svg:viewBox="0 0 2268 2124" svg:d="M1241 120c-223 1-436 44-663 101-268 67-447 264-522 482-71 207-85 462 20 662 130 247 361 433 583 603 201 154 461 104 702 140 207 31 448 32 623-140 169-165 308-393 281-643-23-212-4-430 0-642 5-237-47-547-321-623l-201-60-101 60z">
          <text:p/>
        </draw:path>
        <draw:path draw:style-name="gr26" draw:text-style-name="P1" draw:layer="layout" svg:width="3.505cm" svg:height="4.393cm" svg:x="1.118cm" svg:y="12.038cm" svg:viewBox="0 0 3506 4394" svg:d="M2918 752c-295-97-465-364-703-542-255-191-570-232-863-200-260 29-482 214-642 421-179 232-277 504-442 743-151 219-126 506-161 763-36 268-44 537-80 803-26 200 16 405-20 603-47 259 134 507 381 562 216 48 390 219 603 281 241 70 472 178 723 201 236 21 500 4 702-161 234-191 399-431 542-683 131-228 204-471 362-702 135-196 125-464 120-703-4-225 86-437 61-663-28-258-213-450-362-642l-40-60z">
          <text:p/>
        </draw:path>
        <draw:line draw:style-name="gr1" draw:text-style-name="P1" draw:layer="layout" svg:x1="14.524cm" svg:y1="4.269cm" svg:x2="8.516cm" svg:y2="2.508cm">
          <text:p/>
        </draw:line>
        <draw:line draw:style-name="gr1" draw:text-style-name="P1" draw:layer="layout" svg:x1="2.254cm" svg:y1="7.729cm" svg:x2="3.522cm" svg:y2="6.496cm">
          <text:p/>
        </draw:line>
        <draw:line draw:style-name="gr1" draw:text-style-name="P1" draw:layer="layout" svg:x1="5.956cm" svg:y1="6.104cm" svg:x2="4.903cm" svg:y2="4.971cm">
          <text:p/>
        </draw:line>
        <draw:line draw:style-name="gr1" draw:text-style-name="P1" draw:layer="layout" svg:x1="8.314cm" svg:y1="2.484cm" svg:x2="6.575cm" svg:y2="3.683cm">
          <text:p/>
        </draw:line>
        <draw:line draw:style-name="gr1" draw:text-style-name="P1" draw:layer="layout" svg:x1="5.056cm" svg:y1="5.013cm" svg:x2="6.324cm" svg:y2="3.78cm">
          <text:p/>
        </draw:line>
        <draw:frame draw:style-name="gr5" draw:text-style-name="P4" draw:layer="layout" svg:width="0.714cm" svg:height="0.675cm" svg:x="9.058cm" svg:y="4.11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888cm" svg:y="5.3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7cm" svg:y="2.735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4.399cm" svg:y="3.835cm">
          <draw:text-box>
            <text:p><text:span text:style-name="T2">3</text:span></text:p>
          </draw:text-box>
        </draw:frame>
        <draw:line draw:style-name="gr1" draw:text-style-name="P1" draw:layer="layout" svg:x1="3.635cm" svg:y1="6.203cm" svg:x2="4.903cm" svg:y2="4.97cm">
          <text:p/>
        </draw:line>
        <draw:ellipse draw:style-name="gr2" draw:text-style-name="P2" draw:layer="layout" svg:width="1.859cm" svg:height="1.072cm" svg:x="3.986cm" svg:y="4.4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6.864cm">
          <draw:text-box>
            <text:p><text:span text:style-name="T2">1</text:span></text:p>
          </draw:text-box>
        </draw:frame>
        <draw:line draw:style-name="gr1" draw:text-style-name="P1" draw:layer="layout" svg:x1="6.421cm" svg:y1="3.759cm" svg:x2="9.408cm" svg:y2="5.097cm">
          <text:p/>
        </draw:line>
        <draw:ellipse draw:style-name="gr2" draw:text-style-name="P2" draw:layer="layout" svg:width="1.583cm" svg:height="0.913cm" svg:x="7.671cm" svg:y="2.054cm">
          <text:p text:style-name="P1"><text:span text:style-name="T1">Daisy</text:span></text:p>
        </draw:ellipse>
        <draw:line draw:style-name="gr1" draw:text-style-name="P1" draw:layer="layout" svg:x1="9.424cm" svg:y1="5.357cm" svg:x2="7.934cm" svg:y2="6.653cm">
          <text:p/>
        </draw:line>
        <draw:ellipse draw:style-name="gr2" draw:text-style-name="P2" draw:layer="layout" svg:width="1.583cm" svg:height="0.913cm" svg:x="7.134cm" svg:y="6.248cm">
          <text:p text:style-name="P1"><text:span text:style-name="T1">Boo</text:span></text:p>
        </draw:ellipse>
        <draw:frame draw:style-name="gr5" draw:text-style-name="P4" draw:layer="layout" svg:width="0.714cm" svg:height="0.675cm" svg:x="7.789cm" svg:y="5.654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4.7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5.597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6.0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.355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1.722cm" svg:y1="6.985cm" svg:x2="12.99cm" svg:y2="5.752cm">
          <text:p/>
        </draw:line>
        <draw:line draw:style-name="gr1" draw:text-style-name="P1" draw:layer="layout" svg:x1="15.424cm" svg:y1="5.36cm" svg:x2="14.371cm" svg:y2="4.227cm">
          <text:p/>
        </draw:line>
        <draw:frame draw:style-name="gr5" draw:text-style-name="P4" draw:layer="layout" svg:width="0.714cm" svg:height="0.675cm" svg:x="12.356cm" svg:y="4.61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867cm" svg:y="3.091cm">
          <draw:text-box>
            <text:p><text:span text:style-name="T2">3</text:span></text:p>
          </draw:text-box>
        </draw:frame>
        <draw:line draw:style-name="gr1" draw:text-style-name="P1" draw:layer="layout" svg:x1="13.103cm" svg:y1="5.459cm" svg:x2="14.371cm" svg:y2="4.226cm">
          <text:p/>
        </draw:line>
        <draw:ellipse draw:style-name="gr2" draw:text-style-name="P2" draw:layer="layout" svg:width="1.859cm" svg:height="1.072cm" svg:x="13.454cm" svg:y="3.7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6cm">
          <text:p text:style-name="P1"><text:span text:style-name="T1">Frenchy</text:span></text:p>
        </draw:ellipse>
        <draw:frame draw:style-name="gr5" draw:text-style-name="P4" draw:layer="layout" svg:width="0.714cm" svg:height="0.675cm" svg:x="11.226cm" svg:y="6.32cm">
          <draw:text-box>
            <text:p><text:span text:style-name="T2">1</text:span></text:p>
          </draw:text-box>
        </draw:frame>
        <draw:ellipse draw:style-name="gr2" draw:text-style-name="P2" draw:layer="layout" svg:width="1.859cm" svg:height="0.968cm" svg:x="10.747cm" svg:y="6.881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5.072cm">
          <text:p text:style-name="P1"><text:span text:style-name="T1">Xavier</text:span></text:p>
        </draw:ellipse>
        <draw:frame draw:style-name="gr5" draw:text-style-name="P4" draw:layer="layout" svg:width="0.714cm" svg:height="0.675cm" svg:x="15.685cm" svg:y="4.509cm">
          <draw:text-box>
            <text:p><text:span text:style-name="T2">1</text:span></text:p>
          </draw:text-box>
        </draw:frame>
        <draw:line draw:style-name="gr1" draw:text-style-name="P1" draw:layer="layout" svg:x1="14.524cm" svg:y1="11.57cm" svg:x2="8.516cm" svg:y2="9.809cm">
          <text:p/>
        </draw:line>
        <draw:line draw:style-name="gr1" draw:text-style-name="P1" draw:layer="layout" svg:x1="2.254cm" svg:y1="15.03cm" svg:x2="3.522cm" svg:y2="13.797cm">
          <text:p/>
        </draw:line>
        <draw:line draw:style-name="gr1" draw:text-style-name="P1" draw:layer="layout" svg:x1="5.956cm" svg:y1="13.405cm" svg:x2="4.903cm" svg:y2="12.272cm">
          <text:p/>
        </draw:line>
        <draw:line draw:style-name="gr1" draw:text-style-name="P1" draw:layer="layout" svg:x1="8.314cm" svg:y1="9.785cm" svg:x2="6.575cm" svg:y2="10.984cm">
          <text:p/>
        </draw:line>
        <draw:line draw:style-name="gr1" draw:text-style-name="P1" draw:layer="layout" svg:x1="5.056cm" svg:y1="12.314cm" svg:x2="6.324cm" svg:y2="11.081cm">
          <text:p/>
        </draw:line>
        <draw:frame draw:style-name="gr5" draw:text-style-name="P4" draw:layer="layout" svg:width="0.714cm" svg:height="0.675cm" svg:x="9.058cm" svg:y="11.41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88cm" svg:y="12.66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7cm" svg:y="10.036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4.399cm" svg:y="11.136cm">
          <draw:text-box>
            <text:p><text:span text:style-name="T2">3</text:span></text:p>
          </draw:text-box>
        </draw:frame>
        <draw:line draw:style-name="gr1" draw:text-style-name="P1" draw:layer="layout" svg:x1="3.635cm" svg:y1="13.504cm" svg:x2="4.903cm" svg:y2="12.271cm">
          <text:p/>
        </draw:line>
        <draw:ellipse draw:style-name="gr2" draw:text-style-name="P2" draw:layer="layout" svg:width="1.859cm" svg:height="1.072cm" svg:x="3.986cm" svg:y="11.77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13.171cm">
          <text:p text:style-name="P1"><text:span text:style-name="T1">Ahmad</text:span></text:p>
        </draw:ellipse>
        <draw:frame draw:style-name="gr5" draw:text-style-name="P4" draw:layer="layout" svg:width="0.714cm" svg:height="0.675cm" svg:x="1.758cm" svg:y="14.165cm">
          <draw:text-box>
            <text:p><text:span text:style-name="T2">1</text:span></text:p>
          </draw:text-box>
        </draw:frame>
        <draw:line draw:style-name="gr1" draw:text-style-name="P1" draw:layer="layout" svg:x1="6.421cm" svg:y1="11.06cm" svg:x2="9.408cm" svg:y2="12.398cm">
          <text:p/>
        </draw:line>
        <draw:ellipse draw:style-name="gr2" draw:text-style-name="P2" draw:layer="layout" svg:width="1.583cm" svg:height="0.913cm" svg:x="7.671cm" svg:y="9.355cm">
          <text:p text:style-name="P1"><text:span text:style-name="T1">Daisy</text:span></text:p>
        </draw:ellipse>
        <draw:ellipse draw:style-name="gr2" draw:text-style-name="P2" draw:layer="layout" svg:width="1.583cm" svg:height="0.913cm" svg:x="8.634cm" svg:y="12.049cm">
          <text:p text:style-name="P1"><text:span text:style-name="T1">Boo</text:span></text:p>
        </draw:ellipse>
        <draw:ellipse draw:style-name="gr11" draw:text-style-name="P2" draw:layer="layout" svg:width="1.583cm" svg:height="0.913cm" svg:x="5.524cm" svg:y="10.676cm">
          <text:p text:style-name="P1"><text:span text:style-name="T1">Binky</text:span></text:p>
        </draw:ellipse>
        <draw:frame draw:style-name="gr5" draw:text-style-name="P4" draw:layer="layout" svg:width="0.714cm" svg:height="0.675cm" svg:x="6.293cm" svg:y="12.898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13.319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14.926cm">
          <text:p text:style-name="P1"><text:span text:style-name="T1">Abdul</text:span></text:p>
        </draw:ellipse>
        <draw:line draw:style-name="gr1" draw:text-style-name="P1" draw:layer="layout" svg:x1="11.722cm" svg:y1="14.286cm" svg:x2="12.99cm" svg:y2="13.053cm">
          <text:p/>
        </draw:line>
        <draw:line draw:style-name="gr1" draw:text-style-name="P1" draw:layer="layout" svg:x1="15.424cm" svg:y1="12.661cm" svg:x2="14.371cm" svg:y2="11.528cm">
          <text:p/>
        </draw:line>
        <draw:frame draw:style-name="gr5" draw:text-style-name="P4" draw:layer="layout" svg:width="0.714cm" svg:height="0.675cm" svg:x="12.356cm" svg:y="11.917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867cm" svg:y="10.392cm">
          <draw:text-box>
            <text:p><text:span text:style-name="T2">3</text:span></text:p>
          </draw:text-box>
        </draw:frame>
        <draw:line draw:style-name="gr1" draw:text-style-name="P1" draw:layer="layout" svg:x1="13.103cm" svg:y1="12.76cm" svg:x2="14.371cm" svg:y2="11.527cm">
          <text:p/>
        </draw:line>
        <draw:ellipse draw:style-name="gr2" draw:text-style-name="P2" draw:layer="layout" svg:width="1.859cm" svg:height="1.072cm" svg:x="13.454cm" svg:y="11.027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12.427cm">
          <text:p text:style-name="P1"><text:span text:style-name="T1">Frenchy</text:span></text:p>
        </draw:ellipse>
        <draw:frame draw:style-name="gr5" draw:text-style-name="P4" draw:layer="layout" svg:width="0.714cm" svg:height="0.675cm" svg:x="11.226cm" svg:y="13.621cm">
          <draw:text-box>
            <text:p><text:span text:style-name="T2">1</text:span></text:p>
          </draw:text-box>
        </draw:frame>
        <draw:ellipse draw:style-name="gr2" draw:text-style-name="P2" draw:layer="layout" svg:width="1.859cm" svg:height="0.968cm" svg:x="10.747cm" svg:y="14.182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12.373cm">
          <text:p text:style-name="P1"><text:span text:style-name="T1">Xavier</text:span></text:p>
        </draw:ellipse>
        <draw:frame draw:style-name="gr5" draw:text-style-name="P4" draw:layer="layout" svg:width="0.714cm" svg:height="0.675cm" svg:x="15.685cm" svg:y="11.8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696cm" svg:y="8.832cm">
          <draw:text-box>
            <text:p><text:span text:style-name="T2">5</text:span></text:p>
          </draw:text-box>
        </draw:frame>
        <draw:line draw:style-name="gr1" draw:text-style-name="P1" draw:layer="layout" svg:x1="14.525cm" svg:y1="19.171cm" svg:x2="8.517cm" svg:y2="17.41cm">
          <text:p/>
        </draw:line>
        <draw:line draw:style-name="gr1" draw:text-style-name="P1" draw:layer="layout" svg:x1="3.355cm" svg:y1="21.331cm" svg:x2="4.623cm" svg:y2="20.098cm">
          <text:p/>
        </draw:line>
        <draw:line draw:style-name="gr1" draw:text-style-name="P1" draw:layer="layout" svg:x1="6.044cm" svg:y1="21.304cm" svg:x2="7.791cm" svg:y2="19.818cm">
          <text:p/>
        </draw:line>
        <draw:line draw:style-name="gr1" draw:text-style-name="P1" draw:layer="layout" svg:x1="8.315cm" svg:y1="17.386cm" svg:x2="6.576cm" svg:y2="18.585cm">
          <text:p/>
        </draw:line>
        <draw:line draw:style-name="gr1" draw:text-style-name="P1" draw:layer="layout" svg:x1="8.092cm" svg:y1="19.878cm" svg:x2="6.325cm" svg:y2="18.682cm">
          <text:p/>
        </draw:line>
        <draw:frame draw:style-name="gr5" draw:text-style-name="P4" draw:layer="layout" svg:width="0.714cm" svg:height="0.675cm" svg:x="9.38cm" svg:y="20.5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3.989cm" svg:y="18.96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8cm" svg:y="17.637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8.416cm" svg:y="18.958cm">
          <draw:text-box>
            <text:p><text:span text:style-name="T2">2</text:span></text:p>
          </draw:text-box>
        </draw:frame>
        <draw:line draw:style-name="gr1" draw:text-style-name="P1" draw:layer="layout" svg:x1="4.736cm" svg:y1="19.805cm" svg:x2="6.004cm" svg:y2="18.572cm">
          <text:p/>
        </draw:line>
        <draw:ellipse draw:style-name="gr2" draw:text-style-name="P2" draw:layer="layout" svg:width="1.859cm" svg:height="1.072cm" svg:x="5.272cm" svg:y="18.24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3.588cm" svg:y="19.472cm">
          <text:p text:style-name="P1"><text:span text:style-name="T1">Ahmad</text:span></text:p>
        </draw:ellipse>
        <draw:frame draw:style-name="gr5" draw:text-style-name="P4" draw:layer="layout" svg:width="0.714cm" svg:height="0.675cm" svg:x="2.859cm" svg:y="20.566cm">
          <draw:text-box>
            <text:p><text:span text:style-name="T2">1</text:span></text:p>
          </draw:text-box>
        </draw:frame>
        <draw:line draw:style-name="gr1" draw:text-style-name="P1" draw:layer="layout" svg:x1="7.992cm" svg:y1="19.858cm" svg:x2="9.257cm" svg:y2="21.304cm">
          <text:p/>
        </draw:line>
        <draw:ellipse draw:style-name="gr2" draw:text-style-name="P2" draw:layer="layout" svg:width="1.583cm" svg:height="0.913cm" svg:x="7.672cm" svg:y="16.956cm">
          <text:p text:style-name="P1"><text:span text:style-name="T1">Daisy</text:span></text:p>
        </draw:ellipse>
        <draw:ellipse draw:style-name="gr2" draw:text-style-name="P2" draw:layer="layout" svg:width="1.583cm" svg:height="0.913cm" svg:x="8.776cm" svg:y="20.995cm">
          <text:p text:style-name="P1"><text:span text:style-name="T1">Boo</text:span></text:p>
        </draw:ellipse>
        <draw:ellipse draw:style-name="gr2" draw:text-style-name="P2" draw:layer="layout" svg:width="1.583cm" svg:height="0.913cm" svg:x="7.292cm" svg:y="19.461cm">
          <text:p text:style-name="P1"><text:span text:style-name="T1">Binky</text:span></text:p>
        </draw:ellipse>
        <draw:frame draw:style-name="gr5" draw:text-style-name="P4" draw:layer="layout" svg:width="0.714cm" svg:height="0.675cm" svg:x="6.094cm" svg:y="20.299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2cm" svg:y="20.92cm">
          <text:p text:style-name="P1"><text:span text:style-name="T1">Bethany</text:span></text:p>
        </draw:ellipse>
        <draw:ellipse draw:style-name="gr2" draw:text-style-name="P2" draw:layer="layout" svg:width="1.859cm" svg:height="0.968cm" svg:x="2.38cm" svg:y="21.227cm">
          <text:p text:style-name="P1"><text:span text:style-name="T1">Abdul</text:span></text:p>
        </draw:ellipse>
        <draw:line draw:style-name="gr1" draw:text-style-name="P1" draw:layer="layout" svg:x1="11.723cm" svg:y1="21.887cm" svg:x2="12.991cm" svg:y2="20.654cm">
          <text:p/>
        </draw:line>
        <draw:line draw:style-name="gr1" draw:text-style-name="P1" draw:layer="layout" svg:x1="15.425cm" svg:y1="20.262cm" svg:x2="14.372cm" svg:y2="19.129cm">
          <text:p/>
        </draw:line>
        <draw:frame draw:style-name="gr5" draw:text-style-name="P4" draw:layer="layout" svg:width="0.714cm" svg:height="0.675cm" svg:x="12.357cm" svg:y="19.518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3.868cm" svg:y="17.993cm">
          <draw:text-box>
            <text:p><text:span text:style-name="T2">3</text:span></text:p>
          </draw:text-box>
        </draw:frame>
        <draw:line draw:style-name="gr1" draw:text-style-name="P1" draw:layer="layout" svg:x1="13.104cm" svg:y1="20.361cm" svg:x2="14.372cm" svg:y2="19.128cm">
          <text:p/>
        </draw:line>
        <draw:ellipse draw:style-name="gr2" draw:text-style-name="P2" draw:layer="layout" svg:width="1.859cm" svg:height="1.072cm" svg:x="13.455cm" svg:y="18.628cm">
          <text:p text:style-name="P1"><text:span text:style-name="T1">Galois</text:span></text:p>
        </draw:ellipse>
        <draw:ellipse draw:style-name="gr2" draw:text-style-name="P2" draw:layer="layout" svg:width="1.859cm" svg:height="0.968cm" svg:x="11.956cm" svg:y="20.028cm">
          <text:p text:style-name="P1"><text:span text:style-name="T1">Frenchy</text:span></text:p>
        </draw:ellipse>
        <draw:frame draw:style-name="gr5" draw:text-style-name="P4" draw:layer="layout" svg:width="0.714cm" svg:height="0.675cm" svg:x="11.227cm" svg:y="21.222cm">
          <draw:text-box>
            <text:p><text:span text:style-name="T2">1</text:span></text:p>
          </draw:text-box>
        </draw:frame>
        <draw:ellipse draw:style-name="gr2" draw:text-style-name="P2" draw:layer="layout" svg:width="1.859cm" svg:height="0.968cm" svg:x="10.748cm" svg:y="21.783cm">
          <text:p text:style-name="P1"><text:span text:style-name="T1">Fred</text:span></text:p>
        </draw:ellipse>
        <draw:ellipse draw:style-name="gr2" draw:text-style-name="P2" draw:layer="layout" svg:width="1.727cm" svg:height="0.913cm" svg:x="14.877cm" svg:y="19.974cm">
          <text:p text:style-name="P1"><text:span text:style-name="T1">Xavier</text:span></text:p>
        </draw:ellipse>
        <draw:frame draw:style-name="gr5" draw:text-style-name="P4" draw:layer="layout" svg:width="0.714cm" svg:height="0.675cm" svg:x="15.686cm" svg:y="19.41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697cm" svg:y="16.433cm">
          <draw:text-box>
            <text:p><text:span text:style-name="T2">5</text:span></text:p>
          </draw:text-box>
        </draw:frame>
      </draw:page>
      <draw:page draw:name="page10" draw:style-name="dp1" draw:master-page-name="Default">
        <draw:line draw:style-name="gr1" draw:text-style-name="P1" draw:layer="layout" svg:x1="14.525cm" svg:y1="19.171cm" svg:x2="8.517cm" svg:y2="17.41cm">
          <text:p/>
        </draw:line>
        <draw:line draw:style-name="gr1" draw:text-style-name="P1" draw:layer="layout" svg:x1="3.355cm" svg:y1="21.331cm" svg:x2="4.623cm" svg:y2="20.098cm">
          <text:p/>
        </draw:line>
        <draw:line draw:style-name="gr1" draw:text-style-name="P1" draw:layer="layout" svg:x1="6.044cm" svg:y1="21.304cm" svg:x2="7.791cm" svg:y2="19.818cm">
          <text:p/>
        </draw:line>
        <draw:line draw:style-name="gr1" draw:text-style-name="P1" draw:layer="layout" svg:x1="8.315cm" svg:y1="17.386cm" svg:x2="6.576cm" svg:y2="18.585cm">
          <text:p/>
        </draw:line>
        <draw:line draw:style-name="gr1" draw:text-style-name="P1" draw:layer="layout" svg:x1="8.092cm" svg:y1="19.878cm" svg:x2="6.325cm" svg:y2="18.682cm">
          <text:p/>
        </draw:line>
        <draw:frame draw:style-name="gr5" draw:text-style-name="P4" draw:layer="layout" svg:width="0.714cm" svg:height="0.675cm" svg:x="9.38cm" svg:y="20.5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3.989cm" svg:y="18.962cm">
          <draw:text-box>
            <text:p text:style-name="P7"><text:span text:style-name="T2">2</text:span></text:p>
          </draw:text-box>
        </draw:frame>
        <draw:frame draw:style-name="gr5" draw:text-style-name="P4" draw:layer="layout" svg:width="0.714cm" svg:height="0.675cm" svg:x="5.548cm" svg:y="17.637cm">
          <draw:text-box>
            <text:p text:style-name="P7"><text:span text:style-name="T2">3</text:span></text:p>
          </draw:text-box>
        </draw:frame>
        <draw:frame draw:style-name="gr5" draw:text-style-name="P4" draw:layer="layout" svg:width="0.714cm" svg:height="0.675cm" svg:x="8.416cm" svg:y="18.958cm">
          <draw:text-box>
            <text:p text:style-name="P7"><text:span text:style-name="T2">2</text:span></text:p>
          </draw:text-box>
        </draw:frame>
        <draw:line draw:style-name="gr1" draw:text-style-name="P1" draw:layer="layout" svg:x1="4.736cm" svg:y1="19.805cm" svg:x2="6.004cm" svg:y2="18.572cm">
          <text:p/>
        </draw:line>
        <draw:ellipse draw:style-name="gr2" draw:text-style-name="P2" draw:layer="layout" svg:width="1.859cm" svg:height="1.072cm" svg:x="5.272cm" svg:y="18.247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3.588cm" svg:y="19.472cm">
          <text:p text:style-name="P6"><text:span text:style-name="T1">Ahmad</text:span></text:p>
        </draw:ellipse>
        <draw:frame draw:style-name="gr5" draw:text-style-name="P4" draw:layer="layout" svg:width="0.714cm" svg:height="0.675cm" svg:x="2.859cm" svg:y="20.566cm">
          <draw:text-box>
            <text:p text:style-name="P7"><text:span text:style-name="T2">1</text:span></text:p>
          </draw:text-box>
        </draw:frame>
        <draw:line draw:style-name="gr1" draw:text-style-name="P1" draw:layer="layout" svg:x1="7.992cm" svg:y1="19.858cm" svg:x2="9.257cm" svg:y2="21.304cm">
          <text:p/>
        </draw:line>
        <draw:ellipse draw:style-name="gr2" draw:text-style-name="P2" draw:layer="layout" svg:width="1.583cm" svg:height="0.913cm" svg:x="7.672cm" svg:y="16.956cm">
          <text:p text:style-name="P6"><text:span text:style-name="T1">Calista</text:span></text:p>
        </draw:ellipse>
        <draw:ellipse draw:style-name="gr2" draw:text-style-name="P2" draw:layer="layout" svg:width="1.583cm" svg:height="0.913cm" svg:x="8.776cm" svg:y="20.995cm">
          <text:p text:style-name="P6"><text:span text:style-name="T1">Boo</text:span></text:p>
        </draw:ellipse>
        <draw:ellipse draw:style-name="gr2" draw:text-style-name="P2" draw:layer="layout" svg:width="1.583cm" svg:height="0.913cm" svg:x="7.292cm" svg:y="19.461cm">
          <text:p text:style-name="P6"><text:span text:style-name="T1">Binky</text:span></text:p>
        </draw:ellipse>
        <draw:frame draw:style-name="gr5" draw:text-style-name="P4" draw:layer="layout" svg:width="0.714cm" svg:height="0.675cm" svg:x="6.094cm" svg:y="20.299cm">
          <draw:text-box>
            <text:p text:style-name="P7"><text:span text:style-name="T2">1</text:span></text:p>
          </draw:text-box>
        </draw:frame>
        <draw:ellipse draw:style-name="gr2" draw:text-style-name="P2" draw:layer="layout" svg:width="1.727cm" svg:height="0.913cm" svg:x="5.122cm" svg:y="20.92cm">
          <text:p text:style-name="P6"><text:span text:style-name="T1">Bethany</text:span></text:p>
        </draw:ellipse>
        <draw:ellipse draw:style-name="gr2" draw:text-style-name="P2" draw:layer="layout" svg:width="1.859cm" svg:height="0.968cm" svg:x="2.38cm" svg:y="21.227cm">
          <text:p text:style-name="P6"><text:span text:style-name="T1">Abdul</text:span></text:p>
        </draw:ellipse>
        <draw:line draw:style-name="gr1" draw:text-style-name="P1" draw:layer="layout" svg:x1="11.723cm" svg:y1="21.887cm" svg:x2="12.991cm" svg:y2="20.654cm">
          <text:p/>
        </draw:line>
        <draw:line draw:style-name="gr1" draw:text-style-name="P1" draw:layer="layout" svg:x1="15.425cm" svg:y1="20.262cm" svg:x2="14.372cm" svg:y2="19.129cm">
          <text:p/>
        </draw:line>
        <draw:frame draw:style-name="gr5" draw:text-style-name="P4" draw:layer="layout" svg:width="0.714cm" svg:height="0.675cm" svg:x="12.357cm" svg:y="19.518cm">
          <draw:text-box>
            <text:p text:style-name="P7"><text:span text:style-name="T2">2</text:span></text:p>
          </draw:text-box>
        </draw:frame>
        <draw:frame draw:style-name="gr5" draw:text-style-name="P4" draw:layer="layout" svg:width="0.714cm" svg:height="0.675cm" svg:x="13.868cm" svg:y="17.993cm">
          <draw:text-box>
            <text:p text:style-name="P7"><text:span text:style-name="T2">3</text:span></text:p>
          </draw:text-box>
        </draw:frame>
        <draw:line draw:style-name="gr1" draw:text-style-name="P1" draw:layer="layout" svg:x1="13.104cm" svg:y1="20.361cm" svg:x2="14.372cm" svg:y2="19.128cm">
          <text:p/>
        </draw:line>
        <draw:ellipse draw:style-name="gr2" draw:text-style-name="P2" draw:layer="layout" svg:width="1.859cm" svg:height="1.072cm" svg:x="13.455cm" svg:y="18.628cm">
          <text:p text:style-name="P6"><text:span text:style-name="T1">Galois</text:span></text:p>
        </draw:ellipse>
        <draw:ellipse draw:style-name="gr2" draw:text-style-name="P2" draw:layer="layout" svg:width="1.859cm" svg:height="0.968cm" svg:x="11.956cm" svg:y="20.028cm">
          <text:p text:style-name="P6"><text:span text:style-name="T1">Frenchy</text:span></text:p>
        </draw:ellipse>
        <draw:frame draw:style-name="gr5" draw:text-style-name="P4" draw:layer="layout" svg:width="0.714cm" svg:height="0.675cm" svg:x="11.227cm" svg:y="21.222cm">
          <draw:text-box>
            <text:p text:style-name="P7"><text:span text:style-name="T2">1</text:span></text:p>
          </draw:text-box>
        </draw:frame>
        <draw:ellipse draw:style-name="gr2" draw:text-style-name="P2" draw:layer="layout" svg:width="1.859cm" svg:height="0.968cm" svg:x="10.748cm" svg:y="21.783cm">
          <text:p text:style-name="P6"><text:span text:style-name="T1">Fred</text:span></text:p>
        </draw:ellipse>
        <draw:ellipse draw:style-name="gr2" draw:text-style-name="P2" draw:layer="layout" svg:width="1.727cm" svg:height="0.913cm" svg:x="14.877cm" svg:y="19.974cm">
          <text:p text:style-name="P6"><text:span text:style-name="T1">Xavier</text:span></text:p>
        </draw:ellipse>
        <draw:frame draw:style-name="gr5" draw:text-style-name="P4" draw:layer="layout" svg:width="0.714cm" svg:height="0.675cm" svg:x="15.686cm" svg:y="19.411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7.697cm" svg:y="16.433cm">
          <draw:text-box>
            <text:p text:style-name="P7"><text:span text:style-name="T2">4</text:span></text:p>
          </draw:text-box>
        </draw:frame>
      </draw:page>
      <draw:page draw:name="page11" draw:style-name="dp1" draw:master-page-name="Default">
        <draw:path draw:style-name="gr26" draw:text-style-name="P1" draw:layer="layout" svg:width="2.507cm" svg:height="2.41cm" svg:x="16.029cm" svg:y="13.693cm" svg:viewBox="0 0 2508 2411" svg:d="M466 839c-198 225-641 561-393 838 236 263 212 658 629 680 296 16 591 61 890 53 316-8 744 45 785-471 25-307 131-604 131-917 0-353-217-660-471-864-234-188-538-155-812-157l-288 52v27z">
          <text:p/>
        </draw:path>
        <draw:path draw:style-name="gr26" draw:text-style-name="P1" draw:layer="layout" svg:width="2.616cm" svg:height="2.751cm" svg:x="13.129cm" svg:y="13.982cm" svg:viewBox="0 0 2617 2752" svg:d="M1847 0c-296 44-595 34-890 26-382-10-427 427-602 655-208 271-282 596-340 916-61 337 67 709 288 969 211 248 572 154 864 183 352 35 621-214 864-419 248-209 564-512 445-864-112-332 254-558 105-890l-27-157z">
          <text:p/>
        </draw:path>
        <draw:line draw:style-name="gr1" draw:text-style-name="P1" draw:layer="layout" svg:x1="14.524cm" svg:y1="4.269cm" svg:x2="8.516cm" svg:y2="2.508cm">
          <text:p/>
        </draw:line>
        <draw:line draw:style-name="gr1" draw:text-style-name="P1" draw:layer="layout" svg:x1="2.254cm" svg:y1="7.729cm" svg:x2="3.522cm" svg:y2="6.496cm">
          <text:p/>
        </draw:line>
        <draw:line draw:style-name="gr1" draw:text-style-name="P1" draw:layer="layout" svg:x1="5.956cm" svg:y1="6.104cm" svg:x2="4.903cm" svg:y2="4.971cm">
          <text:p/>
        </draw:line>
        <draw:line draw:style-name="gr1" draw:text-style-name="P1" draw:layer="layout" svg:x1="8.314cm" svg:y1="2.484cm" svg:x2="6.575cm" svg:y2="3.683cm">
          <text:p/>
        </draw:line>
        <draw:line draw:style-name="gr1" draw:text-style-name="P1" draw:layer="layout" svg:x1="5.056cm" svg:y1="5.013cm" svg:x2="6.324cm" svg:y2="3.78cm">
          <text:p/>
        </draw:line>
        <draw:frame draw:style-name="gr5" draw:text-style-name="P4" draw:layer="layout" svg:width="0.714cm" svg:height="0.675cm" svg:x="9.058cm" svg:y="4.11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888cm" svg:y="5.3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7cm" svg:y="2.735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4.399cm" svg:y="3.835cm">
          <draw:text-box>
            <text:p><text:span text:style-name="T2">3</text:span></text:p>
          </draw:text-box>
        </draw:frame>
        <draw:line draw:style-name="gr1" draw:text-style-name="P1" draw:layer="layout" svg:x1="3.635cm" svg:y1="6.203cm" svg:x2="4.903cm" svg:y2="4.97cm">
          <text:p/>
        </draw:line>
        <draw:ellipse draw:style-name="gr2" draw:text-style-name="P2" draw:layer="layout" svg:width="1.859cm" svg:height="1.072cm" svg:x="3.986cm" svg:y="4.4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6.864cm">
          <draw:text-box>
            <text:p><text:span text:style-name="T2">1</text:span></text:p>
          </draw:text-box>
        </draw:frame>
        <draw:line draw:style-name="gr1" draw:text-style-name="P1" draw:layer="layout" svg:x1="6.421cm" svg:y1="3.759cm" svg:x2="9.408cm" svg:y2="5.097cm">
          <text:p/>
        </draw:line>
        <draw:ellipse draw:style-name="gr2" draw:text-style-name="P2" draw:layer="layout" svg:width="1.583cm" svg:height="0.913cm" svg:x="7.671cm" svg:y="2.054cm">
          <text:p text:style-name="P1"><text:span text:style-name="T1">Daisy</text:span></text:p>
        </draw:ellipse>
        <draw:line draw:style-name="gr1" draw:text-style-name="P1" draw:layer="layout" svg:x1="9.424cm" svg:y1="5.357cm" svg:x2="7.934cm" svg:y2="6.653cm">
          <text:p/>
        </draw:line>
        <draw:ellipse draw:style-name="gr2" draw:text-style-name="P2" draw:layer="layout" svg:width="1.583cm" svg:height="0.913cm" svg:x="7.134cm" svg:y="6.248cm">
          <text:p text:style-name="P1"><text:span text:style-name="T1">Boo</text:span></text:p>
        </draw:ellipse>
        <draw:frame draw:style-name="gr5" draw:text-style-name="P4" draw:layer="layout" svg:width="0.714cm" svg:height="0.675cm" svg:x="7.789cm" svg:y="5.654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4.7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5.597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6.0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.355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4.422cm" svg:y1="6.985cm" svg:x2="15.69cm" svg:y2="5.752cm">
          <text:p/>
        </draw:line>
        <draw:line draw:style-name="gr1" draw:text-style-name="P1" draw:layer="layout" svg:x1="15.424cm" svg:y1="5.36cm" svg:x2="14.371cm" svg:y2="4.227cm">
          <text:p/>
        </draw:line>
        <draw:frame draw:style-name="gr5" draw:text-style-name="P4" draw:layer="layout" svg:width="0.714cm" svg:height="0.675cm" svg:x="12.356cm" svg:y="4.6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3.867cm" svg:y="3.091cm">
          <draw:text-box>
            <text:p><text:span text:style-name="T2">3</text:span></text:p>
          </draw:text-box>
        </draw:frame>
        <draw:line draw:style-name="gr1" draw:text-style-name="P1" draw:layer="layout" svg:x1="13.103cm" svg:y1="5.459cm" svg:x2="14.371cm" svg:y2="4.226cm">
          <text:p/>
        </draw:line>
        <draw:ellipse draw:style-name="gr2" draw:text-style-name="P2" draw:layer="layout" svg:width="1.859cm" svg:height="1.072cm" svg:x="13.454cm" svg:y="3.7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6cm">
          <text:p text:style-name="P1"><text:span text:style-name="T1">Frenchy</text:span></text:p>
        </draw:ellipse>
        <draw:ellipse draw:style-name="gr2" draw:text-style-name="P2" draw:layer="layout" svg:width="1.859cm" svg:height="0.968cm" svg:x="13.523cm" svg:y="6.698cm">
          <text:p text:style-name="P1"><text:span text:style-name="T1">Thor</text:span></text:p>
        </draw:ellipse>
        <draw:frame draw:style-name="gr5" draw:text-style-name="P4" draw:layer="layout" svg:width="0.714cm" svg:height="0.675cm" svg:x="15.685cm" svg:y="4.509cm">
          <draw:text-box>
            <text:p><text:span text:style-name="T2">2</text:span></text:p>
          </draw:text-box>
        </draw:frame>
        <draw:line draw:style-name="gr1" draw:text-style-name="P1" draw:layer="layout" svg:x1="17.019cm" svg:y1="6.938cm" svg:x2="16.024cm" svg:y2="5.682cm">
          <text:p/>
        </draw:line>
        <draw:ellipse draw:style-name="gr2" draw:text-style-name="P2" draw:layer="layout" svg:width="1.727cm" svg:height="0.913cm" svg:x="14.876cm" svg:y="5.072cm">
          <text:p text:style-name="P1"><text:span text:style-name="T1">Xavier</text:span></text:p>
        </draw:ellipse>
        <draw:ellipse draw:style-name="gr2" draw:text-style-name="P2" draw:layer="layout" svg:width="1.859cm" svg:height="0.968cm" svg:x="16.324cm" svg:y="6.698cm">
          <text:p text:style-name="P1"><text:span text:style-name="T1">Xerxes</text:span></text:p>
        </draw:ellipse>
        <draw:frame draw:style-name="gr5" draw:text-style-name="P4" draw:layer="layout" svg:width="0.714cm" svg:height="0.675cm" svg:x="16.942cm" svg:y="6.055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114cm" svg:y="6.133cm">
          <draw:text-box>
            <text:p><text:span text:style-name="T2">1</text:span></text:p>
          </draw:text-box>
        </draw:frame>
        <draw:line draw:style-name="gr1" draw:text-style-name="P1" draw:layer="layout" svg:x1="14.524cm" svg:y1="12.169cm" svg:x2="8.516cm" svg:y2="10.408cm">
          <text:p/>
        </draw:line>
        <draw:line draw:style-name="gr1" draw:text-style-name="P1" draw:layer="layout" svg:x1="2.254cm" svg:y1="15.629cm" svg:x2="3.522cm" svg:y2="14.396cm">
          <text:p/>
        </draw:line>
        <draw:line draw:style-name="gr1" draw:text-style-name="P1" draw:layer="layout" svg:x1="5.956cm" svg:y1="14.004cm" svg:x2="4.903cm" svg:y2="12.871cm">
          <text:p/>
        </draw:line>
        <draw:line draw:style-name="gr1" draw:text-style-name="P1" draw:layer="layout" svg:x1="8.314cm" svg:y1="10.384cm" svg:x2="6.575cm" svg:y2="11.583cm">
          <text:p/>
        </draw:line>
        <draw:line draw:style-name="gr1" draw:text-style-name="P1" draw:layer="layout" svg:x1="5.056cm" svg:y1="12.913cm" svg:x2="6.324cm" svg:y2="11.68cm">
          <text:p/>
        </draw:line>
        <draw:frame draw:style-name="gr5" draw:text-style-name="P4" draw:layer="layout" svg:width="0.714cm" svg:height="0.675cm" svg:x="9.058cm" svg:y="12.01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888cm" svg:y="13.2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7cm" svg:y="10.635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4.399cm" svg:y="11.735cm">
          <draw:text-box>
            <text:p><text:span text:style-name="T2">3</text:span></text:p>
          </draw:text-box>
        </draw:frame>
        <draw:line draw:style-name="gr1" draw:text-style-name="P1" draw:layer="layout" svg:x1="3.635cm" svg:y1="14.103cm" svg:x2="4.903cm" svg:y2="12.87cm">
          <text:p/>
        </draw:line>
        <draw:ellipse draw:style-name="gr2" draw:text-style-name="P2" draw:layer="layout" svg:width="1.859cm" svg:height="1.072cm" svg:x="3.986cm" svg:y="12.3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13.7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14.764cm">
          <draw:text-box>
            <text:p><text:span text:style-name="T2">1</text:span></text:p>
          </draw:text-box>
        </draw:frame>
        <draw:line draw:style-name="gr1" draw:text-style-name="P1" draw:layer="layout" svg:x1="6.421cm" svg:y1="11.659cm" svg:x2="9.408cm" svg:y2="12.997cm">
          <text:p/>
        </draw:line>
        <draw:ellipse draw:style-name="gr2" draw:text-style-name="P2" draw:layer="layout" svg:width="1.583cm" svg:height="0.913cm" svg:x="7.671cm" svg:y="9.954cm">
          <text:p text:style-name="P1"><text:span text:style-name="T1">Daisy</text:span></text:p>
        </draw:ellipse>
        <draw:line draw:style-name="gr1" draw:text-style-name="P1" draw:layer="layout" svg:x1="9.424cm" svg:y1="13.257cm" svg:x2="7.934cm" svg:y2="14.553cm">
          <text:p/>
        </draw:line>
        <draw:ellipse draw:style-name="gr2" draw:text-style-name="P2" draw:layer="layout" svg:width="1.583cm" svg:height="0.913cm" svg:x="7.134cm" svg:y="14.148cm">
          <text:p text:style-name="P1"><text:span text:style-name="T1">Boo</text:span></text:p>
        </draw:ellipse>
        <draw:frame draw:style-name="gr5" draw:text-style-name="P4" draw:layer="layout" svg:width="0.714cm" svg:height="0.675cm" svg:x="7.789cm" svg:y="13.554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12.6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11.2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13.497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13.9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15.5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9.255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4.422cm" svg:y1="14.885cm" svg:x2="15.69cm" svg:y2="13.652cm">
          <text:p/>
        </draw:line>
        <draw:line draw:style-name="gr1" draw:text-style-name="P1" draw:layer="layout" svg:x1="15.424cm" svg:y1="13.26cm" svg:x2="14.371cm" svg:y2="12.127cm">
          <text:p/>
        </draw:line>
        <draw:frame draw:style-name="gr5" draw:text-style-name="P4" draw:layer="layout" svg:width="0.714cm" svg:height="0.675cm" svg:x="13.867cm" svg:y="10.991cm">
          <draw:text-box>
            <text:p><text:span text:style-name="T2">3</text:span></text:p>
          </draw:text-box>
        </draw:frame>
        <draw:ellipse draw:style-name="gr11" draw:text-style-name="P2" draw:layer="layout" svg:width="1.859cm" svg:height="1.072cm" svg:x="13.454cm" svg:y="11.626cm">
          <text:p text:style-name="P1"><text:span text:style-name="T1">Galois</text:span></text:p>
        </draw:ellipse>
        <draw:ellipse draw:style-name="gr2" draw:text-style-name="P2" draw:layer="layout" svg:width="1.859cm" svg:height="0.968cm" svg:x="13.523cm" svg:y="14.598cm">
          <text:p text:style-name="P1"><text:span text:style-name="T1">Thor</text:span></text:p>
        </draw:ellipse>
        <draw:frame draw:style-name="gr5" draw:text-style-name="P4" draw:layer="layout" svg:width="0.714cm" svg:height="0.675cm" svg:x="15.685cm" svg:y="12.409cm">
          <draw:text-box>
            <text:p><text:span text:style-name="T2">2</text:span></text:p>
          </draw:text-box>
        </draw:frame>
        <draw:line draw:style-name="gr1" draw:text-style-name="P1" draw:layer="layout" svg:x1="17.019cm" svg:y1="14.838cm" svg:x2="16.024cm" svg:y2="13.582cm">
          <text:p/>
        </draw:line>
        <draw:ellipse draw:style-name="gr2" draw:text-style-name="P2" draw:layer="layout" svg:width="1.727cm" svg:height="0.913cm" svg:x="14.876cm" svg:y="12.972cm">
          <text:p text:style-name="P1"><text:span text:style-name="T1">Xavier</text:span></text:p>
        </draw:ellipse>
        <draw:ellipse draw:style-name="gr2" draw:text-style-name="P2" draw:layer="layout" svg:width="1.859cm" svg:height="0.968cm" svg:x="16.324cm" svg:y="14.598cm">
          <text:p text:style-name="P1"><text:span text:style-name="T1">Xerxes</text:span></text:p>
        </draw:ellipse>
        <draw:frame draw:style-name="gr5" draw:text-style-name="P4" draw:layer="layout" svg:width="0.714cm" svg:height="0.675cm" svg:x="16.942cm" svg:y="13.955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114cm" svg:y="14.033cm">
          <draw:text-box>
            <text:p><text:span text:style-name="T2">1</text:span></text:p>
          </draw:text-box>
        </draw:frame>
        <draw:path draw:style-name="gr26" draw:text-style-name="P1" draw:layer="layout" svg:width="1.433cm" svg:height="1.182cm" svg:x="12.309cm" svg:y="12.804cm" svg:viewBox="0 0 1434 1183" svg:d="M1070 105c-289-1-601-117-864 0-311 138-228 651-26 890 200 236 598 246 864 52 202-147 614-502 236-733l-236-262-26-52z">
          <text:p/>
        </draw:path>
        <draw:frame draw:style-name="gr5" draw:text-style-name="P4" draw:layer="layout" svg:width="0.714cm" svg:height="0.675cm" svg:x="12.596cm" svg:y="13.039cm">
          <draw:text-box>
            <text:p><text:span text:style-name="T2">0</text:span></text:p>
          </draw:text-box>
        </draw:frame>
        <draw:line draw:style-name="gr1" draw:text-style-name="P1" draw:layer="layout" svg:x1="14.524cm" svg:y1="20.27cm" svg:x2="8.516cm" svg:y2="18.509cm">
          <text:p/>
        </draw:line>
        <draw:line draw:style-name="gr1" draw:text-style-name="P1" draw:layer="layout" svg:x1="2.254cm" svg:y1="23.73cm" svg:x2="3.522cm" svg:y2="22.497cm">
          <text:p/>
        </draw:line>
        <draw:line draw:style-name="gr1" draw:text-style-name="P1" draw:layer="layout" svg:x1="5.956cm" svg:y1="22.105cm" svg:x2="4.903cm" svg:y2="20.972cm">
          <text:p/>
        </draw:line>
        <draw:line draw:style-name="gr1" draw:text-style-name="P1" draw:layer="layout" svg:x1="8.314cm" svg:y1="18.485cm" svg:x2="6.575cm" svg:y2="19.684cm">
          <text:p/>
        </draw:line>
        <draw:line draw:style-name="gr1" draw:text-style-name="P1" draw:layer="layout" svg:x1="5.056cm" svg:y1="21.014cm" svg:x2="6.324cm" svg:y2="19.781cm">
          <text:p/>
        </draw:line>
        <draw:frame draw:style-name="gr5" draw:text-style-name="P4" draw:layer="layout" svg:width="0.714cm" svg:height="0.675cm" svg:x="9.058cm" svg:y="20.113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2.888cm" svg:y="21.361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5.547cm" svg:y="18.736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4.399cm" svg:y="19.836cm">
          <draw:text-box>
            <text:p><text:span text:style-name="T2">3</text:span></text:p>
          </draw:text-box>
        </draw:frame>
        <draw:line draw:style-name="gr1" draw:text-style-name="P1" draw:layer="layout" svg:x1="3.635cm" svg:y1="22.204cm" svg:x2="4.903cm" svg:y2="20.971cm">
          <text:p/>
        </draw:line>
        <draw:ellipse draw:style-name="gr2" draw:text-style-name="P2" draw:layer="layout" svg:width="1.859cm" svg:height="1.072cm" svg:x="3.986cm" svg:y="20.47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21.871cm">
          <text:p text:style-name="P1"><text:span text:style-name="T1">Ahmad</text:span></text:p>
        </draw:ellipse>
        <draw:frame draw:style-name="gr5" draw:text-style-name="P4" draw:layer="layout" svg:width="0.714cm" svg:height="0.675cm" svg:x="1.758cm" svg:y="22.865cm">
          <draw:text-box>
            <text:p><text:span text:style-name="T2">1</text:span></text:p>
          </draw:text-box>
        </draw:frame>
        <draw:line draw:style-name="gr1" draw:text-style-name="P1" draw:layer="layout" svg:x1="6.421cm" svg:y1="19.76cm" svg:x2="9.408cm" svg:y2="21.098cm">
          <text:p/>
        </draw:line>
        <draw:ellipse draw:style-name="gr2" draw:text-style-name="P2" draw:layer="layout" svg:width="1.583cm" svg:height="0.913cm" svg:x="7.671cm" svg:y="18.055cm">
          <text:p text:style-name="P1"><text:span text:style-name="T1">Daisy</text:span></text:p>
        </draw:ellipse>
        <draw:line draw:style-name="gr1" draw:text-style-name="P1" draw:layer="layout" svg:x1="9.424cm" svg:y1="21.358cm" svg:x2="7.934cm" svg:y2="22.654cm">
          <text:p/>
        </draw:line>
        <draw:ellipse draw:style-name="gr2" draw:text-style-name="P2" draw:layer="layout" svg:width="1.583cm" svg:height="0.913cm" svg:x="7.134cm" svg:y="22.249cm">
          <text:p text:style-name="P1"><text:span text:style-name="T1">Boo</text:span></text:p>
        </draw:ellipse>
        <draw:frame draw:style-name="gr5" draw:text-style-name="P4" draw:layer="layout" svg:width="0.714cm" svg:height="0.675cm" svg:x="7.789cm" svg:y="21.65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20.749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19.376cm">
          <text:p text:style-name="P1"><text:span text:style-name="T1">Binky</text:span></text:p>
        </draw:ellipse>
        <draw:frame draw:style-name="gr5" draw:text-style-name="P4" draw:layer="layout" svg:width="0.714cm" svg:height="0.675cm" svg:x="6.293cm" svg:y="21.598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22.019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23.626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7.356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4.422cm" svg:y1="22.986cm" svg:x2="12.934cm" svg:y2="21.496cm">
          <text:p/>
        </draw:line>
        <draw:line draw:style-name="gr1" draw:text-style-name="P1" draw:layer="layout" svg:x1="12.934cm" svg:y1="21.47cm" svg:x2="14.371cm" svg:y2="20.228cm">
          <text:p/>
        </draw:line>
        <draw:frame draw:style-name="gr5" draw:text-style-name="P4" draw:layer="layout" svg:width="0.714cm" svg:height="0.675cm" svg:x="13.867cm" svg:y="19.092cm">
          <draw:text-box>
            <text:p><text:span text:style-name="T2">3</text:span></text:p>
          </draw:text-box>
        </draw:frame>
        <draw:ellipse draw:style-name="gr2" draw:text-style-name="P2" draw:layer="layout" svg:width="1.859cm" svg:height="1.072cm" svg:x="11.83cm" svg:y="20.984cm">
          <text:p text:style-name="P1"><text:span text:style-name="T1">Galois</text:span></text:p>
        </draw:ellipse>
        <draw:ellipse draw:style-name="gr2" draw:text-style-name="P2" draw:layer="layout" svg:width="1.859cm" svg:height="0.968cm" svg:x="13.523cm" svg:y="22.699cm">
          <text:p text:style-name="P1"><text:span text:style-name="T1">Thor</text:span></text:p>
        </draw:ellipse>
        <draw:frame draw:style-name="gr5" draw:text-style-name="P4" draw:layer="layout" svg:width="0.714cm" svg:height="0.675cm" svg:x="11.762cm" svg:y="20.466cm">
          <draw:text-box>
            <text:p><text:span text:style-name="T2">2</text:span></text:p>
          </draw:text-box>
        </draw:frame>
        <draw:line draw:style-name="gr1" draw:text-style-name="P1" draw:layer="layout" svg:x1="15.819cm" svg:y1="21.639cm" svg:x2="14.824cm" svg:y2="20.383cm">
          <text:p/>
        </draw:line>
        <draw:ellipse draw:style-name="gr2" draw:text-style-name="P2" draw:layer="layout" svg:width="1.727cm" svg:height="0.913cm" svg:x="13.676cm" svg:y="19.773cm">
          <text:p text:style-name="P1"><text:span text:style-name="T1">Xavier</text:span></text:p>
        </draw:ellipse>
        <draw:ellipse draw:style-name="gr2" draw:text-style-name="P2" draw:layer="layout" svg:width="1.859cm" svg:height="0.968cm" svg:x="15.124cm" svg:y="21.399cm">
          <text:p text:style-name="P1"><text:span text:style-name="T1">Xerxes</text:span></text:p>
        </draw:ellipse>
        <draw:frame draw:style-name="gr5" draw:text-style-name="P4" draw:layer="layout" svg:width="0.714cm" svg:height="0.675cm" svg:x="15.742cm" svg:y="20.75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114cm" svg:y="22.134cm">
          <draw:text-box>
            <text:p><text:span text:style-name="T2">1</text:span></text:p>
          </draw:text-box>
        </draw:frame>
      </draw:page>
      <draw:page draw:name="page12" draw:style-name="dp1" draw:master-page-name="Default">
        <draw:line draw:style-name="gr1" draw:text-style-name="P1" draw:layer="layout" svg:x1="14.31cm" svg:y1="5.132cm" svg:x2="11.442cm" svg:y2="3.194cm">
          <text:p/>
        </draw:line>
        <draw:line draw:style-name="gr1" draw:text-style-name="P1" draw:layer="layout" svg:x1="3.898cm" svg:y1="6.245cm" svg:x2="5.166cm" svg:y2="5.012cm">
          <text:p/>
        </draw:line>
        <draw:line draw:style-name="gr1" draw:text-style-name="P1" draw:layer="layout" svg:x1="7.6cm" svg:y1="4.62cm" svg:x2="6.547cm" svg:y2="3.487cm">
          <text:p/>
        </draw:line>
        <draw:line draw:style-name="gr1" draw:text-style-name="P1" draw:layer="layout" svg:x1="11.285cm" svg:y1="3.272cm" svg:x2="8.954cm" svg:y2="2.173cm">
          <text:p/>
        </draw:line>
        <draw:line draw:style-name="gr1" draw:text-style-name="P1" draw:layer="layout" svg:x1="6.7cm" svg:y1="3.529cm" svg:x2="8.719cm" svg:y2="2.33cm">
          <text:p/>
        </draw:line>
        <draw:frame draw:style-name="gr5" draw:text-style-name="P4" draw:layer="layout" svg:width="0.714cm" svg:height="0.675cm" svg:x="9.42cm" svg:y="4.163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4.532cm" svg:y="3.876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7.967cm" svg:y="1.308cm">
          <draw:text-box>
            <text:p><text:span text:style-name="T2">4</text:span></text:p>
          </draw:text-box>
        </draw:frame>
        <draw:frame draw:style-name="gr5" draw:text-style-name="P4" draw:layer="layout" svg:width="0.714cm" svg:height="0.675cm" svg:x="6.043cm" svg:y="2.351cm">
          <draw:text-box>
            <text:p><text:span text:style-name="T2">3</text:span></text:p>
          </draw:text-box>
        </draw:frame>
        <draw:line draw:style-name="gr1" draw:text-style-name="P1" draw:layer="layout" svg:x1="5.279cm" svg:y1="4.719cm" svg:x2="6.547cm" svg:y2="3.486cm">
          <text:p/>
        </draw:line>
        <draw:ellipse draw:style-name="gr2" draw:text-style-name="P2" draw:layer="layout" svg:width="1.859cm" svg:height="1.072cm" svg:x="5.63cm" svg:y="2.986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4.131cm" svg:y="4.386cm">
          <text:p text:style-name="P1"><text:span text:style-name="T1">Ahmad</text:span></text:p>
        </draw:ellipse>
        <draw:frame draw:style-name="gr5" draw:text-style-name="P4" draw:layer="layout" svg:width="0.714cm" svg:height="0.675cm" svg:x="3.402cm" svg:y="5.38cm">
          <draw:text-box>
            <text:p><text:span text:style-name="T2">1</text:span></text:p>
          </draw:text-box>
        </draw:frame>
        <draw:line draw:style-name="gr1" draw:text-style-name="P1" draw:layer="layout" svg:x1="11.599cm" svg:y1="3.299cm" svg:x2="9.77cm" svg:y2="5.148cm">
          <text:p/>
        </draw:line>
        <draw:ellipse draw:style-name="gr2" draw:text-style-name="P2" draw:layer="layout" svg:width="1.583cm" svg:height="0.913cm" svg:x="10.73cm" svg:y="2.864cm">
          <text:p text:style-name="P1"><text:span text:style-name="T1">Daisy</text:span></text:p>
        </draw:ellipse>
        <draw:line draw:style-name="gr1" draw:text-style-name="P1" draw:layer="layout" svg:x1="9.786cm" svg:y1="5.408cm" svg:x2="8.296cm" svg:y2="6.704cm">
          <text:p/>
        </draw:line>
        <draw:ellipse draw:style-name="gr2" draw:text-style-name="P2" draw:layer="layout" svg:width="1.583cm" svg:height="0.913cm" svg:x="7.496cm" svg:y="6.299cm">
          <text:p text:style-name="P1"><text:span text:style-name="T1">Boo</text:span></text:p>
        </draw:ellipse>
        <draw:frame draw:style-name="gr5" draw:text-style-name="P4" draw:layer="layout" svg:width="0.714cm" svg:height="0.675cm" svg:x="8.151cm" svg:y="5.70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996cm" svg:y="4.799cm">
          <text:p text:style-name="P1"><text:span text:style-name="T1">Calista</text:span></text:p>
        </draw:ellipse>
        <draw:ellipse draw:style-name="gr2" draw:text-style-name="P2" draw:layer="layout" svg:width="1.583cm" svg:height="0.913cm" svg:x="8.189cm" svg:y="1.706cm">
          <text:p text:style-name="P1"><text:span text:style-name="T1">Binky</text:span></text:p>
        </draw:ellipse>
        <draw:frame draw:style-name="gr5" draw:text-style-name="P4" draw:layer="layout" svg:width="0.714cm" svg:height="0.675cm" svg:x="7.937cm" svg:y="4.113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6.765cm" svg:y="4.534cm">
          <text:p text:style-name="P1"><text:span text:style-name="T1">Bethany</text:span></text:p>
        </draw:ellipse>
        <draw:ellipse draw:style-name="gr2" draw:text-style-name="P2" draw:layer="layout" svg:width="1.859cm" svg:height="0.968cm" svg:x="2.923cm" svg:y="6.141cm">
          <text:p text:style-name="P1"><text:span text:style-name="T1">Abdul</text:span></text:p>
        </draw:ellipse>
        <draw:frame draw:style-name="gr27" draw:text-style-name="P4" draw:layer="layout" svg:width="3.491cm" svg:height="2.05cm" svg:x="11.459cm" svg:y="2.192cm">
          <draw:text-box>
            <text:p><text:span text:style-name="T2">3</text:span></text:p>
            <text:p><text:span text:style-name="T2"/></text:p>
          </draw:text-box>
        </draw:frame>
        <draw:line draw:style-name="gr1" draw:text-style-name="P1" draw:layer="layout" svg:x1="12.72cm" svg:y1="6.332cm" svg:x2="14.157cm" svg:y2="5.09cm">
          <text:p/>
        </draw:line>
        <draw:frame draw:style-name="gr5" draw:text-style-name="P4" draw:layer="layout" svg:width="0.714cm" svg:height="0.675cm" svg:x="13.653cm" svg:y="3.954cm">
          <draw:text-box>
            <text:p><text:span text:style-name="T2">2</text:span></text:p>
          </draw:text-box>
        </draw:frame>
        <draw:ellipse draw:style-name="gr2" draw:text-style-name="P2" draw:layer="layout" svg:width="1.859cm" svg:height="1.072cm" svg:x="11.616cm" svg:y="5.846cm">
          <text:p text:style-name="P1"><text:span text:style-name="T1">Galois</text:span></text:p>
        </draw:ellipse>
        <draw:frame draw:style-name="gr5" draw:text-style-name="P4" draw:layer="layout" svg:width="0.714cm" svg:height="0.675cm" svg:x="11.548cm" svg:y="5.328cm">
          <draw:text-box>
            <text:p><text:span text:style-name="T2">1</text:span></text:p>
          </draw:text-box>
        </draw:frame>
        <draw:line draw:style-name="gr1" draw:text-style-name="P1" draw:layer="layout" svg:x1="15.605cm" svg:y1="6.501cm" svg:x2="14.61cm" svg:y2="5.245cm">
          <text:p/>
        </draw:line>
        <draw:ellipse draw:style-name="gr2" draw:text-style-name="P2" draw:layer="layout" svg:width="1.727cm" svg:height="0.913cm" svg:x="13.462cm" svg:y="4.635cm">
          <text:p text:style-name="P1"><text:span text:style-name="T1">Thor</text:span></text:p>
        </draw:ellipse>
        <draw:ellipse draw:style-name="gr2" draw:text-style-name="P2" draw:layer="layout" svg:width="1.859cm" svg:height="0.968cm" svg:x="14.91cm" svg:y="6.261cm">
          <text:p text:style-name="P1"><text:span text:style-name="T1">Xavier</text:span></text:p>
        </draw:ellipse>
        <draw:frame draw:style-name="gr5" draw:text-style-name="P4" draw:layer="layout" svg:width="0.714cm" svg:height="0.675cm" svg:x="15.528cm" svg:y="5.61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4-10T17:20:35</meta:creation-date>
    <dc:date>2019-11-05T23:51:23.240922000</dc:date>
    <meta:editing-duration>P2DT7H24M38S</meta:editing-duration>
    <meta:editing-cycles>22</meta:editing-cycles>
    <meta:generator>LibreOffice/4.2.8.2$MacOSX_x86 LibreOffice_project/48d50dbfc06349262c9d50868e5c1f630a573ebd</meta:generator>
    <meta:document-statistic meta:object-count="1095"/>
  </office:meta>
</office:document-meta>
</file>